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Greedy_MSTRGMT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</text:p>
          </table:table-cell>
          <table:table-cell office:value-type="string" calcext:value-type="string">
            <text:p>cpu_energy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</text:p>
          </table:table-cell>
          <table:table-cell office:value-type="string" calcext:value-type="string">
            <text:p>vm_realloc_mean</text:p>
          </table:table-cell>
          <table:table-cell office:value-type="string" calcext:value-type="string">
            <text:p>exe_time_mean</text:p>
          </table:table-cell>
          <table:table-cell office:value-type="string" calcext:value-type="string">
            <text:p>strg_egy</text:p>
          </table:table-cell>
          <table:table-cell office:value-type="string" calcext:value-type="string">
            <text:p>egy_cost</text:p>
          </table:table-cell>
          <table:table-cell office:value-type="string" calcext:value-type="string">
            <text:p>wo_cost</text:p>
          </table:table-cell>
          <table:table-cell office:value-type="string" calcext:value-type="string">
            <text:p>sla_cost</text:p>
          </table:table-cell>
          <table:table-cell office:value-type="string" calcext:value-type="string">
            <text:p>all_cost</text:p>
          </table:table-cell>
          <table:table-cell office:value-type="string" calcext:value-type="string">
            <text:p>all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2222222222222" calcext:value-type="float">
            <text:p>0,003222222222222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480639577" calcext:value-type="float">
            <text:p>0,4806395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2222222222222" calcext:value-type="float">
            <text:p>0,001222222222222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182622507" calcext:value-type="float">
            <text:p>0,1826225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6666666666667" calcext:value-type="float">
            <text:p>0,001666666666667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171359999" calcext:value-type="float">
            <text:p>0,1713599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4444444444444" calcext:value-type="float">
            <text:p>0,001444444444444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147066037" calcext:value-type="float">
            <text:p>0,1470660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5555555555556" calcext:value-type="float">
            <text:p>0,001555555555556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130774295" calcext:value-type="float">
            <text:p>0,130774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44444444444444" calcext:value-type="float">
            <text:p>0,003444444444444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443444415" calcext:value-type="float">
            <text:p>0,4434444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122222222222222" calcext:value-type="float">
            <text:p>0,001222222222222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194725565" calcext:value-type="float">
            <text:p>0,1947255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222222222222222" calcext:value-type="float">
            <text:p>2,22E-0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171586114" calcext:value-type="float">
            <text:p>0,1715861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166666666666667" calcext:value-type="float">
            <text:p>0,001666666666667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16260995" calcext:value-type="float">
            <text:p>0,162609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3333333333333" calcext:value-type="float">
            <text:p>0,001333333333333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159473605" calcext:value-type="float">
            <text:p>0,1594736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77777777777778" calcext:value-type="float">
            <text:p>0,004777777777778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519475049" calcext:value-type="float">
            <text:p>0,5194750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5555555555556" calcext:value-type="float">
            <text:p>0,002555555555556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247578701" calcext:value-type="float">
            <text:p>0,2475787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5555555555556" calcext:value-type="float">
            <text:p>0,001555555555556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19046179" calcext:value-type="float">
            <text:p>0,190461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7777777777778" calcext:value-type="float">
            <text:p>0,001777777777778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16181438" calcext:value-type="float">
            <text:p>0,161814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133333333333333" calcext:value-type="float">
            <text:p>0,001333333333333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147823952" calcext:value-type="float">
            <text:p>0,1478239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55555555555556" calcext:value-type="float">
            <text:p>0,003555555555556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452318015" calcext:value-type="float">
            <text:p>0,4523180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4444444444444" calcext:value-type="float">
            <text:p>0,002444444444444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186201253" calcext:value-type="float">
            <text:p>0,1862012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1111111111111" calcext:value-type="float">
            <text:p>0,002111111111111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176624765" calcext:value-type="float">
            <text:p>0,1766247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16313694" calcext:value-type="float">
            <text:p>0,163136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5555555555556" calcext:value-type="float">
            <text:p>0,001555555555556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144403004" calcext:value-type="float">
            <text:p>0,1444030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2222222222222" calcext:value-type="float">
            <text:p>0,003222222222222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459374269" calcext:value-type="float">
            <text:p>0,4593742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333333333" calcext:value-type="float">
            <text:p>0,003333333333333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270103589" calcext:value-type="float">
            <text:p>0,2701035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11111111111111" calcext:value-type="float">
            <text:p>0,003111111111111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230271577" calcext:value-type="float">
            <text:p>0,2302715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255555555555556" calcext:value-type="float">
            <text:p>0,002555555555556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223606439" calcext:value-type="float">
            <text:p>0,2236064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155555555555556" calcext:value-type="float">
            <text:p>0,001555555555556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147021986" calcext:value-type="float">
            <text:p>0,1470219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22222222222222" calcext:value-type="float">
            <text:p>0,004222222222222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490432928" calcext:value-type="float">
            <text:p>0,4904329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257368028" calcext:value-type="float">
            <text:p>0,2573680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1111111111111" calcext:value-type="float">
            <text:p>0,002111111111111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187939692" calcext:value-type="float">
            <text:p>0,1879396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7777777777778" calcext:value-type="float">
            <text:p>0,002777777777778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204249401" calcext:value-type="float">
            <text:p>0,2042494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5.12111111111111" calcext:value-type="float">
            <text:p>5,12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3333333333333" calcext:value-type="float">
            <text:p>0,002333333333333</text:p>
          </table:table-cell>
          <table:table-cell office:value-type="float" office:value="0.00917349010482181" calcext:value-type="float">
            <text:p>0,009173490104822</text:p>
          </table:table-cell>
          <table:table-cell office:value-type="float" office:value="0.904469175194369" calcext:value-type="float">
            <text:p>0,904469175194369</text:p>
          </table:table-cell>
          <table:table-cell office:value-type="float" office:value="1.21747421898893" calcext:value-type="float">
            <text:p>1,21747421898893</text:p>
          </table:table-cell>
          <table:table-cell office:value-type="float" office:value="0" calcext:value-type="float">
            <text:p>0</text:p>
          </table:table-cell>
          <table:table-cell office:value-type="float" office:value="2.1219433941833" calcext:value-type="float">
            <text:p>2,1219433941833</text:p>
          </table:table-cell>
          <table:table-cell office:value-type="float" office:value="0.213846024" calcext:value-type="float">
            <text:p>0,213846024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7"/>
          <table:table-cell table:style-name="ce1"/>
          <table:table-cell table:number-columns-repeated="7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1"/>
          <table:table-cell table:number-columns-repeated="8"/>
        </table:table-row>
        <table:table-row table:style-name="ro1">
          <table:table-cell table:number-columns-repeated="7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7"/>
        </table:table-row>
      </table:table>
      <table:table table:name="Greedy_MSTRGMT_AVG" table:style-name="ta1">
        <table:table-column table:style-name="co1" table:number-columns-repeated="6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</text:p>
          </table:table-cell>
          <table:table-cell office:value-type="string" calcext:value-type="string">
            <text:p>cpu_energy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</text:p>
          </table:table-cell>
          <table:table-cell table:style-name="Default" office:value-type="string" calcext:value-type="string">
            <text:p>vm_realloc_mean</text:p>
          </table:table-cell>
          <table:table-cell office:value-type="string" calcext:value-type="string">
            <text:p>exe_time_mean</text:p>
          </table:table-cell>
          <table:table-cell office:value-type="string" calcext:value-type="string">
            <text:p>strg_egy</text:p>
          </table:table-cell>
          <table:table-cell office:value-type="string" calcext:value-type="string">
            <text:p>egy_cost</text:p>
          </table:table-cell>
          <table:table-cell office:value-type="string" calcext:value-type="string">
            <text:p>wo_cost</text:p>
          </table:table-cell>
          <table:table-cell office:value-type="string" calcext:value-type="string">
            <text:p>sla_cost</text:p>
          </table:table-cell>
          <table:table-cell office:value-type="string" calcext:value-type="string">
            <text:p>all_cost</text:p>
          </table:table-cell>
          <table:table-cell office:value-type="string" calcext:value-type="string">
            <text:p>all_time</text:p>
          </table:table-cell>
        </table:table-row>
        <table:table-row table:style-name="ro1">
          <table:table-cell table:formula="of:=AVERAGE([Greedy_MSTRGMT.A1:.A5])" office:value-type="float" office:value="100" calcext:value-type="float">
            <text:p>100</text:p>
          </table:table-cell>
          <table:table-cell table:formula="of:=AVERAGE([Greedy_MSTRGMT.B1:.B5])" office:value-type="float" office:value="290" calcext:value-type="float">
            <text:p>290</text:p>
          </table:table-cell>
          <table:table-cell table:formula="of:=AVERAGE([Greedy_MSTRGMT.C1:.C5])" office:value-type="float" office:value="0.7" calcext:value-type="float">
            <text:p>0,7</text:p>
          </table:table-cell>
          <table:table-cell table:formula="of:=AVERAGE([Greedy_MSTRGMT.D2:.D6])" office:value-type="float" office:value="2717.3641509434" calcext:value-type="float">
            <text:p>2717,3641509434</text:p>
          </table:table-cell>
          <table:table-cell table:formula="of:=AVERAGE([Greedy_MSTRGMT.E2:.E6])" office:value-type="float" office:value="5.12111111111111" calcext:value-type="float">
            <text:p>5,12111111111111</text:p>
          </table:table-cell>
          <table:table-cell table:formula="of:=AVERAGE([Greedy_MSTRGMT.F2:.F6])" office:value-type="float" office:value="0" calcext:value-type="float">
            <text:p>0</text:p>
          </table:table-cell>
          <table:table-cell table:formula="of:=AVERAGE([Greedy_MSTRGMT.G2:.G6])" office:value-type="float" office:value="0" calcext:value-type="float">
            <text:p>0,00E+00</text:p>
          </table:table-cell>
          <table:table-cell table:formula="of:=AVERAGE([Greedy_MSTRGMT.H2:.H6])" office:value-type="float" office:value="0" calcext:value-type="float">
            <text:p>0,00E+00</text:p>
          </table:table-cell>
          <table:table-cell table:formula="of:=AVERAGE([Greedy_MSTRGMT.I2:.I6])" office:value-type="float" office:value="0.00182222222222222" calcext:value-type="float">
            <text:p>0,001822222222222</text:p>
          </table:table-cell>
          <table:table-cell table:formula="of:=AVERAGE([Greedy_MSTRGMT.J2:.J6])" office:value-type="float" office:value="0.00917349010482181" calcext:value-type="float">
            <text:p>0,009173490104822</text:p>
          </table:table-cell>
          <table:table-cell table:style-name="ce1" table:formula="of:=AVERAGE([Greedy_MSTRGMT.K2:.K6])" office:value-type="float" office:value="0.904469175194369" calcext:value-type="float">
            <text:p>9,04E-01</text:p>
          </table:table-cell>
          <table:table-cell table:formula="of:=AVERAGE([Greedy_MSTRGMT.L2:.L6])" office:value-type="float" office:value="1.21747421898893" calcext:value-type="float">
            <text:p>1,21747421898893</text:p>
          </table:table-cell>
          <table:table-cell table:formula="of:=AVERAGE([Greedy_MSTRGMT.M2:.M6])" office:value-type="float" office:value="0" calcext:value-type="float">
            <text:p>0</text:p>
          </table:table-cell>
          <table:table-cell table:formula="of:=AVERAGE([Greedy_MSTRGMT.N2:.N6])" office:value-type="float" office:value="2.1219433941833" calcext:value-type="float">
            <text:p>2,1219433941833</text:p>
          </table:table-cell>
          <table:table-cell table:formula="of:=AVERAGE([Greedy_MSTRGMT.O2:.O6])" office:value-type="float" office:value="0.222492483" calcext:value-type="float">
            <text:p>0,222492483</text:p>
          </table:table-cell>
        </table:table-row>
        <table:table-row table:style-name="ro1">
          <table:table-cell table:formula="of:=AVERAGE([Greedy_MSTRGMT.A6:.A10])" office:value-type="float" office:value="100" calcext:value-type="float">
            <text:p>100</text:p>
          </table:table-cell>
          <table:table-cell table:formula="of:=AVERAGE([Greedy_MSTRGMT.B6:.B10])" office:value-type="float" office:value="290" calcext:value-type="float">
            <text:p>290</text:p>
          </table:table-cell>
          <table:table-cell table:formula="of:=AVERAGE([Greedy_MSTRGMT.C7:.C11])" office:value-type="float" office:value="0.75" calcext:value-type="float">
            <text:p>0,75</text:p>
          </table:table-cell>
          <table:table-cell table:formula="of:=AVERAGE([Greedy_MSTRGMT.D7:.D11])" office:value-type="float" office:value="2717.3641509434" calcext:value-type="float">
            <text:p>2717,3641509434</text:p>
          </table:table-cell>
          <table:table-cell table:formula="of:=AVERAGE([Greedy_MSTRGMT.E7:.E11])" office:value-type="float" office:value="5.12111111111111" calcext:value-type="float">
            <text:p>5,12111111111111</text:p>
          </table:table-cell>
          <table:table-cell table:formula="of:=AVERAGE([Greedy_MSTRGMT.F7:.F11])" office:value-type="float" office:value="0" calcext:value-type="float">
            <text:p>0</text:p>
          </table:table-cell>
          <table:table-cell table:style-name="Default" table:formula="of:=AVERAGE([Greedy_MSTRGMT.G7:.G11])" office:value-type="float" office:value="0" calcext:value-type="float">
            <text:p>0</text:p>
          </table:table-cell>
          <table:table-cell table:formula="of:=AVERAGE([Greedy_MSTRGMT.H7:.H11])" office:value-type="float" office:value="0.0000888888888888889" calcext:value-type="float">
            <text:p>8,89E-05</text:p>
          </table:table-cell>
          <table:table-cell table:style-name="ce1" table:formula="of:=AVERAGE([Greedy_MSTRGMT.I7:.I11])" office:value-type="float" office:value="0.00193333333333333" calcext:value-type="float">
            <text:p>1,93E-03</text:p>
          </table:table-cell>
          <table:table-cell table:formula="of:=AVERAGE([Greedy_MSTRGMT.J7:.J11])" office:value-type="float" office:value="0.00917349010482181" calcext:value-type="float">
            <text:p>0,009173490104822</text:p>
          </table:table-cell>
          <table:table-cell table:formula="of:=AVERAGE([Greedy_MSTRGMT.K7:.K11])" office:value-type="float" office:value="0.904469175194369" calcext:value-type="float">
            <text:p>0,904469175194369</text:p>
          </table:table-cell>
          <table:table-cell table:formula="of:=AVERAGE([Greedy_MSTRGMT.L7:.L11])" office:value-type="float" office:value="1.21747421898893" calcext:value-type="float">
            <text:p>1,21747421898893</text:p>
          </table:table-cell>
          <table:table-cell table:formula="of:=AVERAGE([Greedy_MSTRGMT.M7:.M11])" office:value-type="float" office:value="0" calcext:value-type="float">
            <text:p>0</text:p>
          </table:table-cell>
          <table:table-cell table:formula="of:=AVERAGE([Greedy_MSTRGMT.N3:.N7])" office:value-type="float" office:value="2.1219433941833" calcext:value-type="float">
            <text:p>2,1219433941833</text:p>
          </table:table-cell>
          <table:table-cell table:formula="of:=AVERAGE([Greedy_MSTRGMT.O3:.O7])" office:value-type="float" office:value="0.2150534506" calcext:value-type="float">
            <text:p>0,2150534506</text:p>
          </table:table-cell>
        </table:table-row>
        <table:table-row table:style-name="ro1">
          <table:table-cell table:formula="of:=AVERAGE([Greedy_MSTRGMT.A11:.A15])" office:value-type="float" office:value="100" calcext:value-type="float">
            <text:p>100</text:p>
          </table:table-cell>
          <table:table-cell table:formula="of:=AVERAGE([Greedy_MSTRGMT.B11:.B15])" office:value-type="float" office:value="290" calcext:value-type="float">
            <text:p>290</text:p>
          </table:table-cell>
          <table:table-cell table:formula="of:=AVERAGE([Greedy_MSTRGMT.C12:.C16])" office:value-type="float" office:value="0.8" calcext:value-type="float">
            <text:p>0,8</text:p>
          </table:table-cell>
          <table:table-cell table:formula="of:=AVERAGE([Greedy_MSTRGMT.D12:.D16])" office:value-type="float" office:value="2717.3641509434" calcext:value-type="float">
            <text:p>2717,3641509434</text:p>
          </table:table-cell>
          <table:table-cell table:formula="of:=AVERAGE([Greedy_MSTRGMT.E12:.E16])" office:value-type="float" office:value="5.12111111111111" calcext:value-type="float">
            <text:p>5,12111111111111</text:p>
          </table:table-cell>
          <table:table-cell table:formula="of:=AVERAGE([Greedy_MSTRGMT.F12:.F16])" office:value-type="float" office:value="0" calcext:value-type="float">
            <text:p>0</text:p>
          </table:table-cell>
          <table:table-cell table:formula="of:=AVERAGE([Greedy_MSTRGMT.G12:.G16])" office:value-type="float" office:value="0" calcext:value-type="float">
            <text:p>0,00E+00</text:p>
          </table:table-cell>
          <table:table-cell table:formula="of:=AVERAGE([Greedy_MSTRGMT.H12:.H16])" office:value-type="float" office:value="0.0000222222222222222" calcext:value-type="float">
            <text:p>2,22E-05</text:p>
          </table:table-cell>
          <table:table-cell table:formula="of:=AVERAGE([Greedy_MSTRGMT.I12:.I16])" office:value-type="float" office:value="0.0024" calcext:value-type="float">
            <text:p>0,0024</text:p>
          </table:table-cell>
          <table:table-cell table:formula="of:=AVERAGE([Greedy_MSTRGMT.J12:.J16])" office:value-type="float" office:value="0.00917349010482181" calcext:value-type="float">
            <text:p>0,009173490104822</text:p>
          </table:table-cell>
          <table:table-cell table:formula="of:=AVERAGE([Greedy_MSTRGMT.K12:.K16])" office:value-type="float" office:value="0.904469175194369" calcext:value-type="float">
            <text:p>0,904469175194369</text:p>
          </table:table-cell>
          <table:table-cell table:formula="of:=AVERAGE([Greedy_MSTRGMT.L12:.L16])" office:value-type="float" office:value="1.21747421898893" calcext:value-type="float">
            <text:p>1,21747421898893</text:p>
          </table:table-cell>
          <table:table-cell table:formula="of:=AVERAGE([Greedy_MSTRGMT.M12:.M16])" office:value-type="float" office:value="0" calcext:value-type="float">
            <text:p>0</text:p>
          </table:table-cell>
          <table:table-cell table:formula="of:=AVERAGE([Greedy_MSTRGMT.N4:.N8])" office:value-type="float" office:value="2.1219433941833" calcext:value-type="float">
            <text:p>2,1219433941833</text:p>
          </table:table-cell>
          <table:table-cell table:formula="of:=AVERAGE([Greedy_MSTRGMT.O4:.O8])" office:value-type="float" office:value="0.2174740622" calcext:value-type="float">
            <text:p>0,2174740622</text:p>
          </table:table-cell>
        </table:table-row>
        <table:table-row table:style-name="ro1">
          <table:table-cell table:formula="of:=AVERAGE([Greedy_MSTRGMT.A16:.A20])" office:value-type="float" office:value="100" calcext:value-type="float">
            <text:p>100</text:p>
          </table:table-cell>
          <table:table-cell table:formula="of:=AVERAGE([Greedy_MSTRGMT.B16:.B20])" office:value-type="float" office:value="290" calcext:value-type="float">
            <text:p>290</text:p>
          </table:table-cell>
          <table:table-cell table:formula="of:=AVERAGE([Greedy_MSTRGMT.C17:.C21])" office:value-type="float" office:value="0.85" calcext:value-type="float">
            <text:p>0,85</text:p>
          </table:table-cell>
          <table:table-cell table:formula="of:=AVERAGE([Greedy_MSTRGMT.D17:.D21])" office:value-type="float" office:value="2717.3641509434" calcext:value-type="float">
            <text:p>2717,3641509434</text:p>
          </table:table-cell>
          <table:table-cell table:formula="of:=AVERAGE([Greedy_MSTRGMT.E17:.E21])" office:value-type="float" office:value="5.12111111111111" calcext:value-type="float">
            <text:p>5,12111111111111</text:p>
          </table:table-cell>
          <table:table-cell table:formula="of:=AVERAGE([Greedy_MSTRGMT.F17:.F21])" office:value-type="float" office:value="0" calcext:value-type="float">
            <text:p>0</text:p>
          </table:table-cell>
          <table:table-cell table:formula="of:=AVERAGE([Greedy_MSTRGMT.G17:.G21])" office:value-type="float" office:value="0" calcext:value-type="float">
            <text:p>0,00E+00</text:p>
          </table:table-cell>
          <table:table-cell table:formula="of:=AVERAGE([Greedy_MSTRGMT.H17:.H21])" office:value-type="float" office:value="0" calcext:value-type="float">
            <text:p>0,00E+00</text:p>
          </table:table-cell>
          <table:table-cell table:formula="of:=AVERAGE([Greedy_MSTRGMT.I17:.I21])" office:value-type="float" office:value="0.00253333333333333" calcext:value-type="float">
            <text:p>0,002533333333333</text:p>
          </table:table-cell>
          <table:table-cell table:formula="of:=AVERAGE([Greedy_MSTRGMT.J17:.J21])" office:value-type="float" office:value="0.00917349010482181" calcext:value-type="float">
            <text:p>0,009173490104822</text:p>
          </table:table-cell>
          <table:table-cell table:formula="of:=AVERAGE([Greedy_MSTRGMT.K17:.K21])" office:value-type="float" office:value="0.904469175194369" calcext:value-type="float">
            <text:p>0,904469175194369</text:p>
          </table:table-cell>
          <table:table-cell table:formula="of:=AVERAGE([Greedy_MSTRGMT.L17:.L21])" office:value-type="float" office:value="1.21747421898893" calcext:value-type="float">
            <text:p>1,21747421898893</text:p>
          </table:table-cell>
          <table:table-cell table:formula="of:=AVERAGE([Greedy_MSTRGMT.M17:.M21])" office:value-type="float" office:value="0" calcext:value-type="float">
            <text:p>0</text:p>
          </table:table-cell>
          <table:table-cell table:formula="of:=AVERAGE([Greedy_MSTRGMT.N5:.N9])" office:value-type="float" office:value="2.1219433941833" calcext:value-type="float">
            <text:p>2,1219433941833</text:p>
          </table:table-cell>
          <table:table-cell table:formula="of:=AVERAGE([Greedy_MSTRGMT.O5:.O9])" office:value-type="float" office:value="0.2175192852" calcext:value-type="float">
            <text:p>0,2175192852</text:p>
          </table:table-cell>
        </table:table-row>
        <table:table-row table:style-name="ro1">
          <table:table-cell table:formula="of:=AVERAGE([Greedy_MSTRGMT.A21:.A25])" office:value-type="float" office:value="100" calcext:value-type="float">
            <text:p>100</text:p>
          </table:table-cell>
          <table:table-cell table:formula="of:=AVERAGE([Greedy_MSTRGMT.B21:.B25])" office:value-type="float" office:value="290" calcext:value-type="float">
            <text:p>290</text:p>
          </table:table-cell>
          <table:table-cell table:formula="of:=AVERAGE([Greedy_MSTRGMT.C22:.C26])" office:value-type="float" office:value="0.9" calcext:value-type="float">
            <text:p>0,9</text:p>
          </table:table-cell>
          <table:table-cell table:formula="of:=AVERAGE([Greedy_MSTRGMT.D22:.D26])" office:value-type="float" office:value="2717.3641509434" calcext:value-type="float">
            <text:p>2717,3641509434</text:p>
          </table:table-cell>
          <table:table-cell table:formula="of:=AVERAGE([Greedy_MSTRGMT.E22:.E26])" office:value-type="float" office:value="5.12111111111111" calcext:value-type="float">
            <text:p>5,12111111111111</text:p>
          </table:table-cell>
          <table:table-cell table:formula="of:=AVERAGE([Greedy_MSTRGMT.F22:.F26])" office:value-type="float" office:value="0" calcext:value-type="float">
            <text:p>0</text:p>
          </table:table-cell>
          <table:table-cell table:formula="of:=AVERAGE([Greedy_MSTRGMT.G22:.G26])" office:value-type="float" office:value="0" calcext:value-type="float">
            <text:p>0,00E+00</text:p>
          </table:table-cell>
          <table:table-cell table:formula="of:=AVERAGE([Greedy_MSTRGMT.H22:.H26])" office:value-type="float" office:value="0.0000444444444444444" calcext:value-type="float">
            <text:p>4,44E-05</text:p>
          </table:table-cell>
          <table:table-cell table:formula="of:=AVERAGE([Greedy_MSTRGMT.I22:.I26])" office:value-type="float" office:value="0.00275555555555555" calcext:value-type="float">
            <text:p>0,002755555555556</text:p>
          </table:table-cell>
          <table:table-cell table:formula="of:=AVERAGE([Greedy_MSTRGMT.J22:.J26])" office:value-type="float" office:value="0.00917349010482181" calcext:value-type="float">
            <text:p>0,009173490104822</text:p>
          </table:table-cell>
          <table:table-cell table:formula="of:=AVERAGE([Greedy_MSTRGMT.K22:.K26])" office:value-type="float" office:value="0.904469175194369" calcext:value-type="float">
            <text:p>0,904469175194369</text:p>
          </table:table-cell>
          <table:table-cell table:formula="of:=AVERAGE([Greedy_MSTRGMT.L22:.L26])" office:value-type="float" office:value="1.21747421898893" calcext:value-type="float">
            <text:p>1,21747421898893</text:p>
          </table:table-cell>
          <table:table-cell table:formula="of:=AVERAGE([Greedy_MSTRGMT.M22:.M26])" office:value-type="float" office:value="0" calcext:value-type="float">
            <text:p>0</text:p>
          </table:table-cell>
          <table:table-cell table:formula="of:=AVERAGE([Greedy_MSTRGMT.N6:.N10])" office:value-type="float" office:value="2.1219433941833" calcext:value-type="float">
            <text:p>2,1219433941833</text:p>
          </table:table-cell>
          <table:table-cell table:formula="of:=AVERAGE([Greedy_MSTRGMT.O6:.O10])" office:value-type="float" office:value="0.2206280678" calcext:value-type="float">
            <text:p>0,2206280678</text:p>
          </table:table-cell>
        </table:table-row>
        <table:table-row table:style-name="ro1">
          <table:table-cell table:formula="of:=AVERAGE([Greedy_MSTRGMT.A26:.A30])" office:value-type="float" office:value="100" calcext:value-type="float">
            <text:p>100</text:p>
          </table:table-cell>
          <table:table-cell table:formula="of:=AVERAGE([Greedy_MSTRGMT.B6:.B10])" office:value-type="float" office:value="290" calcext:value-type="float">
            <text:p>290</text:p>
          </table:table-cell>
          <table:table-cell table:formula="of:=AVERAGE([Greedy_MSTRGMT.C27:.C31])" office:value-type="float" office:value="0.95" calcext:value-type="float">
            <text:p>0,95</text:p>
          </table:table-cell>
          <table:table-cell table:formula="of:=AVERAGE([Greedy_MSTRGMT.D27:.D31])" office:value-type="float" office:value="2717.3641509434" calcext:value-type="float">
            <text:p>2717,3641509434</text:p>
          </table:table-cell>
          <table:table-cell table:formula="of:=AVERAGE([Greedy_MSTRGMT.E27:.E31])" office:value-type="float" office:value="5.12111111111111" calcext:value-type="float">
            <text:p>5,12111111111111</text:p>
          </table:table-cell>
          <table:table-cell table:formula="of:=AVERAGE([Greedy_MSTRGMT.F27:.F31])" office:value-type="float" office:value="0" calcext:value-type="float">
            <text:p>0</text:p>
          </table:table-cell>
          <table:table-cell table:formula="of:=AVERAGE([Greedy_MSTRGMT.G27:.G31])" office:value-type="float" office:value="0" calcext:value-type="float">
            <text:p>0,00E+00</text:p>
          </table:table-cell>
          <table:table-cell table:formula="of:=AVERAGE([Greedy_MSTRGMT.H27:.H31])" office:value-type="float" office:value="0" calcext:value-type="float">
            <text:p>0,00E+00</text:p>
          </table:table-cell>
          <table:table-cell table:formula="of:=AVERAGE([Greedy_MSTRGMT.I27:.I31])" office:value-type="float" office:value="0.00268888888888889" calcext:value-type="float">
            <text:p>0,002688888888889</text:p>
          </table:table-cell>
          <table:table-cell table:style-name="ce1" table:formula="of:=AVERAGE([Greedy_MSTRGMT.J27:.J31])" office:value-type="float" office:value="0.00917349010482181" calcext:value-type="float">
            <text:p>9,17E-03</text:p>
          </table:table-cell>
          <table:table-cell table:formula="of:=AVERAGE([Greedy_MSTRGMT.K27:.K31])" office:value-type="float" office:value="0.904469175194369" calcext:value-type="float">
            <text:p>0,904469175194369</text:p>
          </table:table-cell>
          <table:table-cell table:formula="of:=AVERAGE([Greedy_MSTRGMT.L27:.L31])" office:value-type="float" office:value="1.21747421898893" calcext:value-type="float">
            <text:p>1,21747421898893</text:p>
          </table:table-cell>
          <table:table-cell table:formula="of:=AVERAGE([Greedy_MSTRGMT.M27:.M31])" office:value-type="float" office:value="0" calcext:value-type="float">
            <text:p>0</text:p>
          </table:table-cell>
          <table:table-cell table:formula="of:=AVERAGE([Greedy_MSTRGMT.N7:.N11])" office:value-type="float" office:value="2.1219433941833" calcext:value-type="float">
            <text:p>2,1219433941833</text:p>
          </table:table-cell>
          <table:table-cell table:formula="of:=AVERAGE([Greedy_MSTRGMT.O7:.O11])" office:value-type="float" office:value="0.2263679298" calcext:value-type="float">
            <text:p>0,2263679298</text:p>
          </table:table-cell>
        </table:table-row>
        <table:table-row table:style-name="ro1" table:number-rows-repeated="2">
          <table:table-cell table:number-columns-repeated="9"/>
          <table:table-cell table:style-name="ce1"/>
          <table:table-cell table:number-columns-repeated="5"/>
        </table:table-row>
        <table:table-row table:style-name="ro1">
          <table:table-cell table:number-columns-repeated="9"/>
          <table:table-cell table:style-name="ce1"/>
          <table:table-cell table:number-columns-repeated="5"/>
        </table:table-row>
      </table:table>
      <table:table table:name="HPSD_MSTRGMT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222222222222222" calcext:value-type="float">
            <text:p>0,002222222222222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541136943" calcext:value-type="float">
            <text:p>0,5411369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241964789" calcext:value-type="float">
            <text:p>0,2419647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22222222222222" calcext:value-type="float">
            <text:p>0,001222222222222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223022626" calcext:value-type="float">
            <text:p>0,2230226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175660463" calcext:value-type="float">
            <text:p>0,1756604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33333333333333" calcext:value-type="float">
            <text:p>0,001333333333333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193120619" calcext:value-type="float">
            <text:p>0,1931206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277777777777778" calcext:value-type="float">
            <text:p>0,002777777777778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608638868" calcext:value-type="float">
            <text:p>0,6086388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235486013" calcext:value-type="float">
            <text:p>0,2354860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177777777777778" calcext:value-type="float">
            <text:p>0,001777777777778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265862207" calcext:value-type="float">
            <text:p>0,2658622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44444444444444" calcext:value-type="float">
            <text:p>0,001444444444444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249076315" calcext:value-type="float">
            <text:p>0,2490763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225590118" calcext:value-type="float">
            <text:p>0,2255901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0344444444444444" calcext:value-type="float">
            <text:p>0,003444444444444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579238198" calcext:value-type="float">
            <text:p>0,5792381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317159616" calcext:value-type="float">
            <text:p>0,3171596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0122222222222222" calcext:value-type="float">
            <text:p>0,001222222222222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2094322" calcext:value-type="float">
            <text:p>0,20943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182790734" calcext:value-type="float">
            <text:p>0,1827907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199942096" calcext:value-type="float">
            <text:p>0,1999420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177777777777778" calcext:value-type="float">
            <text:p>0,001777777777778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542520356" calcext:value-type="float">
            <text:p>0,5425203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0133333333333333" calcext:value-type="float">
            <text:p>0,001333333333333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228364082" calcext:value-type="float">
            <text:p>0,2283640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211983905" calcext:value-type="float">
            <text:p>0,2119839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16838836" calcext:value-type="float">
            <text:p>0,168388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33333333333333" calcext:value-type="float">
            <text:p>0,001333333333333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189014828" calcext:value-type="float">
            <text:p>0,1890148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0222222222222222" calcext:value-type="float">
            <text:p>0,002222222222222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532703463" calcext:value-type="float">
            <text:p>0,5327034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235038539" calcext:value-type="float">
            <text:p>0,2350385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225820776" calcext:value-type="float">
            <text:p>0,2258207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183390126" calcext:value-type="float">
            <text:p>0,183390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208097911" calcext:value-type="float">
            <text:p>0,2080979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0211111111111111" calcext:value-type="float">
            <text:p>0,002111111111111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5293576" calcext:value-type="float">
            <text:p>0,52935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188888888888889" calcext:value-type="float">
            <text:p>0,001888888888889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332389887" calcext:value-type="float">
            <text:p>0,3323898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203013529" calcext:value-type="float">
            <text:p>0,2030135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161657241" calcext:value-type="float">
            <text:p>0,1616572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06.76037735849" calcext:value-type="float">
            <text:p>2706,76037735849</text:p>
          </table:table-cell>
          <table:table-cell office:value-type="float" office:value="5.54444444444444" calcext:value-type="float">
            <text:p>5,5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0334577427148847" calcext:value-type="float">
            <text:p>0,003345774271488</text:p>
          </table:table-cell>
          <table:table-cell office:value-type="float" office:value="0.978075415559619" calcext:value-type="float">
            <text:p>0,978075415559619</text:p>
          </table:table-cell>
          <table:table-cell office:value-type="float" office:value="0.608737109494467" calcext:value-type="float">
            <text:p>0,608737109494467</text:p>
          </table:table-cell>
          <table:table-cell office:value-type="float" office:value="0" calcext:value-type="float">
            <text:p>0</text:p>
          </table:table-cell>
          <table:table-cell office:value-type="float" office:value="1.58681252505409" calcext:value-type="float">
            <text:p>1,58681252505409</text:p>
          </table:table-cell>
          <table:table-cell office:value-type="float" office:value="0.187417193" calcext:value-type="float">
            <text:p>0,187417193</text:p>
          </table:table-cell>
        </table:table-row>
      </table:table>
      <table:table table:name="HPSD_MSTRGMT_AVG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  <table:table-cell/>
        </table:table-row>
        <table:table-row table:style-name="ro1">
          <table:table-cell table:formula="of:=AVERAGE([HPSD_MSTRGMT.A1:.A5])" office:value-type="float" office:value="100" calcext:value-type="float">
            <text:p>100</text:p>
          </table:table-cell>
          <table:table-cell table:formula="of:=AVERAGE([HPSD_MSTRGMT.B1:.B5])" office:value-type="float" office:value="290" calcext:value-type="float">
            <text:p>290</text:p>
          </table:table-cell>
          <table:table-cell table:formula="of:=AVERAGE([HPSD_MSTRGMT.C1:.C5])" office:value-type="float" office:value="0.7" calcext:value-type="float">
            <text:p>0,7</text:p>
          </table:table-cell>
          <table:table-cell table:formula="of:=AVERAGE([HPSD_MSTRGMT.D2:.D6])" office:value-type="float" office:value="2706.76037735849" calcext:value-type="float">
            <text:p>2706,76037735849</text:p>
          </table:table-cell>
          <table:table-cell table:formula="of:=AVERAGE([HPSD_MSTRGMT.E2:.E6])" office:value-type="float" office:value="5.54444444444444" calcext:value-type="float">
            <text:p>5,54444444444444</text:p>
          </table:table-cell>
          <table:table-cell table:formula="of:=AVERAGE([HPSD_MSTRGMT.F2:.F6])" office:value-type="float" office:value="0" calcext:value-type="float">
            <text:p>0</text:p>
          </table:table-cell>
          <table:table-cell table:formula="of:=AVERAGE([HPSD_MSTRGMT.G2:.G6])" office:value-type="float" office:value="0" calcext:value-type="float">
            <text:p>0,00E+00</text:p>
          </table:table-cell>
          <table:table-cell table:formula="of:=AVERAGE([HPSD_MSTRGMT.H2:.H6])" office:value-type="float" office:value="0.0000888888888888889" calcext:value-type="float">
            <text:p>8,89E-05</text:p>
          </table:table-cell>
          <table:table-cell table:formula="of:=AVERAGE([HPSD_MSTRGMT.I2:.I6])" office:value-type="float" office:value="0.00137777777777778" calcext:value-type="float">
            <text:p>0,001377777777778</text:p>
          </table:table-cell>
          <table:table-cell table:formula="of:=AVERAGE([HPSD_MSTRGMT.J2:.J6])" office:value-type="float" office:value="0.00334577427148847" calcext:value-type="float">
            <text:p>0,003345774271488</text:p>
          </table:table-cell>
          <table:table-cell table:style-name="ce1" table:formula="of:=AVERAGE([HPSD_MSTRGMT.K2:.K6])" office:value-type="float" office:value="0.978075415559619" calcext:value-type="float">
            <text:p>9,78E-01</text:p>
          </table:table-cell>
          <table:table-cell table:formula="of:=AVERAGE([HPSD_MSTRGMT.L2:.L6])" office:value-type="float" office:value="0.608737109494467" calcext:value-type="float">
            <text:p>0,608737109494467</text:p>
          </table:table-cell>
          <table:table-cell table:formula="of:=AVERAGE([HPSD_MSTRGMT.M2:.M6])" office:value-type="float" office:value="0" calcext:value-type="float">
            <text:p>0</text:p>
          </table:table-cell>
          <table:table-cell table:formula="of:=AVERAGE([HPSD_MSTRGMT.N2:.N6])" office:value-type="float" office:value="1.58681252505409" calcext:value-type="float">
            <text:p>1,58681252505409</text:p>
          </table:table-cell>
          <table:table-cell table:formula="of:=AVERAGE([HPSD_MSTRGMT.O2:.O6])" office:value-type="float" office:value="0.274981088" calcext:value-type="float">
            <text:p>0,274981088</text:p>
          </table:table-cell>
          <table:table-cell table:formula="of:=[.G2]*100" office:value-type="float" office:value="0" calcext:value-type="float">
            <text:p>0</text:p>
          </table:table-cell>
        </table:table-row>
        <table:table-row table:style-name="ro1">
          <table:table-cell table:formula="of:=AVERAGE([HPSD_MSTRGMT.A6:.A10])" office:value-type="float" office:value="100" calcext:value-type="float">
            <text:p>100</text:p>
          </table:table-cell>
          <table:table-cell table:formula="of:=AVERAGE([HPSD_MSTRGMT.B6:.B10])" office:value-type="float" office:value="290" calcext:value-type="float">
            <text:p>290</text:p>
          </table:table-cell>
          <table:table-cell table:formula="of:=AVERAGE([HPSD_MSTRGMT.C7:.C11])" office:value-type="float" office:value="0.75" calcext:value-type="float">
            <text:p>0,75</text:p>
          </table:table-cell>
          <table:table-cell table:formula="of:=AVERAGE([HPSD_MSTRGMT.D7:.D11])" office:value-type="float" office:value="2706.76037735849" calcext:value-type="float">
            <text:p>2706,76037735849</text:p>
          </table:table-cell>
          <table:table-cell table:formula="of:=AVERAGE([HPSD_MSTRGMT.E7:.E11])" office:value-type="float" office:value="5.54444444444444" calcext:value-type="float">
            <text:p>5,54444444444444</text:p>
          </table:table-cell>
          <table:table-cell table:formula="of:=AVERAGE([HPSD_MSTRGMT.F7:.F11])" office:value-type="float" office:value="0" calcext:value-type="float">
            <text:p>0</text:p>
          </table:table-cell>
          <table:table-cell table:style-name="Default" table:formula="of:=AVERAGE([HPSD_MSTRGMT.G7:.G11])" office:value-type="float" office:value="0" calcext:value-type="float">
            <text:p>0</text:p>
          </table:table-cell>
          <table:table-cell table:formula="of:=AVERAGE([HPSD_MSTRGMT.H7:.H11])" office:value-type="float" office:value="0.000111111111111111" calcext:value-type="float">
            <text:p>1,11E-04</text:p>
          </table:table-cell>
          <table:table-cell table:style-name="ce1" table:formula="of:=AVERAGE([HPSD_MSTRGMT.I7:.I11])" office:value-type="float" office:value="0.00162222222222222" calcext:value-type="float">
            <text:p>1,62E-03</text:p>
          </table:table-cell>
          <table:table-cell table:formula="of:=AVERAGE([HPSD_MSTRGMT.J7:.J11])" office:value-type="float" office:value="0.00334577427148847" calcext:value-type="float">
            <text:p>0,003345774271488</text:p>
          </table:table-cell>
          <table:table-cell table:formula="of:=AVERAGE([HPSD_MSTRGMT.K7:.K11])" office:value-type="float" office:value="0.978075415559619" calcext:value-type="float">
            <text:p>0,978075415559619</text:p>
          </table:table-cell>
          <table:table-cell table:formula="of:=AVERAGE([HPSD_MSTRGMT.L7:.L11])" office:value-type="float" office:value="0.608737109494467" calcext:value-type="float">
            <text:p>0,608737109494467</text:p>
          </table:table-cell>
          <table:table-cell table:formula="of:=AVERAGE([HPSD_MSTRGMT.M7:.M11])" office:value-type="float" office:value="0" calcext:value-type="float">
            <text:p>0</text:p>
          </table:table-cell>
          <table:table-cell table:formula="of:=AVERAGE([HPSD_MSTRGMT.N3:.N7])" office:value-type="float" office:value="1.58681252505409" calcext:value-type="float">
            <text:p>1,58681252505409</text:p>
          </table:table-cell>
          <table:table-cell table:formula="of:=AVERAGE([HPSD_MSTRGMT.O3:.O7])" office:value-type="float" office:value="0.288481473" calcext:value-type="float">
            <text:p>0,288481473</text:p>
          </table:table-cell>
          <table:table-cell table:formula="of:=[.G3]*100" office:value-type="float" office:value="0" calcext:value-type="float">
            <text:p>0</text:p>
          </table:table-cell>
        </table:table-row>
        <table:table-row table:style-name="ro1">
          <table:table-cell table:formula="of:=AVERAGE([HPSD_MSTRGMT.A11:.A15])" office:value-type="float" office:value="100" calcext:value-type="float">
            <text:p>100</text:p>
          </table:table-cell>
          <table:table-cell table:formula="of:=AVERAGE([HPSD_MSTRGMT.B11:.B15])" office:value-type="float" office:value="290" calcext:value-type="float">
            <text:p>290</text:p>
          </table:table-cell>
          <table:table-cell table:formula="of:=AVERAGE([HPSD_MSTRGMT.C12:.C16])" office:value-type="float" office:value="0.8" calcext:value-type="float">
            <text:p>0,8</text:p>
          </table:table-cell>
          <table:table-cell table:formula="of:=AVERAGE([HPSD_MSTRGMT.D12:.D16])" office:value-type="float" office:value="2706.76037735849" calcext:value-type="float">
            <text:p>2706,76037735849</text:p>
          </table:table-cell>
          <table:table-cell table:formula="of:=AVERAGE([HPSD_MSTRGMT.E12:.E16])" office:value-type="float" office:value="5.54444444444444" calcext:value-type="float">
            <text:p>5,54444444444444</text:p>
          </table:table-cell>
          <table:table-cell table:formula="of:=AVERAGE([HPSD_MSTRGMT.F12:.F16])" office:value-type="float" office:value="0" calcext:value-type="float">
            <text:p>0</text:p>
          </table:table-cell>
          <table:table-cell table:formula="of:=AVERAGE([HPSD_MSTRGMT.G12:.G16])" office:value-type="float" office:value="0" calcext:value-type="float">
            <text:p>0,00E+00</text:p>
          </table:table-cell>
          <table:table-cell table:formula="of:=AVERAGE([HPSD_MSTRGMT.H12:.H16])" office:value-type="float" office:value="0.000133333333333333" calcext:value-type="float">
            <text:p>1,33E-04</text:p>
          </table:table-cell>
          <table:table-cell table:formula="of:=AVERAGE([HPSD_MSTRGMT.I12:.I16])" office:value-type="float" office:value="0.00151111111111111" calcext:value-type="float">
            <text:p>0,001511111111111</text:p>
          </table:table-cell>
          <table:table-cell table:formula="of:=AVERAGE([HPSD_MSTRGMT.J12:.J16])" office:value-type="float" office:value="0.00334577427148847" calcext:value-type="float">
            <text:p>0,003345774271488</text:p>
          </table:table-cell>
          <table:table-cell table:formula="of:=AVERAGE([HPSD_MSTRGMT.K12:.K16])" office:value-type="float" office:value="0.978075415559619" calcext:value-type="float">
            <text:p>0,978075415559619</text:p>
          </table:table-cell>
          <table:table-cell table:formula="of:=AVERAGE([HPSD_MSTRGMT.L12:.L16])" office:value-type="float" office:value="0.608737109494467" calcext:value-type="float">
            <text:p>0,608737109494467</text:p>
          </table:table-cell>
          <table:table-cell table:formula="of:=AVERAGE([HPSD_MSTRGMT.M12:.M16])" office:value-type="float" office:value="0" calcext:value-type="float">
            <text:p>0</text:p>
          </table:table-cell>
          <table:table-cell table:formula="of:=AVERAGE([HPSD_MSTRGMT.N4:.N8])" office:value-type="float" office:value="1.58681252505409" calcext:value-type="float">
            <text:p>1,58681252505409</text:p>
          </table:table-cell>
          <table:table-cell table:formula="of:=AVERAGE([HPSD_MSTRGMT.O4:.O8])" office:value-type="float" office:value="0.2871857178" calcext:value-type="float">
            <text:p>0,2871857178</text:p>
          </table:table-cell>
          <table:table-cell table:formula="of:=[.G4]*100" office:value-type="float" office:value="0" calcext:value-type="float">
            <text:p>0</text:p>
          </table:table-cell>
        </table:table-row>
        <table:table-row table:style-name="ro1">
          <table:table-cell table:formula="of:=AVERAGE([HPSD_MSTRGMT.A16:.A20])" office:value-type="float" office:value="100" calcext:value-type="float">
            <text:p>100</text:p>
          </table:table-cell>
          <table:table-cell table:formula="of:=AVERAGE([HPSD_MSTRGMT.B16:.B20])" office:value-type="float" office:value="290" calcext:value-type="float">
            <text:p>290</text:p>
          </table:table-cell>
          <table:table-cell table:formula="of:=AVERAGE([HPSD_MSTRGMT.C17:.C21])" office:value-type="float" office:value="0.85" calcext:value-type="float">
            <text:p>0,85</text:p>
          </table:table-cell>
          <table:table-cell table:formula="of:=AVERAGE([HPSD_MSTRGMT.D17:.D21])" office:value-type="float" office:value="2706.76037735849" calcext:value-type="float">
            <text:p>2706,76037735849</text:p>
          </table:table-cell>
          <table:table-cell table:formula="of:=AVERAGE([HPSD_MSTRGMT.E17:.E21])" office:value-type="float" office:value="5.54444444444444" calcext:value-type="float">
            <text:p>5,54444444444444</text:p>
          </table:table-cell>
          <table:table-cell table:formula="of:=AVERAGE([HPSD_MSTRGMT.F17:.F21])" office:value-type="float" office:value="0" calcext:value-type="float">
            <text:p>0</text:p>
          </table:table-cell>
          <table:table-cell table:formula="of:=AVERAGE([HPSD_MSTRGMT.G17:.G21])" office:value-type="float" office:value="0" calcext:value-type="float">
            <text:p>0,00E+00</text:p>
          </table:table-cell>
          <table:table-cell table:formula="of:=AVERAGE([HPSD_MSTRGMT.H17:.H21])" office:value-type="float" office:value="0.000111111111111111" calcext:value-type="float">
            <text:p>1,11E-04</text:p>
          </table:table-cell>
          <table:table-cell table:formula="of:=AVERAGE([HPSD_MSTRGMT.I17:.I21])" office:value-type="float" office:value="0.00126666666666667" calcext:value-type="float">
            <text:p>0,001266666666667</text:p>
          </table:table-cell>
          <table:table-cell table:formula="of:=AVERAGE([HPSD_MSTRGMT.J17:.J21])" office:value-type="float" office:value="0.00334577427148847" calcext:value-type="float">
            <text:p>0,003345774271488</text:p>
          </table:table-cell>
          <table:table-cell table:formula="of:=AVERAGE([HPSD_MSTRGMT.K17:.K21])" office:value-type="float" office:value="0.978075415559619" calcext:value-type="float">
            <text:p>0,978075415559619</text:p>
          </table:table-cell>
          <table:table-cell table:formula="of:=AVERAGE([HPSD_MSTRGMT.L17:.L21])" office:value-type="float" office:value="0.608737109494467" calcext:value-type="float">
            <text:p>0,608737109494467</text:p>
          </table:table-cell>
          <table:table-cell table:formula="of:=AVERAGE([HPSD_MSTRGMT.M17:.M21])" office:value-type="float" office:value="0" calcext:value-type="float">
            <text:p>0</text:p>
          </table:table-cell>
          <table:table-cell table:formula="of:=AVERAGE([HPSD_MSTRGMT.N5:.N9])" office:value-type="float" office:value="1.58681252505409" calcext:value-type="float">
            <text:p>1,58681252505409</text:p>
          </table:table-cell>
          <table:table-cell table:formula="of:=AVERAGE([HPSD_MSTRGMT.O5:.O9])" office:value-type="float" office:value="0.295753634" calcext:value-type="float">
            <text:p>0,295753634</text:p>
          </table:table-cell>
          <table:table-cell table:formula="of:=[.G5]*100" office:value-type="float" office:value="0" calcext:value-type="float">
            <text:p>0</text:p>
          </table:table-cell>
        </table:table-row>
        <table:table-row table:style-name="ro1">
          <table:table-cell table:formula="of:=AVERAGE([HPSD_MSTRGMT.A21:.A25])" office:value-type="float" office:value="100" calcext:value-type="float">
            <text:p>100</text:p>
          </table:table-cell>
          <table:table-cell table:formula="of:=AVERAGE([HPSD_MSTRGMT.B21:.B25])" office:value-type="float" office:value="290" calcext:value-type="float">
            <text:p>290</text:p>
          </table:table-cell>
          <table:table-cell table:formula="of:=AVERAGE([HPSD_MSTRGMT.C22:.C26])" office:value-type="float" office:value="0.9" calcext:value-type="float">
            <text:p>0,9</text:p>
          </table:table-cell>
          <table:table-cell table:formula="of:=AVERAGE([HPSD_MSTRGMT.D22:.D26])" office:value-type="float" office:value="2706.76037735849" calcext:value-type="float">
            <text:p>2706,76037735849</text:p>
          </table:table-cell>
          <table:table-cell table:formula="of:=AVERAGE([HPSD_MSTRGMT.E22:.E26])" office:value-type="float" office:value="5.54444444444444" calcext:value-type="float">
            <text:p>5,54444444444444</text:p>
          </table:table-cell>
          <table:table-cell table:formula="of:=AVERAGE([HPSD_MSTRGMT.F22:.F26])" office:value-type="float" office:value="0" calcext:value-type="float">
            <text:p>0</text:p>
          </table:table-cell>
          <table:table-cell table:formula="of:=AVERAGE([HPSD_MSTRGMT.G22:.G26])" office:value-type="float" office:value="0" calcext:value-type="float">
            <text:p>0,00E+00</text:p>
          </table:table-cell>
          <table:table-cell table:formula="of:=AVERAGE([HPSD_MSTRGMT.H22:.H26])" office:value-type="float" office:value="0.000111111111111111" calcext:value-type="float">
            <text:p>1,11E-04</text:p>
          </table:table-cell>
          <table:table-cell table:formula="of:=AVERAGE([HPSD_MSTRGMT.I22:.I26])" office:value-type="float" office:value="0.00131111111111111" calcext:value-type="float">
            <text:p>0,001311111111111</text:p>
          </table:table-cell>
          <table:table-cell table:formula="of:=AVERAGE([HPSD_MSTRGMT.J22:.J26])" office:value-type="float" office:value="0.00334577427148847" calcext:value-type="float">
            <text:p>0,003345774271488</text:p>
          </table:table-cell>
          <table:table-cell table:formula="of:=AVERAGE([HPSD_MSTRGMT.K22:.K26])" office:value-type="float" office:value="0.978075415559619" calcext:value-type="float">
            <text:p>0,978075415559619</text:p>
          </table:table-cell>
          <table:table-cell table:formula="of:=AVERAGE([HPSD_MSTRGMT.L22:.L26])" office:value-type="float" office:value="0.608737109494467" calcext:value-type="float">
            <text:p>0,608737109494467</text:p>
          </table:table-cell>
          <table:table-cell table:formula="of:=AVERAGE([HPSD_MSTRGMT.M22:.M26])" office:value-type="float" office:value="0" calcext:value-type="float">
            <text:p>0</text:p>
          </table:table-cell>
          <table:table-cell table:formula="of:=AVERAGE([HPSD_MSTRGMT.N6:.N10])" office:value-type="float" office:value="1.58681252505409" calcext:value-type="float">
            <text:p>1,58681252505409</text:p>
          </table:table-cell>
          <table:table-cell table:formula="of:=AVERAGE([HPSD_MSTRGMT.O6:.O10])" office:value-type="float" office:value="0.3104368044" calcext:value-type="float">
            <text:p>0,3104368044</text:p>
          </table:table-cell>
          <table:table-cell table:formula="of:=[.G6]*100" office:value-type="float" office:value="0" calcext:value-type="float">
            <text:p>0</text:p>
          </table:table-cell>
        </table:table-row>
        <table:table-row table:style-name="ro1">
          <table:table-cell table:formula="of:=AVERAGE([HPSD_MSTRGMT.A26:.A30])" office:value-type="float" office:value="100" calcext:value-type="float">
            <text:p>100</text:p>
          </table:table-cell>
          <table:table-cell table:formula="of:=AVERAGE([HPSD_MSTRGMT.B6:.B10])" office:value-type="float" office:value="290" calcext:value-type="float">
            <text:p>290</text:p>
          </table:table-cell>
          <table:table-cell table:formula="of:=AVERAGE([HPSD_MSTRGMT.C27:.C31])" office:value-type="float" office:value="0.95" calcext:value-type="float">
            <text:p>0,95</text:p>
          </table:table-cell>
          <table:table-cell table:formula="of:=AVERAGE([HPSD_MSTRGMT.D27:.D31])" office:value-type="float" office:value="2706.76037735849" calcext:value-type="float">
            <text:p>2706,76037735849</text:p>
          </table:table-cell>
          <table:table-cell table:formula="of:=AVERAGE([HPSD_MSTRGMT.E27:.E31])" office:value-type="float" office:value="5.54444444444444" calcext:value-type="float">
            <text:p>5,54444444444444</text:p>
          </table:table-cell>
          <table:table-cell table:formula="of:=AVERAGE([HPSD_MSTRGMT.F27:.F31])" office:value-type="float" office:value="0" calcext:value-type="float">
            <text:p>0</text:p>
          </table:table-cell>
          <table:table-cell table:formula="of:=AVERAGE([HPSD_MSTRGMT.G27:.G31])" office:value-type="float" office:value="0" calcext:value-type="float">
            <text:p>0,00E+00</text:p>
          </table:table-cell>
          <table:table-cell table:formula="of:=AVERAGE([HPSD_MSTRGMT.H27:.H31])" office:value-type="float" office:value="0.000111111111111111" calcext:value-type="float">
            <text:p>1,11E-04</text:p>
          </table:table-cell>
          <table:table-cell table:formula="of:=AVERAGE([HPSD_MSTRGMT.I27:.I31])" office:value-type="float" office:value="0.00144444444444444" calcext:value-type="float">
            <text:p>0,001444444444444</text:p>
          </table:table-cell>
          <table:table-cell table:style-name="ce1" table:formula="of:=AVERAGE([HPSD_MSTRGMT.J27:.J31])" office:value-type="float" office:value="0.00334577427148847" calcext:value-type="float">
            <text:p>3,35E-03</text:p>
          </table:table-cell>
          <table:table-cell table:formula="of:=AVERAGE([HPSD_MSTRGMT.K27:.K31])" office:value-type="float" office:value="0.978075415559619" calcext:value-type="float">
            <text:p>0,978075415559619</text:p>
          </table:table-cell>
          <table:table-cell table:formula="of:=AVERAGE([HPSD_MSTRGMT.L27:.L31])" office:value-type="float" office:value="0.608737109494467" calcext:value-type="float">
            <text:p>0,608737109494467</text:p>
          </table:table-cell>
          <table:table-cell table:formula="of:=AVERAGE([HPSD_MSTRGMT.M27:.M31])" office:value-type="float" office:value="0" calcext:value-type="float">
            <text:p>0</text:p>
          </table:table-cell>
          <table:table-cell table:formula="of:=AVERAGE([HPSD_MSTRGMT.N7:.N11])" office:value-type="float" office:value="1.58681252505409" calcext:value-type="float">
            <text:p>1,58681252505409</text:p>
          </table:table-cell>
          <table:table-cell table:formula="of:=AVERAGE([HPSD_MSTRGMT.O7:.O11])" office:value-type="float" office:value="0.3169307042" calcext:value-type="float">
            <text:p>0,3169307042</text:p>
          </table:table-cell>
          <table:table-cell table:formula="of:=[.G7]*100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  <table:table-cell table:style-name="ce1"/>
          <table:table-cell table:number-columns-repeated="6"/>
        </table:table-row>
        <table:table-row table:style-name="ro1">
          <table:table-cell table:number-columns-repeated="9"/>
          <table:table-cell table:style-name="ce1"/>
          <table:table-cell table:number-columns-repeated="6"/>
        </table:table-row>
      </table:table>
      <table:table table:name="HPPM_MSTRG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table:style-name="ce1" office:value-type="float" office:value="0.000222222222222222" calcext:value-type="float">
            <text:p>2,22E-04</text:p>
          </table:table-cell>
          <table:table-cell office:value-type="float" office:value="0.0243333333333333" calcext:value-type="float">
            <text:p>0,024333333333333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939669583" calcext:value-type="float">
            <text:p>0,9396695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192222222222222" calcext:value-type="float">
            <text:p>0,019222222222222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497984358" calcext:value-type="float">
            <text:p>0,4979843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371982533" calcext:value-type="float">
            <text:p>0,3719825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113333333333333" calcext:value-type="float">
            <text:p>0,011333333333333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282403719" calcext:value-type="float">
            <text:p>0,2824037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table:style-name="ce1" office:value-type="float" office:value="0.000222222222222222" calcext:value-type="float">
            <text:p>2,22E-04</text:p>
          </table:table-cell>
          <table:table-cell office:value-type="float" office:value="0.0126666666666667" calcext:value-type="float">
            <text:p>0,012666666666667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321189664" calcext:value-type="float">
            <text:p>0,3211896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table:style-name="ce1" office:value-type="float" office:value="0.000444444444444444" calcext:value-type="float">
            <text:p>4,44E-04</text:p>
          </table:table-cell>
          <table:table-cell office:value-type="float" office:value="0.0216666666666667" calcext:value-type="float">
            <text:p>0,021666666666667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860950619" calcext:value-type="float">
            <text:p>0,8609506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table:style-name="ce1" office:value-type="float" office:value="0.000222222222222222" calcext:value-type="float">
            <text:p>2,22E-04</text:p>
          </table:table-cell>
          <table:table-cell office:value-type="float" office:value="0.0164444444444444" calcext:value-type="float">
            <text:p>0,016444444444445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459473675" calcext:value-type="float">
            <text:p>0,4594736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175555555555556" calcext:value-type="float">
            <text:p>0,017555555555556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468796439" calcext:value-type="float">
            <text:p>0,4687964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office:value-type="float" office:value="0" calcext:value-type="float">
            <text:p>0</text:p>
          </table:table-cell>
          <table:table-cell office:value-type="float" office:value="0.0107777777777778" calcext:value-type="float">
            <text:p>0,010777777777778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266019866" calcext:value-type="float">
            <text:p>0,2660198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office:value-type="float" office:value="0" calcext:value-type="float">
            <text:p>0</text:p>
          </table:table-cell>
          <table:table-cell office:value-type="float" office:value="0.0127777777777778" calcext:value-type="float">
            <text:p>0,012777777777778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304530834" calcext:value-type="float">
            <text:p>0,3045308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table:style-name="ce1" office:value-type="float" office:value="0.000222222222222222" calcext:value-type="float">
            <text:p>2,22E-04</text:p>
          </table:table-cell>
          <table:table-cell office:value-type="float" office:value="0.0205555555555556" calcext:value-type="float">
            <text:p>0,020555555555556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792044508" calcext:value-type="float">
            <text:p>0,7920445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office:value-type="float" office:value="0" calcext:value-type="float">
            <text:p>0</text:p>
          </table:table-cell>
          <table:table-cell office:value-type="float" office:value="0.0143333333333333" calcext:value-type="float">
            <text:p>0,014333333333333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420613523" calcext:value-type="float">
            <text:p>0,4206135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112222222222222" calcext:value-type="float">
            <text:p>0,011222222222222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336234514" calcext:value-type="float">
            <text:p>0,3362345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office:value-type="float" office:value="0" calcext:value-type="float">
            <text:p>0</text:p>
          </table:table-cell>
          <table:table-cell office:value-type="float" office:value="0.0108888888888889" calcext:value-type="float">
            <text:p>0,010888888888889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279104679" calcext:value-type="float">
            <text:p>0,2791046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office:value-type="float" office:value="0" calcext:value-type="float">
            <text:p>0</text:p>
          </table:table-cell>
          <table:table-cell office:value-type="float" office:value="0.0124444444444444" calcext:value-type="float">
            <text:p>0,012444444444445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322320363" calcext:value-type="float">
            <text:p>0,3223203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197777777777778" calcext:value-type="float">
            <text:p>0,019777777777778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788424461" calcext:value-type="float">
            <text:p>0,7884244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121111111111111" calcext:value-type="float">
            <text:p>0,012111111111111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373644938" calcext:value-type="float">
            <text:p>0,3736449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106666666666667" calcext:value-type="float">
            <text:p>0,010666666666667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327243057" calcext:value-type="float">
            <text:p>0,3272430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102222222222222" calcext:value-type="float">
            <text:p>0,010222222222222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264806092" calcext:value-type="float">
            <text:p>0,2648060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office:value-type="float" office:value="0" calcext:value-type="float">
            <text:p>0</text:p>
          </table:table-cell>
          <table:table-cell office:value-type="float" office:value="0.0122222222222222" calcext:value-type="float">
            <text:p>0,012222222222222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31680644" calcext:value-type="float">
            <text:p>0,316806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table:style-name="ce1" office:value-type="float" office:value="0.000333333333333333" calcext:value-type="float">
            <text:p>3,33E-04</text:p>
          </table:table-cell>
          <table:table-cell office:value-type="float" office:value="0.0193333333333333" calcext:value-type="float">
            <text:p>0,019333333333333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819182501" calcext:value-type="float">
            <text:p>0,8191825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122222222222222" calcext:value-type="float">
            <text:p>0,012222222222222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370204869" calcext:value-type="float">
            <text:p>0,3702048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office:value-type="float" office:value="0" calcext:value-type="float">
            <text:p>0</text:p>
          </table:table-cell>
          <table:table-cell office:value-type="float" office:value="0.0104444444444444" calcext:value-type="float">
            <text:p>0,010444444444445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310935002" calcext:value-type="float">
            <text:p>0,3109350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office:value-type="float" office:value="0" calcext:value-type="float">
            <text:p>0</text:p>
          </table:table-cell>
          <table:table-cell office:value-type="float" office:value="0.0102222222222222" calcext:value-type="float">
            <text:p>0,010222222222222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269004208" calcext:value-type="float">
            <text:p>0,2690042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office:value-type="float" office:value="0" calcext:value-type="float">
            <text:p>0</text:p>
          </table:table-cell>
          <table:table-cell office:value-type="float" office:value="0.0123333333333333" calcext:value-type="float">
            <text:p>0,012333333333333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303985734" calcext:value-type="float">
            <text:p>0,3039857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21" calcext:value-type="float">
            <text:p>0,021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852376401" calcext:value-type="float">
            <text:p>0,8523764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office:value-type="float" office:value="0" calcext:value-type="float">
            <text:p>0</text:p>
          </table:table-cell>
          <table:table-cell office:value-type="float" office:value="0.0125555555555556" calcext:value-type="float">
            <text:p>0,012555555555556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363633461" calcext:value-type="float">
            <text:p>0,3636334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office:value-type="float" office:value="0" calcext:value-type="float">
            <text:p>0</text:p>
          </table:table-cell>
          <table:table-cell office:value-type="float" office:value="0.0107777777777778" calcext:value-type="float">
            <text:p>0,010777777777778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318562661" calcext:value-type="float">
            <text:p>0,3185626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office:value-type="float" office:value="0" calcext:value-type="float">
            <text:p>0</text:p>
          </table:table-cell>
          <table:table-cell office:value-type="float" office:value="0.0111111111111111" calcext:value-type="float">
            <text:p>0,011111111111111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274274443" calcext:value-type="float">
            <text:p>0,2742744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3.35979814814815" calcext:value-type="float">
            <text:p>3,35979814814815</text:p>
          </table:table-cell>
          <table:table-cell office:value-type="float" office:value="118" calcext:value-type="float">
            <text:p>118</text:p>
          </table:table-cell>
          <table:table-cell office:value-type="float" office:value="0.00124132652040995" calcext:value-type="float">
            <text:p>0,00124132652041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131111111111111" calcext:value-type="float">
            <text:p>0,013111111111111</text:p>
          </table:table-cell>
          <table:table-cell office:value-type="float" office:value="0.00569615791404612" calcext:value-type="float">
            <text:p>0,005696157914046</text:p>
          </table:table-cell>
          <table:table-cell office:value-type="float" office:value="0.593336646158765" calcext:value-type="float">
            <text:p>0,593336646158765</text:p>
          </table:table-cell>
          <table:table-cell office:value-type="float" office:value="0.711947905677181" calcext:value-type="float">
            <text:p>0,711947905677181</text:p>
          </table:table-cell>
          <table:table-cell office:value-type="float" office:value="0.446877547347583" calcext:value-type="float">
            <text:p>0,446877547347583</text:p>
          </table:table-cell>
          <table:table-cell office:value-type="float" office:value="1.75216209918353" calcext:value-type="float">
            <text:p>1,75216209918353</text:p>
          </table:table-cell>
          <table:table-cell office:value-type="float" office:value="0.306575074" calcext:value-type="float">
            <text:p>0,306575074</text:p>
          </table:table-cell>
        </table:table-row>
        <table:table-row table:style-name="ro1" table:number-rows-repeated="4">
          <table:table-cell table:number-columns-repeated="5"/>
          <table:table-cell table:style-name="ce1" table:number-columns-repeated="2"/>
          <table:table-cell table:number-columns-repeated="8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7"/>
        </table:table-row>
        <table:table-row table:style-name="ro1" table:number-rows-repeated="9">
          <table:table-cell table:number-columns-repeated="5"/>
          <table:table-cell table:style-name="ce1" table:number-columns-repeated="2"/>
          <table:table-cell table:number-columns-repeated="8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7"/>
        </table:table-row>
      </table:table>
      <table:table table:name="HPPM_MSTRG_AVG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formula="of:=AVERAGE([HPPM_MSTRG.A2:.A6])" office:value-type="float" office:value="100" calcext:value-type="float">
            <text:p>100</text:p>
          </table:table-cell>
          <table:table-cell table:formula="of:=AVERAGE([HPPM_MSTRG.B2:.B6])" office:value-type="float" office:value="290" calcext:value-type="float">
            <text:p>290</text:p>
          </table:table-cell>
          <table:table-cell table:formula="of:=AVERAGE([HPPM_MSTRG.C2:.C6])" office:value-type="float" office:value="0.7" calcext:value-type="float">
            <text:p>0,7</text:p>
          </table:table-cell>
          <table:table-cell table:formula="of:=AVERAGE([HPPM_MSTRG.D2:.D6])" office:value-type="float" office:value="2710.40754716981" calcext:value-type="float">
            <text:p>2710,40754716981</text:p>
          </table:table-cell>
          <table:table-cell table:formula="of:=AVERAGE([HPPM_MSTRG.E2:.E6])" office:value-type="float" office:value="3.35979814814815" calcext:value-type="float">
            <text:p>3,35979814814815</text:p>
          </table:table-cell>
          <table:table-cell table:formula="of:=AVERAGE([HPPM_MSTRG.F2:.F6])" office:value-type="float" office:value="118" calcext:value-type="float">
            <text:p>118</text:p>
          </table:table-cell>
          <table:table-cell table:formula="of:=AVERAGE([HPPM_MSTRG.G2:.G6])" office:value-type="float" office:value="0.00124132652040995" calcext:value-type="float">
            <text:p>1,24E-03</text:p>
          </table:table-cell>
          <table:table-cell table:formula="of:=AVERAGE([HPPM_MSTRG.H2:.H6])" office:value-type="float" office:value="0.000155555555555556" calcext:value-type="float">
            <text:p>1,56E-04</text:p>
          </table:table-cell>
          <table:table-cell table:formula="of:=AVERAGE([HPPM_MSTRG.I2:.I6])" office:value-type="float" office:value="0.0159111111111111" calcext:value-type="float">
            <text:p>0,015911111111111</text:p>
          </table:table-cell>
          <table:table-cell table:formula="of:=AVERAGE([HPPM_MSTRG.J2:.J6])" office:value-type="float" office:value="0.00569615791404612" calcext:value-type="float">
            <text:p>0,005696157914046</text:p>
          </table:table-cell>
          <table:table-cell table:style-name="ce1" table:formula="of:=AVERAGE([HPPM_MSTRG.K2:.K6])" office:value-type="float" office:value="0.593336646158765" calcext:value-type="float">
            <text:p>5,93E-01</text:p>
          </table:table-cell>
          <table:table-cell table:formula="of:=AVERAGE([HPPM_MSTRG.L2:.L6])" office:value-type="float" office:value="0.711947905677181" calcext:value-type="float">
            <text:p>0,711947905677181</text:p>
          </table:table-cell>
          <table:table-cell table:formula="of:=AVERAGE([HPPM_MSTRG.M2:.M6])" office:value-type="float" office:value="0.446877547347583" calcext:value-type="float">
            <text:p>0,446877547347583</text:p>
          </table:table-cell>
          <table:table-cell table:formula="of:=AVERAGE([HPPM_MSTRG.N2:.N6])" office:value-type="float" office:value="1.75216209918353" calcext:value-type="float">
            <text:p>1,75216209918353</text:p>
          </table:table-cell>
          <table:table-cell table:formula="of:=AVERAGE([HPPM_MSTRG.O2:.O6])" office:value-type="float" office:value="0.4826459714" calcext:value-type="float">
            <text:p>0,4826459714</text:p>
          </table:table-cell>
        </table:table-row>
        <table:table-row table:style-name="ro1">
          <table:table-cell table:formula="of:=AVERAGE([HPPM_MSTRG.A7:.A11])" office:value-type="float" office:value="100" calcext:value-type="float">
            <text:p>100</text:p>
          </table:table-cell>
          <table:table-cell table:formula="of:=AVERAGE([HPPM_MSTRG.B7:.B11])" office:value-type="float" office:value="290" calcext:value-type="float">
            <text:p>290</text:p>
          </table:table-cell>
          <table:table-cell table:formula="of:=AVERAGE([HPPM_MSTRG.C7:.C11])" office:value-type="float" office:value="0.75" calcext:value-type="float">
            <text:p>0,75</text:p>
          </table:table-cell>
          <table:table-cell table:formula="of:=AVERAGE([HPPM_MSTRG.D7:.D11])" office:value-type="float" office:value="2710.40754716981" calcext:value-type="float">
            <text:p>2710,40754716981</text:p>
          </table:table-cell>
          <table:table-cell table:formula="of:=AVERAGE([HPPM_MSTRG.E7:.E11])" office:value-type="float" office:value="3.35979814814815" calcext:value-type="float">
            <text:p>3,35979814814815</text:p>
          </table:table-cell>
          <table:table-cell table:formula="of:=AVERAGE([HPPM_MSTRG.F7:.F11])" office:value-type="float" office:value="118" calcext:value-type="float">
            <text:p>118</text:p>
          </table:table-cell>
          <table:table-cell table:style-name="Default" table:formula="of:=AVERAGE([HPPM_MSTRG.G7:.G11])" office:value-type="float" office:value="0.00124132652040995" calcext:value-type="float">
            <text:p>0,00124132652041</text:p>
          </table:table-cell>
          <table:table-cell table:formula="of:=AVERAGE([HPPM_MSTRG.H7:.H11])" office:value-type="float" office:value="0.000155555555555556" calcext:value-type="float">
            <text:p>1,56E-04</text:p>
          </table:table-cell>
          <table:table-cell table:style-name="ce1" table:formula="of:=AVERAGE([HPPM_MSTRG.I7:.I11])" office:value-type="float" office:value="0.0158444444444444" calcext:value-type="float">
            <text:p>1,58E-02</text:p>
          </table:table-cell>
          <table:table-cell table:formula="of:=AVERAGE([HPPM_MSTRG.J7:.J11])" office:value-type="float" office:value="0.00569615791404612" calcext:value-type="float">
            <text:p>0,005696157914046</text:p>
          </table:table-cell>
          <table:table-cell table:formula="of:=AVERAGE([HPPM_MSTRG.K7:.K11])" office:value-type="float" office:value="0.593336646158765" calcext:value-type="float">
            <text:p>0,593336646158765</text:p>
          </table:table-cell>
          <table:table-cell table:formula="of:=AVERAGE([HPPM_MSTRG.L7:.L11])" office:value-type="float" office:value="0.711947905677181" calcext:value-type="float">
            <text:p>0,711947905677181</text:p>
          </table:table-cell>
          <table:table-cell table:formula="of:=AVERAGE([HPPM_MSTRG.M7:.M11])" office:value-type="float" office:value="0.446877547347583" calcext:value-type="float">
            <text:p>0,446877547347583</text:p>
          </table:table-cell>
          <table:table-cell table:formula="of:=AVERAGE([HPPM_MSTRG.N7:.N11])" office:value-type="float" office:value="1.75216209918353" calcext:value-type="float">
            <text:p>1,75216209918353</text:p>
          </table:table-cell>
          <table:table-cell table:formula="of:=AVERAGE([HPPM_MSTRG.O7:.O11])" office:value-type="float" office:value="0.4719542866" calcext:value-type="float">
            <text:p>0,4719542866</text:p>
          </table:table-cell>
        </table:table-row>
        <table:table-row table:style-name="ro1">
          <table:table-cell table:formula="of:=AVERAGE([HPPM_MSTRG.A12:.A16])" office:value-type="float" office:value="100" calcext:value-type="float">
            <text:p>100</text:p>
          </table:table-cell>
          <table:table-cell table:formula="of:=AVERAGE([HPPM_MSTRG.B12:.B16])" office:value-type="float" office:value="290" calcext:value-type="float">
            <text:p>290</text:p>
          </table:table-cell>
          <table:table-cell table:formula="of:=AVERAGE([HPPM_MSTRG.C12:.C16])" office:value-type="float" office:value="0.8" calcext:value-type="float">
            <text:p>0,8</text:p>
          </table:table-cell>
          <table:table-cell table:formula="of:=AVERAGE([HPPM_MSTRG.D12:.D16])" office:value-type="float" office:value="2710.40754716981" calcext:value-type="float">
            <text:p>2710,40754716981</text:p>
          </table:table-cell>
          <table:table-cell table:formula="of:=AVERAGE([HPPM_MSTRG.E12:.E16])" office:value-type="float" office:value="3.35979814814815" calcext:value-type="float">
            <text:p>3,35979814814815</text:p>
          </table:table-cell>
          <table:table-cell table:formula="of:=AVERAGE([HPPM_MSTRG.F12:.F16])" office:value-type="float" office:value="118" calcext:value-type="float">
            <text:p>118</text:p>
          </table:table-cell>
          <table:table-cell table:formula="of:=AVERAGE([HPPM_MSTRG.G12:.G16])" office:value-type="float" office:value="0.00124132652040995" calcext:value-type="float">
            <text:p>1,24E-03</text:p>
          </table:table-cell>
          <table:table-cell table:formula="of:=AVERAGE([HPPM_MSTRG.H12:.H16])" office:value-type="float" office:value="0.0000666666666666667" calcext:value-type="float">
            <text:p>6,67E-05</text:p>
          </table:table-cell>
          <table:table-cell table:formula="of:=AVERAGE([HPPM_MSTRG.I12:.I16])" office:value-type="float" office:value="0.0138888888888889" calcext:value-type="float">
            <text:p>0,013888888888889</text:p>
          </table:table-cell>
          <table:table-cell table:formula="of:=AVERAGE([HPPM_MSTRG.J12:.J16])" office:value-type="float" office:value="0.00569615791404612" calcext:value-type="float">
            <text:p>0,005696157914046</text:p>
          </table:table-cell>
          <table:table-cell table:formula="of:=AVERAGE([HPPM_MSTRG.K12:.K16])" office:value-type="float" office:value="0.593336646158765" calcext:value-type="float">
            <text:p>0,593336646158765</text:p>
          </table:table-cell>
          <table:table-cell table:formula="of:=AVERAGE([HPPM_MSTRG.L12:.L16])" office:value-type="float" office:value="0.711947905677181" calcext:value-type="float">
            <text:p>0,711947905677181</text:p>
          </table:table-cell>
          <table:table-cell table:formula="of:=AVERAGE([HPPM_MSTRG.M12:.M16])" office:value-type="float" office:value="0.446877547347583" calcext:value-type="float">
            <text:p>0,446877547347583</text:p>
          </table:table-cell>
          <table:table-cell table:formula="of:=AVERAGE([HPPM_MSTRG.N12:.N16])" office:value-type="float" office:value="1.75216209918353" calcext:value-type="float">
            <text:p>1,75216209918353</text:p>
          </table:table-cell>
          <table:table-cell table:formula="of:=AVERAGE([HPPM_MSTRG.O12:.O16])" office:value-type="float" office:value="0.4300635174" calcext:value-type="float">
            <text:p>0,4300635174</text:p>
          </table:table-cell>
        </table:table-row>
        <table:table-row table:style-name="ro1">
          <table:table-cell table:formula="of:=AVERAGE([HPPM_MSTRG.A17:.A21])" office:value-type="float" office:value="100" calcext:value-type="float">
            <text:p>100</text:p>
          </table:table-cell>
          <table:table-cell table:formula="of:=AVERAGE([HPPM_MSTRG.B17:.B21])" office:value-type="float" office:value="290" calcext:value-type="float">
            <text:p>290</text:p>
          </table:table-cell>
          <table:table-cell table:formula="of:=AVERAGE([HPPM_MSTRG.C17:.C21])" office:value-type="float" office:value="0.85" calcext:value-type="float">
            <text:p>0,85</text:p>
          </table:table-cell>
          <table:table-cell table:formula="of:=AVERAGE([HPPM_MSTRG.D17:.D21])" office:value-type="float" office:value="2710.40754716981" calcext:value-type="float">
            <text:p>2710,40754716981</text:p>
          </table:table-cell>
          <table:table-cell table:formula="of:=AVERAGE([HPPM_MSTRG.E17:.E21])" office:value-type="float" office:value="3.35979814814815" calcext:value-type="float">
            <text:p>3,35979814814815</text:p>
          </table:table-cell>
          <table:table-cell table:formula="of:=AVERAGE([HPPM_MSTRG.F17:.F21])" office:value-type="float" office:value="118" calcext:value-type="float">
            <text:p>118</text:p>
          </table:table-cell>
          <table:table-cell table:formula="of:=AVERAGE([HPPM_MSTRG.G17:.G21])" office:value-type="float" office:value="0.00124132652040995" calcext:value-type="float">
            <text:p>1,24E-03</text:p>
          </table:table-cell>
          <table:table-cell table:formula="of:=AVERAGE([HPPM_MSTRG.H17:.H21])" office:value-type="float" office:value="0.0000888888888888889" calcext:value-type="float">
            <text:p>8,89E-05</text:p>
          </table:table-cell>
          <table:table-cell table:formula="of:=AVERAGE([HPPM_MSTRG.I17:.I21])" office:value-type="float" office:value="0.013" calcext:value-type="float">
            <text:p>0,013</text:p>
          </table:table-cell>
          <table:table-cell table:formula="of:=AVERAGE([HPPM_MSTRG.J17:.J21])" office:value-type="float" office:value="0.00569615791404612" calcext:value-type="float">
            <text:p>0,005696157914046</text:p>
          </table:table-cell>
          <table:table-cell table:formula="of:=AVERAGE([HPPM_MSTRG.K17:.K21])" office:value-type="float" office:value="0.593336646158765" calcext:value-type="float">
            <text:p>0,593336646158765</text:p>
          </table:table-cell>
          <table:table-cell table:formula="of:=AVERAGE([HPPM_MSTRG.L17:.L21])" office:value-type="float" office:value="0.711947905677181" calcext:value-type="float">
            <text:p>0,711947905677181</text:p>
          </table:table-cell>
          <table:table-cell table:formula="of:=AVERAGE([HPPM_MSTRG.M17:.M21])" office:value-type="float" office:value="0.446877547347583" calcext:value-type="float">
            <text:p>0,446877547347583</text:p>
          </table:table-cell>
          <table:table-cell table:formula="of:=AVERAGE([HPPM_MSTRG.N17:.N21])" office:value-type="float" office:value="1.75216209918353" calcext:value-type="float">
            <text:p>1,75216209918353</text:p>
          </table:table-cell>
          <table:table-cell table:formula="of:=AVERAGE([HPPM_MSTRG.O17:.O21])" office:value-type="float" office:value="0.4141849976" calcext:value-type="float">
            <text:p>0,4141849976</text:p>
          </table:table-cell>
        </table:table-row>
        <table:table-row table:style-name="ro1">
          <table:table-cell table:formula="of:=AVERAGE([HPPM_MSTRG.A22:.A26])" office:value-type="float" office:value="100" calcext:value-type="float">
            <text:p>100</text:p>
          </table:table-cell>
          <table:table-cell table:formula="of:=AVERAGE([HPPM_MSTRG.B22:.B26])" office:value-type="float" office:value="290" calcext:value-type="float">
            <text:p>290</text:p>
          </table:table-cell>
          <table:table-cell table:formula="of:=AVERAGE([HPPM_MSTRG.C22:.C26])" office:value-type="float" office:value="0.9" calcext:value-type="float">
            <text:p>0,9</text:p>
          </table:table-cell>
          <table:table-cell table:formula="of:=AVERAGE([HPPM_MSTRG.D22:.D26])" office:value-type="float" office:value="2710.40754716981" calcext:value-type="float">
            <text:p>2710,40754716981</text:p>
          </table:table-cell>
          <table:table-cell table:formula="of:=AVERAGE([HPPM_MSTRG.E22:.E26])" office:value-type="float" office:value="3.35979814814815" calcext:value-type="float">
            <text:p>3,35979814814815</text:p>
          </table:table-cell>
          <table:table-cell table:formula="of:=AVERAGE([HPPM_MSTRG.F22:.F26])" office:value-type="float" office:value="118" calcext:value-type="float">
            <text:p>118</text:p>
          </table:table-cell>
          <table:table-cell table:formula="of:=AVERAGE([HPPM_MSTRG.G22:.G26])" office:value-type="float" office:value="0.00124132652040995" calcext:value-type="float">
            <text:p>1,24E-03</text:p>
          </table:table-cell>
          <table:table-cell table:formula="of:=AVERAGE([HPPM_MSTRG.H22:.H26])" office:value-type="float" office:value="0.0000888888888888889" calcext:value-type="float">
            <text:p>8,89E-05</text:p>
          </table:table-cell>
          <table:table-cell table:formula="of:=AVERAGE([HPPM_MSTRG.I22:.I26])" office:value-type="float" office:value="0.0129111111111111" calcext:value-type="float">
            <text:p>0,012911111111111</text:p>
          </table:table-cell>
          <table:table-cell table:formula="of:=AVERAGE([HPPM_MSTRG.J22:.J26])" office:value-type="float" office:value="0.00569615791404612" calcext:value-type="float">
            <text:p>0,005696157914046</text:p>
          </table:table-cell>
          <table:table-cell table:formula="of:=AVERAGE([HPPM_MSTRG.K22:.K26])" office:value-type="float" office:value="0.593336646158765" calcext:value-type="float">
            <text:p>0,593336646158765</text:p>
          </table:table-cell>
          <table:table-cell table:formula="of:=AVERAGE([HPPM_MSTRG.L22:.L26])" office:value-type="float" office:value="0.711947905677181" calcext:value-type="float">
            <text:p>0,711947905677181</text:p>
          </table:table-cell>
          <table:table-cell table:formula="of:=AVERAGE([HPPM_MSTRG.M22:.M26])" office:value-type="float" office:value="0.446877547347583" calcext:value-type="float">
            <text:p>0,446877547347583</text:p>
          </table:table-cell>
          <table:table-cell table:formula="of:=AVERAGE([HPPM_MSTRG.N22:.N26])" office:value-type="float" office:value="1.75216209918353" calcext:value-type="float">
            <text:p>1,75216209918353</text:p>
          </table:table-cell>
          <table:table-cell table:formula="of:=AVERAGE([HPPM_MSTRG.O22:.O26])" office:value-type="float" office:value="0.4146624628" calcext:value-type="float">
            <text:p>0,4146624628</text:p>
          </table:table-cell>
        </table:table-row>
        <table:table-row table:style-name="ro1">
          <table:table-cell table:formula="of:=AVERAGE([HPPM_MSTRG.A27:.A31])" office:value-type="float" office:value="100" calcext:value-type="float">
            <text:p>100</text:p>
          </table:table-cell>
          <table:table-cell table:formula="of:=AVERAGE([HPPM_MSTRG.B7:.B11])" office:value-type="float" office:value="290" calcext:value-type="float">
            <text:p>290</text:p>
          </table:table-cell>
          <table:table-cell table:formula="of:=AVERAGE([HPPM_MSTRG.C27:.C31])" office:value-type="float" office:value="0.95" calcext:value-type="float">
            <text:p>0,95</text:p>
          </table:table-cell>
          <table:table-cell table:formula="of:=AVERAGE([HPPM_MSTRG.D27:.D31])" office:value-type="float" office:value="2710.40754716981" calcext:value-type="float">
            <text:p>2710,40754716981</text:p>
          </table:table-cell>
          <table:table-cell table:formula="of:=AVERAGE([HPPM_MSTRG.E27:.E31])" office:value-type="float" office:value="3.35979814814815" calcext:value-type="float">
            <text:p>3,35979814814815</text:p>
          </table:table-cell>
          <table:table-cell table:formula="of:=AVERAGE([HPPM_MSTRG.F27:.F31])" office:value-type="float" office:value="118" calcext:value-type="float">
            <text:p>118</text:p>
          </table:table-cell>
          <table:table-cell table:formula="of:=AVERAGE([HPPM_MSTRG.G27:.G31])" office:value-type="float" office:value="0.00124132652040995" calcext:value-type="float">
            <text:p>1,24E-03</text:p>
          </table:table-cell>
          <table:table-cell table:formula="of:=AVERAGE([HPPM_MSTRG.H27:.H31])" office:value-type="float" office:value="0.0000444444444444444" calcext:value-type="float">
            <text:p>4,44E-05</text:p>
          </table:table-cell>
          <table:table-cell table:formula="of:=AVERAGE([HPPM_MSTRG.I27:.I31])" office:value-type="float" office:value="0.0137111111111111" calcext:value-type="float">
            <text:p>0,013711111111111</text:p>
          </table:table-cell>
          <table:table-cell table:style-name="ce1" table:formula="of:=AVERAGE([HPPM_MSTRG.J27:.J31])" office:value-type="float" office:value="0.00569615791404612" calcext:value-type="float">
            <text:p>5,70E-03</text:p>
          </table:table-cell>
          <table:table-cell table:formula="of:=AVERAGE([HPPM_MSTRG.K27:.K31])" office:value-type="float" office:value="0.593336646158765" calcext:value-type="float">
            <text:p>0,593336646158765</text:p>
          </table:table-cell>
          <table:table-cell table:formula="of:=AVERAGE([HPPM_MSTRG.L27:.L31])" office:value-type="float" office:value="0.711947905677181" calcext:value-type="float">
            <text:p>0,711947905677181</text:p>
          </table:table-cell>
          <table:table-cell table:formula="of:=AVERAGE([HPPM_MSTRG.M27:.M31])" office:value-type="float" office:value="0.446877547347583" calcext:value-type="float">
            <text:p>0,446877547347583</text:p>
          </table:table-cell>
          <table:table-cell table:formula="of:=AVERAGE([HPPM_MSTRG.N27:.N31])" office:value-type="float" office:value="1.75216209918353" calcext:value-type="float">
            <text:p>1,75216209918353</text:p>
          </table:table-cell>
          <table:table-cell table:formula="of:=AVERAGE([HPPM_MSTRG.O27:.O31])" office:value-type="float" office:value="0.423084408" calcext:value-type="float">
            <text:p>0,423084408</text:p>
          </table:table-cell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5"/>
        </table:table-row>
      </table:table>
      <table:table table:name="NO_STORAGE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233333333333333" calcext:value-type="float">
            <text:p>0,002333333333333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63874277" calcext:value-type="float">
            <text:p>0,638742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777777777777778" calcext:value-type="float">
            <text:p>7,78E-04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328802465" calcext:value-type="float">
            <text:p>0,3288024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239053891" calcext:value-type="float">
            <text:p>0,2390538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table:style-name="ce1" office:value-type="float" office:value="0.000777777777777778" calcext:value-type="float">
            <text:p>7,78E-04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214618773" calcext:value-type="float">
            <text:p>0,2146187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444444444444444" calcext:value-type="float">
            <text:p>4,44E-04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196110518" calcext:value-type="float">
            <text:p>0,1961105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5555555555556" calcext:value-type="float">
            <text:p>0,001555555555556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617010336" calcext:value-type="float">
            <text:p>0,6170103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295257892" calcext:value-type="float">
            <text:p>0,2952578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444444444444444" calcext:value-type="float">
            <text:p>4,44E-04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208458849" calcext:value-type="float">
            <text:p>0,2084588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555555555555556" calcext:value-type="float">
            <text:p>5,56E-04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214567367" calcext:value-type="float">
            <text:p>0,2145673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777777777777778" calcext:value-type="float">
            <text:p>7,78E-04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17897763" calcext:value-type="float">
            <text:p>0,178977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6666666666667" calcext:value-type="float">
            <text:p>0,001666666666667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654229324" calcext:value-type="float">
            <text:p>0,6542293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336818609" calcext:value-type="float">
            <text:p>0,3368186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215031156" calcext:value-type="float">
            <text:p>0,2150311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666666666666667" calcext:value-type="float">
            <text:p>6,67E-04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224036539" calcext:value-type="float">
            <text:p>0,2240365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777777777777778" calcext:value-type="float">
            <text:p>7,78E-04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181458333" calcext:value-type="float">
            <text:p>0,181458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625046784" calcext:value-type="float">
            <text:p>0,6250467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3333333333333" calcext:value-type="float">
            <text:p>0,001333333333333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393962797" calcext:value-type="float">
            <text:p>0,3939627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290887912" calcext:value-type="float">
            <text:p>0,2908879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237437953" calcext:value-type="float">
            <text:p>0,2374379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777777777777778" calcext:value-type="float">
            <text:p>7,78E-04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189670698" calcext:value-type="float">
            <text:p>0,1896706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6666666666667" calcext:value-type="float">
            <text:p>0,001666666666667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679817234" calcext:value-type="float">
            <text:p>0,6798172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262432845" calcext:value-type="float">
            <text:p>0,2624328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209494367" calcext:value-type="float">
            <text:p>0,2094943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4444444444445" calcext:value-type="float">
            <text:p>0,001444444444444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225968879" calcext:value-type="float">
            <text:p>0,2259688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666666666666667" calcext:value-type="float">
            <text:p>6,67E-04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187627806" calcext:value-type="float">
            <text:p>0,1876278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4444444444445" calcext:value-type="float">
            <text:p>0,001444444444444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653205305" calcext:value-type="float">
            <text:p>0,6532053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319703399" calcext:value-type="float">
            <text:p>0,3197033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218208273" calcext:value-type="float">
            <text:p>0,2182082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666666666666667" calcext:value-type="float">
            <text:p>6,67E-04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218763992" calcext:value-type="float">
            <text:p>0,2187639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07.19433962264" calcext:value-type="float">
            <text:p>2707,19433962264</text:p>
          </table:table-cell>
          <table:table-cell office:value-type="float" office:value="4.71944444444444" calcext:value-type="float">
            <text:p>4,719444444444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table:style-name="ce1" office:value-type="float" office:value="0.000777777777777778" calcext:value-type="float">
            <text:p>7,78E-04</text:p>
          </table:table-cell>
          <table:table-cell office:value-type="float" office:value="0.0243302541404612" calcext:value-type="float">
            <text:p>0,024330254140461</text:p>
          </table:table-cell>
          <table:table-cell office:value-type="float" office:value="0.836327479360519" calcext:value-type="float">
            <text:p>0,836327479360519</text:p>
          </table:table-cell>
          <table:table-cell office:value-type="float" office:value="3.07222019395646" calcext:value-type="float">
            <text:p>3,07222019395646</text:p>
          </table:table-cell>
          <table:table-cell office:value-type="float" office:value="0" calcext:value-type="float">
            <text:p>0</text:p>
          </table:table-cell>
          <table:table-cell office:value-type="float" office:value="3.90854767331698" calcext:value-type="float">
            <text:p>3,90854767331698</text:p>
          </table:table-cell>
          <table:table-cell office:value-type="float" office:value="0.202148382" calcext:value-type="float">
            <text:p>0,202148382</text:p>
          </table:table-cell>
        </table:table-row>
        <table:table-row table:style-name="ro1" table:number-rows-repeated="4">
          <table:table-cell table:number-columns-repeated="5"/>
          <table:table-cell table:style-name="ce1" table:number-columns-repeated="2"/>
          <table:table-cell table:number-columns-repeated="8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7"/>
        </table:table-row>
        <table:table-row table:style-name="ro1" table:number-rows-repeated="9">
          <table:table-cell table:number-columns-repeated="5"/>
          <table:table-cell table:style-name="ce1" table:number-columns-repeated="2"/>
          <table:table-cell table:number-columns-repeated="8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7"/>
        </table:table-row>
      </table:table>
      <table:table table:name="NO_STORAGE_AVG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formula="of:=AVERAGE([NO_STORAGE.A2:.A6])" office:value-type="float" office:value="100" calcext:value-type="float">
            <text:p>100</text:p>
          </table:table-cell>
          <table:table-cell table:formula="of:=AVERAGE([NO_STORAGE.B2:.B6])" office:value-type="float" office:value="290" calcext:value-type="float">
            <text:p>290</text:p>
          </table:table-cell>
          <table:table-cell table:formula="of:=AVERAGE([NO_STORAGE.C2:.C6])" office:value-type="float" office:value="0.7" calcext:value-type="float">
            <text:p>0,7</text:p>
          </table:table-cell>
          <table:table-cell table:formula="of:=AVERAGE([NO_STORAGE.D2:.D6])" office:value-type="float" office:value="2707.19433962264" calcext:value-type="float">
            <text:p>2707,19433962264</text:p>
          </table:table-cell>
          <table:table-cell table:formula="of:=AVERAGE([NO_STORAGE.E2:.E6])" office:value-type="float" office:value="4.71944444444444" calcext:value-type="float">
            <text:p>4,71944444444444</text:p>
          </table:table-cell>
          <table:table-cell table:formula="of:=AVERAGE([NO_STORAGE.F2:.F6])" office:value-type="float" office:value="0" calcext:value-type="float">
            <text:p>0</text:p>
          </table:table-cell>
          <table:table-cell table:formula="of:=AVERAGE([NO_STORAGE.G2:.G6])" office:value-type="float" office:value="0" calcext:value-type="float">
            <text:p>0,00E+00</text:p>
          </table:table-cell>
          <table:table-cell table:formula="of:=AVERAGE([NO_STORAGE.H2:.H6])" office:value-type="float" office:value="0.0000444444444444444" calcext:value-type="float">
            <text:p>4,44E-05</text:p>
          </table:table-cell>
          <table:table-cell table:formula="of:=AVERAGE([NO_STORAGE.I2:.I6])" office:value-type="float" office:value="0.00104444444444444" calcext:value-type="float">
            <text:p>0,001044444444444</text:p>
          </table:table-cell>
          <table:table-cell table:formula="of:=AVERAGE([NO_STORAGE.J2:.J6])" office:value-type="float" office:value="0.0243302541404612" calcext:value-type="float">
            <text:p>0,024330254140461</text:p>
          </table:table-cell>
          <table:table-cell table:style-name="ce1" table:formula="of:=AVERAGE([NO_STORAGE.K2:.K6])" office:value-type="float" office:value="0.836327479360519" calcext:value-type="float">
            <text:p>8,36E-01</text:p>
          </table:table-cell>
          <table:table-cell table:formula="of:=AVERAGE([NO_STORAGE.L2:.L6])" office:value-type="float" office:value="3.07222019395646" calcext:value-type="float">
            <text:p>3,07222019395646</text:p>
          </table:table-cell>
          <table:table-cell table:formula="of:=AVERAGE([NO_STORAGE.M2:.M6])" office:value-type="float" office:value="0" calcext:value-type="float">
            <text:p>0</text:p>
          </table:table-cell>
          <table:table-cell table:formula="of:=AVERAGE([NO_STORAGE.N2:.N6])" office:value-type="float" office:value="3.90854767331698" calcext:value-type="float">
            <text:p>3,90854767331698</text:p>
          </table:table-cell>
          <table:table-cell table:formula="of:=AVERAGE([NO_STORAGE.O2:.O6])" office:value-type="float" office:value="0.3234656834" calcext:value-type="float">
            <text:p>0,3234656834</text:p>
          </table:table-cell>
        </table:table-row>
        <table:table-row table:style-name="ro1">
          <table:table-cell table:formula="of:=AVERAGE([NO_STORAGE.A7:.A11])" office:value-type="float" office:value="100" calcext:value-type="float">
            <text:p>100</text:p>
          </table:table-cell>
          <table:table-cell table:formula="of:=AVERAGE([NO_STORAGE.B7:.B11])" office:value-type="float" office:value="290" calcext:value-type="float">
            <text:p>290</text:p>
          </table:table-cell>
          <table:table-cell table:formula="of:=AVERAGE([NO_STORAGE.C7:.C11])" office:value-type="float" office:value="0.75" calcext:value-type="float">
            <text:p>0,75</text:p>
          </table:table-cell>
          <table:table-cell table:formula="of:=AVERAGE([NO_STORAGE.D7:.D11])" office:value-type="float" office:value="2707.19433962264" calcext:value-type="float">
            <text:p>2707,19433962264</text:p>
          </table:table-cell>
          <table:table-cell table:formula="of:=AVERAGE([NO_STORAGE.E7:.E11])" office:value-type="float" office:value="4.71944444444444" calcext:value-type="float">
            <text:p>4,71944444444444</text:p>
          </table:table-cell>
          <table:table-cell table:formula="of:=AVERAGE([NO_STORAGE.F7:.F11])" office:value-type="float" office:value="0" calcext:value-type="float">
            <text:p>0</text:p>
          </table:table-cell>
          <table:table-cell table:style-name="Default" table:formula="of:=AVERAGE([NO_STORAGE.G7:.G11])" office:value-type="float" office:value="0" calcext:value-type="float">
            <text:p>0</text:p>
          </table:table-cell>
          <table:table-cell table:formula="of:=AVERAGE([NO_STORAGE.H7:.H11])" office:value-type="float" office:value="0" calcext:value-type="float">
            <text:p>0,00E+00</text:p>
          </table:table-cell>
          <table:table-cell table:style-name="ce1" table:formula="of:=AVERAGE([NO_STORAGE.I7:.I11])" office:value-type="float" office:value="0.000844444444444444" calcext:value-type="float">
            <text:p>8,44E-04</text:p>
          </table:table-cell>
          <table:table-cell table:formula="of:=AVERAGE([NO_STORAGE.J7:.J11])" office:value-type="float" office:value="0.0243302541404612" calcext:value-type="float">
            <text:p>0,024330254140461</text:p>
          </table:table-cell>
          <table:table-cell table:formula="of:=AVERAGE([NO_STORAGE.K7:.K11])" office:value-type="float" office:value="0.836327479360519" calcext:value-type="float">
            <text:p>0,836327479360519</text:p>
          </table:table-cell>
          <table:table-cell table:formula="of:=AVERAGE([NO_STORAGE.L7:.L11])" office:value-type="float" office:value="3.07222019395646" calcext:value-type="float">
            <text:p>3,07222019395646</text:p>
          </table:table-cell>
          <table:table-cell table:formula="of:=AVERAGE([NO_STORAGE.M7:.M11])" office:value-type="float" office:value="0" calcext:value-type="float">
            <text:p>0</text:p>
          </table:table-cell>
          <table:table-cell table:formula="of:=AVERAGE([NO_STORAGE.N7:.N11])" office:value-type="float" office:value="3.90854767331698" calcext:value-type="float">
            <text:p>3,90854767331698</text:p>
          </table:table-cell>
          <table:table-cell table:formula="of:=AVERAGE([NO_STORAGE.O7:.O11])" office:value-type="float" office:value="0.3028544148" calcext:value-type="float">
            <text:p>0,3028544148</text:p>
          </table:table-cell>
        </table:table-row>
        <table:table-row table:style-name="ro1">
          <table:table-cell table:formula="of:=AVERAGE([NO_STORAGE.A12:.A16])" office:value-type="float" office:value="100" calcext:value-type="float">
            <text:p>100</text:p>
          </table:table-cell>
          <table:table-cell table:formula="of:=AVERAGE([NO_STORAGE.B12:.B16])" office:value-type="float" office:value="290" calcext:value-type="float">
            <text:p>290</text:p>
          </table:table-cell>
          <table:table-cell table:formula="of:=AVERAGE([NO_STORAGE.C12:.C16])" office:value-type="float" office:value="0.8" calcext:value-type="float">
            <text:p>0,8</text:p>
          </table:table-cell>
          <table:table-cell table:formula="of:=AVERAGE([NO_STORAGE.D12:.D16])" office:value-type="float" office:value="2707.19433962264" calcext:value-type="float">
            <text:p>2707,19433962264</text:p>
          </table:table-cell>
          <table:table-cell table:formula="of:=AVERAGE([NO_STORAGE.E12:.E16])" office:value-type="float" office:value="4.71944444444444" calcext:value-type="float">
            <text:p>4,71944444444444</text:p>
          </table:table-cell>
          <table:table-cell table:formula="of:=AVERAGE([NO_STORAGE.F12:.F16])" office:value-type="float" office:value="0" calcext:value-type="float">
            <text:p>0</text:p>
          </table:table-cell>
          <table:table-cell table:formula="of:=AVERAGE([NO_STORAGE.G12:.G16])" office:value-type="float" office:value="0" calcext:value-type="float">
            <text:p>0,00E+00</text:p>
          </table:table-cell>
          <table:table-cell table:formula="of:=AVERAGE([NO_STORAGE.H12:.H16])" office:value-type="float" office:value="0" calcext:value-type="float">
            <text:p>0,00E+00</text:p>
          </table:table-cell>
          <table:table-cell table:formula="of:=AVERAGE([NO_STORAGE.I12:.I16])" office:value-type="float" office:value="0.00102222222222222" calcext:value-type="float">
            <text:p>0,001022222222222</text:p>
          </table:table-cell>
          <table:table-cell table:formula="of:=AVERAGE([NO_STORAGE.J12:.J16])" office:value-type="float" office:value="0.0243302541404612" calcext:value-type="float">
            <text:p>0,024330254140461</text:p>
          </table:table-cell>
          <table:table-cell table:formula="of:=AVERAGE([NO_STORAGE.K12:.K16])" office:value-type="float" office:value="0.836327479360519" calcext:value-type="float">
            <text:p>0,836327479360519</text:p>
          </table:table-cell>
          <table:table-cell table:formula="of:=AVERAGE([NO_STORAGE.L12:.L16])" office:value-type="float" office:value="3.07222019395646" calcext:value-type="float">
            <text:p>3,07222019395646</text:p>
          </table:table-cell>
          <table:table-cell table:formula="of:=AVERAGE([NO_STORAGE.M12:.M16])" office:value-type="float" office:value="0" calcext:value-type="float">
            <text:p>0</text:p>
          </table:table-cell>
          <table:table-cell table:formula="of:=AVERAGE([NO_STORAGE.N12:.N16])" office:value-type="float" office:value="3.90854767331698" calcext:value-type="float">
            <text:p>3,90854767331698</text:p>
          </table:table-cell>
          <table:table-cell table:formula="of:=AVERAGE([NO_STORAGE.O12:.O16])" office:value-type="float" office:value="0.3223147922" calcext:value-type="float">
            <text:p>0,3223147922</text:p>
          </table:table-cell>
        </table:table-row>
        <table:table-row table:style-name="ro1">
          <table:table-cell table:formula="of:=AVERAGE([NO_STORAGE.A17:.A21])" office:value-type="float" office:value="100" calcext:value-type="float">
            <text:p>100</text:p>
          </table:table-cell>
          <table:table-cell table:formula="of:=AVERAGE([NO_STORAGE.B17:.B21])" office:value-type="float" office:value="290" calcext:value-type="float">
            <text:p>290</text:p>
          </table:table-cell>
          <table:table-cell table:formula="of:=AVERAGE([NO_STORAGE.C17:.C21])" office:value-type="float" office:value="0.85" calcext:value-type="float">
            <text:p>0,85</text:p>
          </table:table-cell>
          <table:table-cell table:formula="of:=AVERAGE([NO_STORAGE.D17:.D21])" office:value-type="float" office:value="2707.19433962264" calcext:value-type="float">
            <text:p>2707,19433962264</text:p>
          </table:table-cell>
          <table:table-cell table:formula="of:=AVERAGE([NO_STORAGE.E17:.E21])" office:value-type="float" office:value="4.71944444444444" calcext:value-type="float">
            <text:p>4,71944444444444</text:p>
          </table:table-cell>
          <table:table-cell table:formula="of:=AVERAGE([NO_STORAGE.F17:.F21])" office:value-type="float" office:value="0" calcext:value-type="float">
            <text:p>0</text:p>
          </table:table-cell>
          <table:table-cell table:formula="of:=AVERAGE([NO_STORAGE.G17:.G21])" office:value-type="float" office:value="0" calcext:value-type="float">
            <text:p>0,00E+00</text:p>
          </table:table-cell>
          <table:table-cell table:formula="of:=AVERAGE([NO_STORAGE.H17:.H21])" office:value-type="float" office:value="0.0000222222222222222" calcext:value-type="float">
            <text:p>2,22E-05</text:p>
          </table:table-cell>
          <table:table-cell table:formula="of:=AVERAGE([NO_STORAGE.I17:.I21])" office:value-type="float" office:value="0.00122222222222222" calcext:value-type="float">
            <text:p>0,001222222222222</text:p>
          </table:table-cell>
          <table:table-cell table:formula="of:=AVERAGE([NO_STORAGE.J17:.J21])" office:value-type="float" office:value="0.0243302541404612" calcext:value-type="float">
            <text:p>0,024330254140461</text:p>
          </table:table-cell>
          <table:table-cell table:formula="of:=AVERAGE([NO_STORAGE.K17:.K21])" office:value-type="float" office:value="0.836327479360519" calcext:value-type="float">
            <text:p>0,836327479360519</text:p>
          </table:table-cell>
          <table:table-cell table:formula="of:=AVERAGE([NO_STORAGE.L17:.L21])" office:value-type="float" office:value="3.07222019395646" calcext:value-type="float">
            <text:p>3,07222019395646</text:p>
          </table:table-cell>
          <table:table-cell table:formula="of:=AVERAGE([NO_STORAGE.M17:.M21])" office:value-type="float" office:value="0" calcext:value-type="float">
            <text:p>0</text:p>
          </table:table-cell>
          <table:table-cell table:formula="of:=AVERAGE([NO_STORAGE.N17:.N21])" office:value-type="float" office:value="3.90854767331698" calcext:value-type="float">
            <text:p>3,90854767331698</text:p>
          </table:table-cell>
          <table:table-cell table:formula="of:=AVERAGE([NO_STORAGE.O17:.O21])" office:value-type="float" office:value="0.3474012288" calcext:value-type="float">
            <text:p>0,3474012288</text:p>
          </table:table-cell>
        </table:table-row>
        <table:table-row table:style-name="ro1">
          <table:table-cell table:formula="of:=AVERAGE([NO_STORAGE.A22:.A26])" office:value-type="float" office:value="100" calcext:value-type="float">
            <text:p>100</text:p>
          </table:table-cell>
          <table:table-cell table:formula="of:=AVERAGE([NO_STORAGE.B22:.B26])" office:value-type="float" office:value="290" calcext:value-type="float">
            <text:p>290</text:p>
          </table:table-cell>
          <table:table-cell table:formula="of:=AVERAGE([NO_STORAGE.C22:.C26])" office:value-type="float" office:value="0.9" calcext:value-type="float">
            <text:p>0,9</text:p>
          </table:table-cell>
          <table:table-cell table:formula="of:=AVERAGE([NO_STORAGE.D22:.D26])" office:value-type="float" office:value="2707.19433962264" calcext:value-type="float">
            <text:p>2707,19433962264</text:p>
          </table:table-cell>
          <table:table-cell table:formula="of:=AVERAGE([NO_STORAGE.E22:.E26])" office:value-type="float" office:value="4.71944444444444" calcext:value-type="float">
            <text:p>4,71944444444444</text:p>
          </table:table-cell>
          <table:table-cell table:formula="of:=AVERAGE([NO_STORAGE.F22:.F26])" office:value-type="float" office:value="0" calcext:value-type="float">
            <text:p>0</text:p>
          </table:table-cell>
          <table:table-cell table:formula="of:=AVERAGE([NO_STORAGE.G22:.G26])" office:value-type="float" office:value="0" calcext:value-type="float">
            <text:p>0,00E+00</text:p>
          </table:table-cell>
          <table:table-cell table:formula="of:=AVERAGE([NO_STORAGE.H22:.H26])" office:value-type="float" office:value="0" calcext:value-type="float">
            <text:p>0,00E+00</text:p>
          </table:table-cell>
          <table:table-cell table:formula="of:=AVERAGE([NO_STORAGE.I22:.I26])" office:value-type="float" office:value="0.00115555555555556" calcext:value-type="float">
            <text:p>0,001155555555556</text:p>
          </table:table-cell>
          <table:table-cell table:formula="of:=AVERAGE([NO_STORAGE.J22:.J26])" office:value-type="float" office:value="0.0243302541404612" calcext:value-type="float">
            <text:p>0,024330254140461</text:p>
          </table:table-cell>
          <table:table-cell table:formula="of:=AVERAGE([NO_STORAGE.K22:.K26])" office:value-type="float" office:value="0.836327479360519" calcext:value-type="float">
            <text:p>0,836327479360519</text:p>
          </table:table-cell>
          <table:table-cell table:formula="of:=AVERAGE([NO_STORAGE.L22:.L26])" office:value-type="float" office:value="3.07222019395646" calcext:value-type="float">
            <text:p>3,07222019395646</text:p>
          </table:table-cell>
          <table:table-cell table:formula="of:=AVERAGE([NO_STORAGE.M22:.M26])" office:value-type="float" office:value="0" calcext:value-type="float">
            <text:p>0</text:p>
          </table:table-cell>
          <table:table-cell table:formula="of:=AVERAGE([NO_STORAGE.N22:.N26])" office:value-type="float" office:value="3.90854767331698" calcext:value-type="float">
            <text:p>3,90854767331698</text:p>
          </table:table-cell>
          <table:table-cell table:formula="of:=AVERAGE([NO_STORAGE.O22:.O26])" office:value-type="float" office:value="0.3130682262" calcext:value-type="float">
            <text:p>0,3130682262</text:p>
          </table:table-cell>
        </table:table-row>
        <table:table-row table:style-name="ro1">
          <table:table-cell table:formula="of:=AVERAGE([NO_STORAGE.A27:.A31])" office:value-type="float" office:value="100" calcext:value-type="float">
            <text:p>100</text:p>
          </table:table-cell>
          <table:table-cell table:formula="of:=AVERAGE([NO_STORAGE.B7:.B11])" office:value-type="float" office:value="290" calcext:value-type="float">
            <text:p>290</text:p>
          </table:table-cell>
          <table:table-cell table:formula="of:=AVERAGE([NO_STORAGE.C27:.C31])" office:value-type="float" office:value="0.95" calcext:value-type="float">
            <text:p>0,95</text:p>
          </table:table-cell>
          <table:table-cell table:formula="of:=AVERAGE([NO_STORAGE.D27:.D31])" office:value-type="float" office:value="2707.19433962264" calcext:value-type="float">
            <text:p>2707,19433962264</text:p>
          </table:table-cell>
          <table:table-cell table:formula="of:=AVERAGE([NO_STORAGE.E27:.E31])" office:value-type="float" office:value="4.71944444444444" calcext:value-type="float">
            <text:p>4,71944444444444</text:p>
          </table:table-cell>
          <table:table-cell table:formula="of:=AVERAGE([NO_STORAGE.F27:.F31])" office:value-type="float" office:value="0" calcext:value-type="float">
            <text:p>0</text:p>
          </table:table-cell>
          <table:table-cell table:formula="of:=AVERAGE([NO_STORAGE.G27:.G31])" office:value-type="float" office:value="0" calcext:value-type="float">
            <text:p>0,00E+00</text:p>
          </table:table-cell>
          <table:table-cell table:formula="of:=AVERAGE([NO_STORAGE.H27:.H31])" office:value-type="float" office:value="0.0000444444444444444" calcext:value-type="float">
            <text:p>4,44E-05</text:p>
          </table:table-cell>
          <table:table-cell table:formula="of:=AVERAGE([NO_STORAGE.I27:.I31])" office:value-type="float" office:value="0.000955555555555556" calcext:value-type="float">
            <text:p>0,000955555555556</text:p>
          </table:table-cell>
          <table:table-cell table:style-name="ce1" table:formula="of:=AVERAGE([NO_STORAGE.J27:.J31])" office:value-type="float" office:value="0.0243302541404612" calcext:value-type="float">
            <text:p>2,43E-02</text:p>
          </table:table-cell>
          <table:table-cell table:formula="of:=AVERAGE([NO_STORAGE.K27:.K31])" office:value-type="float" office:value="0.836327479360519" calcext:value-type="float">
            <text:p>0,836327479360519</text:p>
          </table:table-cell>
          <table:table-cell table:formula="of:=AVERAGE([NO_STORAGE.L27:.L31])" office:value-type="float" office:value="3.07222019395646" calcext:value-type="float">
            <text:p>3,07222019395646</text:p>
          </table:table-cell>
          <table:table-cell table:formula="of:=AVERAGE([NO_STORAGE.M27:.M31])" office:value-type="float" office:value="0" calcext:value-type="float">
            <text:p>0</text:p>
          </table:table-cell>
          <table:table-cell table:formula="of:=AVERAGE([NO_STORAGE.N27:.N31])" office:value-type="float" office:value="3.90854767331698" calcext:value-type="float">
            <text:p>3,90854767331698</text:p>
          </table:table-cell>
          <table:table-cell table:formula="of:=AVERAGE([NO_STORAGE.O27:.O31])" office:value-type="float" office:value="0.3224058702" calcext:value-type="float">
            <text:p>0,3224058702</text:p>
          </table:table-cell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5"/>
        </table:table-row>
      </table:table>
      <table:table table:name="GREEDY_ERROR_RATE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Greedy_MSTRGMT_AVG.C2]-#REF!)/#REF!" office:value-type="string" office:string-value="" calcext:value-type="error">
            <text:p>#REF!</text:p>
          </table:table-cell>
          <table:table-cell table:formula="of:=ABS([Greedy_MSTRGMT_AVG.D2]-#REF!)/#REF!" office:value-type="string" office:string-value="" calcext:value-type="error">
            <text:p>#REF!</text:p>
          </table:table-cell>
          <table:table-cell table:formula="of:=ABS([Greedy_MSTRGMT_AVG.E2]-#REF!)/#REF!" office:value-type="string" office:string-value="" calcext:value-type="error">
            <text:p>#REF!</text:p>
          </table:table-cell>
          <table:table-cell table:formula="of:=ABS([Greedy_MSTRGMT_AVG.F2]-#REF!)/#REF!" office:value-type="string" office:string-value="" calcext:value-type="error">
            <text:p>#REF!</text:p>
          </table:table-cell>
          <table:table-cell table:formula="of:=ABS([Greedy_MSTRGMT_AVG.G2]-#REF!)/#REF!" office:value-type="string" office:string-value="" calcext:value-type="error">
            <text:p>#REF!</text:p>
          </table:table-cell>
          <table:table-cell table:formula="of:=ABS([Greedy_MSTRGMT_AVG.H2]-#REF!)/#REF!" office:value-type="string" office:string-value="" calcext:value-type="error">
            <text:p>#REF!</text:p>
          </table:table-cell>
          <table:table-cell table:formula="of:=ABS([Greedy_MSTRGMT_AVG.I2]-#REF!)/#REF!" office:value-type="string" office:string-value="" calcext:value-type="error">
            <text:p>#REF!</text:p>
          </table:table-cell>
          <table:table-cell table:formula="of:=ABS([Greedy_MSTRGMT_AVG.J2]-#REF!)/#REF!" office:value-type="string" office:string-value="" calcext:value-type="error">
            <text:p>#REF!</text:p>
          </table:table-cell>
          <table:table-cell table:formula="of:=ABS([Greedy_MSTRGMT_AVG.K2]-#REF!)/#REF!" office:value-type="string" office:string-value="" calcext:value-type="error">
            <text:p>#REF!</text:p>
          </table:table-cell>
          <table:table-cell table:formula="of:=ABS([Greedy_MSTRGMT_AVG.L2]-#REF!)/#REF!" office:value-type="string" office:string-value="" calcext:value-type="error">
            <text:p>#REF!</text:p>
          </table:table-cell>
          <table:table-cell table:formula="of:=[Greedy_MSTRGMT_AVG.M2]/#REF!" office:value-type="string" office:string-value="" calcext:value-type="error">
            <text:p>#REF!</text:p>
          </table:table-cell>
          <table:table-cell table:formula="of:=#REF!/[Greedy_MSTRGMT_AVG.N2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Greedy_MSTRGMT_AVG.C3]-#REF!)/#REF!" office:value-type="string" office:string-value="" calcext:value-type="error">
            <text:p>#REF!</text:p>
          </table:table-cell>
          <table:table-cell table:formula="of:=ABS([Greedy_MSTRGMT_AVG.D3]-#REF!)/#REF!" office:value-type="string" office:string-value="" calcext:value-type="error">
            <text:p>#REF!</text:p>
          </table:table-cell>
          <table:table-cell table:formula="of:=ABS([Greedy_MSTRGMT_AVG.E3]-#REF!)/#REF!" office:value-type="string" office:string-value="" calcext:value-type="error">
            <text:p>#REF!</text:p>
          </table:table-cell>
          <table:table-cell table:formula="of:=ABS([Greedy_MSTRGMT_AVG.F3]-#REF!)/#REF!" office:value-type="string" office:string-value="" calcext:value-type="error">
            <text:p>#REF!</text:p>
          </table:table-cell>
          <table:table-cell table:formula="of:=ABS([Greedy_MSTRGMT_AVG.G3]-#REF!)/#REF!" office:value-type="string" office:string-value="" calcext:value-type="error">
            <text:p>#REF!</text:p>
          </table:table-cell>
          <table:table-cell table:formula="of:=ABS([Greedy_MSTRGMT_AVG.H3]-#REF!)/#REF!" office:value-type="string" office:string-value="" calcext:value-type="error">
            <text:p>#REF!</text:p>
          </table:table-cell>
          <table:table-cell table:formula="of:=ABS([Greedy_MSTRGMT_AVG.I3]-#REF!)/#REF!" office:value-type="string" office:string-value="" calcext:value-type="error">
            <text:p>#REF!</text:p>
          </table:table-cell>
          <table:table-cell table:formula="of:=ABS([Greedy_MSTRGMT_AVG.J3]-#REF!)/#REF!" office:value-type="string" office:string-value="" calcext:value-type="error">
            <text:p>#REF!</text:p>
          </table:table-cell>
          <table:table-cell table:formula="of:=ABS([Greedy_MSTRGMT_AVG.K3]-#REF!)/#REF!" office:value-type="string" office:string-value="" calcext:value-type="error">
            <text:p>#REF!</text:p>
          </table:table-cell>
          <table:table-cell table:formula="of:=ABS([Greedy_MSTRGMT_AVG.L3]-#REF!)/#REF!" office:value-type="string" office:string-value="" calcext:value-type="error">
            <text:p>#REF!</text:p>
          </table:table-cell>
          <table:table-cell table:formula="of:=[Greedy_MSTRGMT_AVG.M3]/#REF!" office:value-type="string" office:string-value="" calcext:value-type="error">
            <text:p>#REF!</text:p>
          </table:table-cell>
          <table:table-cell table:formula="of:=#REF!/[Greedy_MSTRGMT_AVG.N3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Greedy_MSTRGMT_AVG.C4]-#REF!)/#REF!" office:value-type="string" office:string-value="" calcext:value-type="error">
            <text:p>#REF!</text:p>
          </table:table-cell>
          <table:table-cell table:formula="of:=ABS([Greedy_MSTRGMT_AVG.D4]-#REF!)/#REF!" office:value-type="string" office:string-value="" calcext:value-type="error">
            <text:p>#REF!</text:p>
          </table:table-cell>
          <table:table-cell table:formula="of:=ABS([Greedy_MSTRGMT_AVG.E4]-#REF!)/#REF!" office:value-type="string" office:string-value="" calcext:value-type="error">
            <text:p>#REF!</text:p>
          </table:table-cell>
          <table:table-cell table:formula="of:=ABS([Greedy_MSTRGMT_AVG.F4]-#REF!)/#REF!" office:value-type="string" office:string-value="" calcext:value-type="error">
            <text:p>#REF!</text:p>
          </table:table-cell>
          <table:table-cell table:formula="of:=ABS([Greedy_MSTRGMT_AVG.G4]-#REF!)/#REF!" office:value-type="string" office:string-value="" calcext:value-type="error">
            <text:p>#REF!</text:p>
          </table:table-cell>
          <table:table-cell table:formula="of:=ABS([Greedy_MSTRGMT_AVG.H4]-#REF!)/#REF!" office:value-type="string" office:string-value="" calcext:value-type="error">
            <text:p>#REF!</text:p>
          </table:table-cell>
          <table:table-cell table:formula="of:=ABS([Greedy_MSTRGMT_AVG.I4]-#REF!)/#REF!" office:value-type="string" office:string-value="" calcext:value-type="error">
            <text:p>#REF!</text:p>
          </table:table-cell>
          <table:table-cell table:formula="of:=ABS([Greedy_MSTRGMT_AVG.J4]-#REF!)/#REF!" office:value-type="string" office:string-value="" calcext:value-type="error">
            <text:p>#REF!</text:p>
          </table:table-cell>
          <table:table-cell table:formula="of:=ABS([Greedy_MSTRGMT_AVG.K4]-#REF!)/#REF!" office:value-type="string" office:string-value="" calcext:value-type="error">
            <text:p>#REF!</text:p>
          </table:table-cell>
          <table:table-cell table:formula="of:=ABS([Greedy_MSTRGMT_AVG.L4]-#REF!)/#REF!" office:value-type="string" office:string-value="" calcext:value-type="error">
            <text:p>#REF!</text:p>
          </table:table-cell>
          <table:table-cell table:formula="of:=[Greedy_MSTRGMT_AVG.M4]/#REF!" office:value-type="string" office:string-value="" calcext:value-type="error">
            <text:p>#REF!</text:p>
          </table:table-cell>
          <table:table-cell table:formula="of:=#REF!/[Greedy_MSTRGMT_AVG.N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Greedy_MSTRGMT_AVG.C5]-#REF!)/#REF!" office:value-type="string" office:string-value="" calcext:value-type="error">
            <text:p>#REF!</text:p>
          </table:table-cell>
          <table:table-cell table:formula="of:=ABS([Greedy_MSTRGMT_AVG.D5]-#REF!)/#REF!" office:value-type="string" office:string-value="" calcext:value-type="error">
            <text:p>#REF!</text:p>
          </table:table-cell>
          <table:table-cell table:formula="of:=ABS([Greedy_MSTRGMT_AVG.E5]-#REF!)/#REF!" office:value-type="string" office:string-value="" calcext:value-type="error">
            <text:p>#REF!</text:p>
          </table:table-cell>
          <table:table-cell table:formula="of:=ABS([Greedy_MSTRGMT_AVG.F5]-#REF!)/#REF!" office:value-type="string" office:string-value="" calcext:value-type="error">
            <text:p>#REF!</text:p>
          </table:table-cell>
          <table:table-cell table:formula="of:=ABS([Greedy_MSTRGMT_AVG.G5]-#REF!)/#REF!" office:value-type="string" office:string-value="" calcext:value-type="error">
            <text:p>#REF!</text:p>
          </table:table-cell>
          <table:table-cell table:formula="of:=ABS([Greedy_MSTRGMT_AVG.H5]-#REF!)/#REF!" office:value-type="string" office:string-value="" calcext:value-type="error">
            <text:p>#REF!</text:p>
          </table:table-cell>
          <table:table-cell table:formula="of:=ABS([Greedy_MSTRGMT_AVG.I5]-#REF!)/#REF!" office:value-type="string" office:string-value="" calcext:value-type="error">
            <text:p>#REF!</text:p>
          </table:table-cell>
          <table:table-cell table:formula="of:=ABS([Greedy_MSTRGMT_AVG.J5]-#REF!)/#REF!" office:value-type="string" office:string-value="" calcext:value-type="error">
            <text:p>#REF!</text:p>
          </table:table-cell>
          <table:table-cell table:formula="of:=ABS([Greedy_MSTRGMT_AVG.K5]-#REF!)/#REF!" office:value-type="string" office:string-value="" calcext:value-type="error">
            <text:p>#REF!</text:p>
          </table:table-cell>
          <table:table-cell table:formula="of:=ABS([Greedy_MSTRGMT_AVG.L5]-#REF!)/#REF!" office:value-type="string" office:string-value="" calcext:value-type="error">
            <text:p>#REF!</text:p>
          </table:table-cell>
          <table:table-cell table:formula="of:=[Greedy_MSTRGMT_AVG.M5]/#REF!" office:value-type="string" office:string-value="" calcext:value-type="error">
            <text:p>#REF!</text:p>
          </table:table-cell>
          <table:table-cell table:formula="of:=#REF!/[Greedy_MSTRGMT_AVG.N5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Greedy_MSTRGMT_AVG.C6]-#REF!)/#REF!" office:value-type="string" office:string-value="" calcext:value-type="error">
            <text:p>#REF!</text:p>
          </table:table-cell>
          <table:table-cell table:formula="of:=ABS([Greedy_MSTRGMT_AVG.D6]-#REF!)/#REF!" office:value-type="string" office:string-value="" calcext:value-type="error">
            <text:p>#REF!</text:p>
          </table:table-cell>
          <table:table-cell table:formula="of:=ABS([Greedy_MSTRGMT_AVG.E6]-#REF!)/#REF!" office:value-type="string" office:string-value="" calcext:value-type="error">
            <text:p>#REF!</text:p>
          </table:table-cell>
          <table:table-cell table:formula="of:=ABS([Greedy_MSTRGMT_AVG.F6]-#REF!)/#REF!" office:value-type="string" office:string-value="" calcext:value-type="error">
            <text:p>#REF!</text:p>
          </table:table-cell>
          <table:table-cell table:formula="of:=ABS([Greedy_MSTRGMT_AVG.G6]-#REF!)/#REF!" office:value-type="string" office:string-value="" calcext:value-type="error">
            <text:p>#REF!</text:p>
          </table:table-cell>
          <table:table-cell table:formula="of:=ABS([Greedy_MSTRGMT_AVG.H6]-#REF!)/#REF!" office:value-type="string" office:string-value="" calcext:value-type="error">
            <text:p>#REF!</text:p>
          </table:table-cell>
          <table:table-cell table:formula="of:=ABS([Greedy_MSTRGMT_AVG.I6]-#REF!)/#REF!" office:value-type="string" office:string-value="" calcext:value-type="error">
            <text:p>#REF!</text:p>
          </table:table-cell>
          <table:table-cell table:formula="of:=ABS([Greedy_MSTRGMT_AVG.J6]-#REF!)/#REF!" office:value-type="string" office:string-value="" calcext:value-type="error">
            <text:p>#REF!</text:p>
          </table:table-cell>
          <table:table-cell table:formula="of:=ABS([Greedy_MSTRGMT_AVG.K6]-#REF!)/#REF!" office:value-type="string" office:string-value="" calcext:value-type="error">
            <text:p>#REF!</text:p>
          </table:table-cell>
          <table:table-cell table:formula="of:=ABS([Greedy_MSTRGMT_AVG.L6]-#REF!)/#REF!" office:value-type="string" office:string-value="" calcext:value-type="error">
            <text:p>#REF!</text:p>
          </table:table-cell>
          <table:table-cell table:formula="of:=[Greedy_MSTRGMT_AVG.M6]/#REF!" office:value-type="string" office:string-value="" calcext:value-type="error">
            <text:p>#REF!</text:p>
          </table:table-cell>
          <table:table-cell table:formula="of:=#REF!/[Greedy_MSTRGMT_AVG.N6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Greedy_MSTRGMT_AVG.C7]-#REF!)/#REF!" office:value-type="string" office:string-value="" calcext:value-type="error">
            <text:p>#REF!</text:p>
          </table:table-cell>
          <table:table-cell table:formula="of:=ABS([Greedy_MSTRGMT_AVG.D7]-#REF!)/#REF!" office:value-type="string" office:string-value="" calcext:value-type="error">
            <text:p>#REF!</text:p>
          </table:table-cell>
          <table:table-cell table:formula="of:=ABS([Greedy_MSTRGMT_AVG.E7]-#REF!)/#REF!" office:value-type="string" office:string-value="" calcext:value-type="error">
            <text:p>#REF!</text:p>
          </table:table-cell>
          <table:table-cell table:formula="of:=ABS([Greedy_MSTRGMT_AVG.F7]-#REF!)/#REF!" office:value-type="string" office:string-value="" calcext:value-type="error">
            <text:p>#REF!</text:p>
          </table:table-cell>
          <table:table-cell table:formula="of:=ABS([Greedy_MSTRGMT_AVG.G7]-#REF!)/#REF!" office:value-type="string" office:string-value="" calcext:value-type="error">
            <text:p>#REF!</text:p>
          </table:table-cell>
          <table:table-cell table:formula="of:=ABS([Greedy_MSTRGMT_AVG.H7]-#REF!)/#REF!" office:value-type="string" office:string-value="" calcext:value-type="error">
            <text:p>#REF!</text:p>
          </table:table-cell>
          <table:table-cell table:formula="of:=ABS([Greedy_MSTRGMT_AVG.I7]-#REF!)/#REF!" office:value-type="string" office:string-value="" calcext:value-type="error">
            <text:p>#REF!</text:p>
          </table:table-cell>
          <table:table-cell table:formula="of:=ABS([Greedy_MSTRGMT_AVG.J7]-#REF!)/#REF!" office:value-type="string" office:string-value="" calcext:value-type="error">
            <text:p>#REF!</text:p>
          </table:table-cell>
          <table:table-cell table:formula="of:=ABS([Greedy_MSTRGMT_AVG.K7]-#REF!)/#REF!" office:value-type="string" office:string-value="" calcext:value-type="error">
            <text:p>#REF!</text:p>
          </table:table-cell>
          <table:table-cell table:formula="of:=ABS([Greedy_MSTRGMT_AVG.L7]-#REF!)/#REF!" office:value-type="string" office:string-value="" calcext:value-type="error">
            <text:p>#REF!</text:p>
          </table:table-cell>
          <table:table-cell table:formula="of:=[Greedy_MSTRGMT_AVG.M7]/#REF!" office:value-type="string" office:string-value="" calcext:value-type="error">
            <text:p>#REF!</text:p>
          </table:table-cell>
          <table:table-cell table:formula="of:=#REF!/[Greedy_MSTRGMT_AVG.N7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ABS([Greedy_MSTRGMT_AVG.C8]-#REF!)/#REF!" office:value-type="string" office:string-value="" calcext:value-type="error">
            <text:p>#REF!</text:p>
          </table:table-cell>
          <table:table-cell table:formula="of:=ABS([Greedy_MSTRGMT_AVG.D8]-#REF!)/#REF!" office:value-type="string" office:string-value="" calcext:value-type="error">
            <text:p>#REF!</text:p>
          </table:table-cell>
          <table:table-cell table:formula="of:=ABS([Greedy_MSTRGMT_AVG.E8]-#REF!)/#REF!" office:value-type="string" office:string-value="" calcext:value-type="error">
            <text:p>#REF!</text:p>
          </table:table-cell>
          <table:table-cell table:formula="of:=ABS([Greedy_MSTRGMT_AVG.F8]-#REF!)/#REF!" office:value-type="string" office:string-value="" calcext:value-type="error">
            <text:p>#REF!</text:p>
          </table:table-cell>
          <table:table-cell table:formula="of:=ABS([Greedy_MSTRGMT_AVG.G8]-#REF!)/#REF!" office:value-type="string" office:string-value="" calcext:value-type="error">
            <text:p>#REF!</text:p>
          </table:table-cell>
          <table:table-cell table:formula="of:=ABS([Greedy_MSTRGMT_AVG.H8]-#REF!)/#REF!" office:value-type="string" office:string-value="" calcext:value-type="error">
            <text:p>#REF!</text:p>
          </table:table-cell>
          <table:table-cell table:formula="of:=ABS([Greedy_MSTRGMT_AVG.I8]-#REF!)/#REF!" office:value-type="string" office:string-value="" calcext:value-type="error">
            <text:p>#REF!</text:p>
          </table:table-cell>
          <table:table-cell table:formula="of:=ABS([Greedy_MSTRGMT_AVG.J8]-#REF!)/#REF!" office:value-type="string" office:string-value="" calcext:value-type="error">
            <text:p>#REF!</text:p>
          </table:table-cell>
          <table:table-cell table:formula="of:=ABS([Greedy_MSTRGMT_AVG.K8]-#REF!)/#REF!" office:value-type="string" office:string-value="" calcext:value-type="error">
            <text:p>#REF!</text:p>
          </table:table-cell>
          <table:table-cell table:formula="of:=ABS([Greedy_MSTRGMT_AVG.L8]-#REF!)/#REF!" office:value-type="string" office:string-value="" calcext:value-type="error">
            <text:p>#REF!</text:p>
          </table:table-cell>
          <table:table-cell table:formula="of:=[Greedy_MSTRGMT_AVG.M8]/#REF!" office:value-type="string" office:string-value="" calcext:value-type="error">
            <text:p>#REF!</text:p>
          </table:table-cell>
          <table:table-cell table:formula="of:=#REF!/[Greedy_MSTRGMT_AVG.N8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ABS([Greedy_MSTRGMT_AVG.C9]-#REF!)/#REF!" office:value-type="string" office:string-value="" calcext:value-type="error">
            <text:p>#REF!</text:p>
          </table:table-cell>
          <table:table-cell table:formula="of:=ABS([Greedy_MSTRGMT_AVG.D9]-#REF!)/#REF!" office:value-type="string" office:string-value="" calcext:value-type="error">
            <text:p>#REF!</text:p>
          </table:table-cell>
          <table:table-cell table:formula="of:=ABS([Greedy_MSTRGMT_AVG.E9]-#REF!)/#REF!" office:value-type="string" office:string-value="" calcext:value-type="error">
            <text:p>#REF!</text:p>
          </table:table-cell>
          <table:table-cell table:formula="of:=ABS([Greedy_MSTRGMT_AVG.F9]-#REF!)/#REF!" office:value-type="string" office:string-value="" calcext:value-type="error">
            <text:p>#REF!</text:p>
          </table:table-cell>
          <table:table-cell table:formula="of:=ABS([Greedy_MSTRGMT_AVG.G9]-#REF!)/#REF!" office:value-type="string" office:string-value="" calcext:value-type="error">
            <text:p>#REF!</text:p>
          </table:table-cell>
          <table:table-cell table:formula="of:=ABS([Greedy_MSTRGMT_AVG.H9]-#REF!)/#REF!" office:value-type="string" office:string-value="" calcext:value-type="error">
            <text:p>#REF!</text:p>
          </table:table-cell>
          <table:table-cell table:formula="of:=ABS([Greedy_MSTRGMT_AVG.I9]-#REF!)/#REF!" office:value-type="string" office:string-value="" calcext:value-type="error">
            <text:p>#REF!</text:p>
          </table:table-cell>
          <table:table-cell table:formula="of:=ABS([Greedy_MSTRGMT_AVG.J9]-#REF!)/#REF!" office:value-type="string" office:string-value="" calcext:value-type="error">
            <text:p>#REF!</text:p>
          </table:table-cell>
          <table:table-cell table:formula="of:=ABS([Greedy_MSTRGMT_AVG.K9]-#REF!)/#REF!" office:value-type="string" office:string-value="" calcext:value-type="error">
            <text:p>#REF!</text:p>
          </table:table-cell>
          <table:table-cell table:formula="of:=ABS([Greedy_MSTRGMT_AVG.L9]-#REF!)/#REF!" office:value-type="string" office:string-value="" calcext:value-type="error">
            <text:p>#REF!</text:p>
          </table:table-cell>
          <table:table-cell table:formula="of:=[Greedy_MSTRGMT_AVG.M9]/#REF!" office:value-type="string" office:string-value="" calcext:value-type="error">
            <text:p>#REF!</text:p>
          </table:table-cell>
          <table:table-cell table:formula="of:=#REF!/[Greedy_MSTRGMT_AVG.N9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ABS([Greedy_MSTRGMT_AVG.C10]-#REF!)/#REF!" office:value-type="string" office:string-value="" calcext:value-type="error">
            <text:p>#REF!</text:p>
          </table:table-cell>
          <table:table-cell table:formula="of:=ABS([Greedy_MSTRGMT_AVG.D10]-#REF!)/#REF!" office:value-type="string" office:string-value="" calcext:value-type="error">
            <text:p>#REF!</text:p>
          </table:table-cell>
          <table:table-cell table:formula="of:=ABS([Greedy_MSTRGMT_AVG.E10]-#REF!)/#REF!" office:value-type="string" office:string-value="" calcext:value-type="error">
            <text:p>#REF!</text:p>
          </table:table-cell>
          <table:table-cell table:formula="of:=ABS([Greedy_MSTRGMT_AVG.F10]-#REF!)/#REF!" office:value-type="string" office:string-value="" calcext:value-type="error">
            <text:p>#REF!</text:p>
          </table:table-cell>
          <table:table-cell table:formula="of:=ABS([Greedy_MSTRGMT_AVG.G10]-#REF!)/#REF!" office:value-type="string" office:string-value="" calcext:value-type="error">
            <text:p>#REF!</text:p>
          </table:table-cell>
          <table:table-cell table:formula="of:=ABS([Greedy_MSTRGMT_AVG.H10]-#REF!)/#REF!" office:value-type="string" office:string-value="" calcext:value-type="error">
            <text:p>#REF!</text:p>
          </table:table-cell>
          <table:table-cell table:formula="of:=ABS([Greedy_MSTRGMT_AVG.I10]-#REF!)/#REF!" office:value-type="string" office:string-value="" calcext:value-type="error">
            <text:p>#REF!</text:p>
          </table:table-cell>
          <table:table-cell table:formula="of:=ABS([Greedy_MSTRGMT_AVG.J10]-#REF!)/#REF!" office:value-type="string" office:string-value="" calcext:value-type="error">
            <text:p>#REF!</text:p>
          </table:table-cell>
          <table:table-cell table:formula="of:=ABS([Greedy_MSTRGMT_AVG.K10]-#REF!)/#REF!" office:value-type="string" office:string-value="" calcext:value-type="error">
            <text:p>#REF!</text:p>
          </table:table-cell>
          <table:table-cell table:formula="of:=ABS([Greedy_MSTRGMT_AVG.L10]-#REF!)/#REF!" office:value-type="string" office:string-value="" calcext:value-type="error">
            <text:p>#REF!</text:p>
          </table:table-cell>
          <table:table-cell table:formula="of:=[Greedy_MSTRGMT_AVG.M10]/#REF!" office:value-type="string" office:string-value="" calcext:value-type="error">
            <text:p>#REF!</text:p>
          </table:table-cell>
          <table:table-cell table:formula="of:=#REF!/[Greedy_MSTRGMT_AVG.N10]" office:value-type="string" office:string-value="" calcext:value-type="error">
            <text:p>#REF!</text:p>
          </table:table-cell>
        </table:table-row>
      </table:table>
      <table:table table:name="HPSD_ERROR_RATE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HPSD_MSTRGMT_AVG.C2]-#REF!)/#REF!" office:value-type="string" office:string-value="" calcext:value-type="error">
            <text:p>#REF!</text:p>
          </table:table-cell>
          <table:table-cell table:formula="of:=ABS([HPSD_MSTRGMT_AVG.D2]-#REF!)/#REF!" office:value-type="string" office:string-value="" calcext:value-type="error">
            <text:p>#REF!</text:p>
          </table:table-cell>
          <table:table-cell table:formula="of:=ABS([HPSD_MSTRGMT_AVG.E2]-#REF!)/#REF!" office:value-type="string" office:string-value="" calcext:value-type="error">
            <text:p>#REF!</text:p>
          </table:table-cell>
          <table:table-cell table:formula="of:=ABS([HPSD_MSTRGMT_AVG.F2]-#REF!)/#REF!" office:value-type="string" office:string-value="" calcext:value-type="error">
            <text:p>#REF!</text:p>
          </table:table-cell>
          <table:table-cell table:formula="of:=ABS([HPSD_MSTRGMT_AVG.G2]-#REF!)/#REF!" office:value-type="string" office:string-value="" calcext:value-type="error">
            <text:p>#REF!</text:p>
          </table:table-cell>
          <table:table-cell table:formula="of:=ABS([HPSD_MSTRGMT_AVG.H2]-#REF!)/#REF!" office:value-type="string" office:string-value="" calcext:value-type="error">
            <text:p>#REF!</text:p>
          </table:table-cell>
          <table:table-cell table:formula="of:=ABS([HPSD_MSTRGMT_AVG.I2]-#REF!)/#REF!" office:value-type="string" office:string-value="" calcext:value-type="error">
            <text:p>#REF!</text:p>
          </table:table-cell>
          <table:table-cell table:formula="of:=ABS([HPSD_MSTRGMT_AVG.J2]-#REF!)/#REF!" office:value-type="string" office:string-value="" calcext:value-type="error">
            <text:p>#REF!</text:p>
          </table:table-cell>
          <table:table-cell table:formula="of:=ABS([HPSD_MSTRGMT_AVG.K2]-#REF!)/#REF!" office:value-type="string" office:string-value="" calcext:value-type="error">
            <text:p>#REF!</text:p>
          </table:table-cell>
          <table:table-cell table:formula="of:=ABS([HPSD_MSTRGMT_AVG.L2]-#REF!)/#REF!" office:value-type="string" office:string-value="" calcext:value-type="error">
            <text:p>#REF!</text:p>
          </table:table-cell>
          <table:table-cell table:formula="of:=[HPSD_MSTRGMT_AVG.M2]/#REF!" office:value-type="string" office:string-value="" calcext:value-type="error">
            <text:p>#REF!</text:p>
          </table:table-cell>
          <table:table-cell table:formula="of:=#REF!/[HPSD_MSTRGMT_AVG.N2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HPSD_MSTRGMT_AVG.C3]-#REF!)/#REF!" office:value-type="string" office:string-value="" calcext:value-type="error">
            <text:p>#REF!</text:p>
          </table:table-cell>
          <table:table-cell table:formula="of:=ABS([HPSD_MSTRGMT_AVG.D3]-#REF!)/#REF!" office:value-type="string" office:string-value="" calcext:value-type="error">
            <text:p>#REF!</text:p>
          </table:table-cell>
          <table:table-cell table:formula="of:=ABS([HPSD_MSTRGMT_AVG.E3]-#REF!)/#REF!" office:value-type="string" office:string-value="" calcext:value-type="error">
            <text:p>#REF!</text:p>
          </table:table-cell>
          <table:table-cell table:formula="of:=ABS([HPSD_MSTRGMT_AVG.F3]-#REF!)/#REF!" office:value-type="string" office:string-value="" calcext:value-type="error">
            <text:p>#REF!</text:p>
          </table:table-cell>
          <table:table-cell table:formula="of:=ABS([HPSD_MSTRGMT_AVG.G3]-#REF!)/#REF!" office:value-type="string" office:string-value="" calcext:value-type="error">
            <text:p>#REF!</text:p>
          </table:table-cell>
          <table:table-cell table:formula="of:=ABS([HPSD_MSTRGMT_AVG.H3]-#REF!)/#REF!" office:value-type="string" office:string-value="" calcext:value-type="error">
            <text:p>#REF!</text:p>
          </table:table-cell>
          <table:table-cell table:formula="of:=ABS([HPSD_MSTRGMT_AVG.I3]-#REF!)/#REF!" office:value-type="string" office:string-value="" calcext:value-type="error">
            <text:p>#REF!</text:p>
          </table:table-cell>
          <table:table-cell table:formula="of:=ABS([HPSD_MSTRGMT_AVG.J3]-#REF!)/#REF!" office:value-type="string" office:string-value="" calcext:value-type="error">
            <text:p>#REF!</text:p>
          </table:table-cell>
          <table:table-cell table:formula="of:=ABS([HPSD_MSTRGMT_AVG.K3]-#REF!)/#REF!" office:value-type="string" office:string-value="" calcext:value-type="error">
            <text:p>#REF!</text:p>
          </table:table-cell>
          <table:table-cell table:formula="of:=ABS([HPSD_MSTRGMT_AVG.L3]-#REF!)/#REF!" office:value-type="string" office:string-value="" calcext:value-type="error">
            <text:p>#REF!</text:p>
          </table:table-cell>
          <table:table-cell table:formula="of:=[HPSD_MSTRGMT_AVG.M3]/#REF!" office:value-type="string" office:string-value="" calcext:value-type="error">
            <text:p>#REF!</text:p>
          </table:table-cell>
          <table:table-cell table:formula="of:=#REF!/[HPSD_MSTRGMT_AVG.N3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HPSD_MSTRGMT_AVG.C4]-#REF!)/#REF!" office:value-type="string" office:string-value="" calcext:value-type="error">
            <text:p>#REF!</text:p>
          </table:table-cell>
          <table:table-cell table:formula="of:=ABS([HPSD_MSTRGMT_AVG.D4]-#REF!)/#REF!" office:value-type="string" office:string-value="" calcext:value-type="error">
            <text:p>#REF!</text:p>
          </table:table-cell>
          <table:table-cell table:formula="of:=ABS([HPSD_MSTRGMT_AVG.E4]-#REF!)/#REF!" office:value-type="string" office:string-value="" calcext:value-type="error">
            <text:p>#REF!</text:p>
          </table:table-cell>
          <table:table-cell table:formula="of:=ABS([HPSD_MSTRGMT_AVG.F4]-#REF!)/#REF!" office:value-type="string" office:string-value="" calcext:value-type="error">
            <text:p>#REF!</text:p>
          </table:table-cell>
          <table:table-cell table:formula="of:=ABS([HPSD_MSTRGMT_AVG.G4]-#REF!)/#REF!" office:value-type="string" office:string-value="" calcext:value-type="error">
            <text:p>#REF!</text:p>
          </table:table-cell>
          <table:table-cell table:formula="of:=ABS([HPSD_MSTRGMT_AVG.H4]-#REF!)/#REF!" office:value-type="string" office:string-value="" calcext:value-type="error">
            <text:p>#REF!</text:p>
          </table:table-cell>
          <table:table-cell table:formula="of:=ABS([HPSD_MSTRGMT_AVG.I4]-#REF!)/#REF!" office:value-type="string" office:string-value="" calcext:value-type="error">
            <text:p>#REF!</text:p>
          </table:table-cell>
          <table:table-cell table:formula="of:=ABS([HPSD_MSTRGMT_AVG.J4]-#REF!)/#REF!" office:value-type="string" office:string-value="" calcext:value-type="error">
            <text:p>#REF!</text:p>
          </table:table-cell>
          <table:table-cell table:formula="of:=ABS([HPSD_MSTRGMT_AVG.K4]-#REF!)/#REF!" office:value-type="string" office:string-value="" calcext:value-type="error">
            <text:p>#REF!</text:p>
          </table:table-cell>
          <table:table-cell table:formula="of:=ABS([HPSD_MSTRGMT_AVG.L4]-#REF!)/#REF!" office:value-type="string" office:string-value="" calcext:value-type="error">
            <text:p>#REF!</text:p>
          </table:table-cell>
          <table:table-cell table:formula="of:=[HPSD_MSTRGMT_AVG.M4]/#REF!" office:value-type="string" office:string-value="" calcext:value-type="error">
            <text:p>#REF!</text:p>
          </table:table-cell>
          <table:table-cell table:formula="of:=#REF!/[HPSD_MSTRGMT_AVG.N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HPSD_MSTRGMT_AVG.C5]-#REF!)/#REF!" office:value-type="string" office:string-value="" calcext:value-type="error">
            <text:p>#REF!</text:p>
          </table:table-cell>
          <table:table-cell table:formula="of:=ABS([HPSD_MSTRGMT_AVG.D5]-#REF!)/#REF!" office:value-type="string" office:string-value="" calcext:value-type="error">
            <text:p>#REF!</text:p>
          </table:table-cell>
          <table:table-cell table:formula="of:=ABS([HPSD_MSTRGMT_AVG.E5]-#REF!)/#REF!" office:value-type="string" office:string-value="" calcext:value-type="error">
            <text:p>#REF!</text:p>
          </table:table-cell>
          <table:table-cell table:formula="of:=ABS([HPSD_MSTRGMT_AVG.F5]-#REF!)/#REF!" office:value-type="string" office:string-value="" calcext:value-type="error">
            <text:p>#REF!</text:p>
          </table:table-cell>
          <table:table-cell table:formula="of:=ABS([HPSD_MSTRGMT_AVG.G5]-#REF!)/#REF!" office:value-type="string" office:string-value="" calcext:value-type="error">
            <text:p>#REF!</text:p>
          </table:table-cell>
          <table:table-cell table:formula="of:=ABS([HPSD_MSTRGMT_AVG.H5]-#REF!)/#REF!" office:value-type="string" office:string-value="" calcext:value-type="error">
            <text:p>#REF!</text:p>
          </table:table-cell>
          <table:table-cell table:formula="of:=ABS([HPSD_MSTRGMT_AVG.I5]-#REF!)/#REF!" office:value-type="string" office:string-value="" calcext:value-type="error">
            <text:p>#REF!</text:p>
          </table:table-cell>
          <table:table-cell table:formula="of:=ABS([HPSD_MSTRGMT_AVG.J5]-#REF!)/#REF!" office:value-type="string" office:string-value="" calcext:value-type="error">
            <text:p>#REF!</text:p>
          </table:table-cell>
          <table:table-cell table:formula="of:=ABS([HPSD_MSTRGMT_AVG.K5]-#REF!)/#REF!" office:value-type="string" office:string-value="" calcext:value-type="error">
            <text:p>#REF!</text:p>
          </table:table-cell>
          <table:table-cell table:formula="of:=ABS([HPSD_MSTRGMT_AVG.L5]-#REF!)/#REF!" office:value-type="string" office:string-value="" calcext:value-type="error">
            <text:p>#REF!</text:p>
          </table:table-cell>
          <table:table-cell table:formula="of:=[HPSD_MSTRGMT_AVG.M5]/#REF!" office:value-type="string" office:string-value="" calcext:value-type="error">
            <text:p>#REF!</text:p>
          </table:table-cell>
          <table:table-cell table:formula="of:=#REF!/[HPSD_MSTRGMT_AVG.N5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HPSD_MSTRGMT_AVG.C6]-#REF!)/#REF!" office:value-type="string" office:string-value="" calcext:value-type="error">
            <text:p>#REF!</text:p>
          </table:table-cell>
          <table:table-cell table:formula="of:=ABS([HPSD_MSTRGMT_AVG.D6]-#REF!)/#REF!" office:value-type="string" office:string-value="" calcext:value-type="error">
            <text:p>#REF!</text:p>
          </table:table-cell>
          <table:table-cell table:formula="of:=ABS([HPSD_MSTRGMT_AVG.E6]-#REF!)/#REF!" office:value-type="string" office:string-value="" calcext:value-type="error">
            <text:p>#REF!</text:p>
          </table:table-cell>
          <table:table-cell table:formula="of:=ABS([HPSD_MSTRGMT_AVG.F6]-#REF!)/#REF!" office:value-type="string" office:string-value="" calcext:value-type="error">
            <text:p>#REF!</text:p>
          </table:table-cell>
          <table:table-cell table:formula="of:=ABS([HPSD_MSTRGMT_AVG.G6]-#REF!)/#REF!" office:value-type="string" office:string-value="" calcext:value-type="error">
            <text:p>#REF!</text:p>
          </table:table-cell>
          <table:table-cell table:formula="of:=ABS([HPSD_MSTRGMT_AVG.H6]-#REF!)/#REF!" office:value-type="string" office:string-value="" calcext:value-type="error">
            <text:p>#REF!</text:p>
          </table:table-cell>
          <table:table-cell table:formula="of:=ABS([HPSD_MSTRGMT_AVG.I6]-#REF!)/#REF!" office:value-type="string" office:string-value="" calcext:value-type="error">
            <text:p>#REF!</text:p>
          </table:table-cell>
          <table:table-cell table:formula="of:=ABS([HPSD_MSTRGMT_AVG.J6]-#REF!)/#REF!" office:value-type="string" office:string-value="" calcext:value-type="error">
            <text:p>#REF!</text:p>
          </table:table-cell>
          <table:table-cell table:formula="of:=ABS([HPSD_MSTRGMT_AVG.K6]-#REF!)/#REF!" office:value-type="string" office:string-value="" calcext:value-type="error">
            <text:p>#REF!</text:p>
          </table:table-cell>
          <table:table-cell table:formula="of:=ABS([HPSD_MSTRGMT_AVG.L6]-#REF!)/#REF!" office:value-type="string" office:string-value="" calcext:value-type="error">
            <text:p>#REF!</text:p>
          </table:table-cell>
          <table:table-cell table:formula="of:=[HPSD_MSTRGMT_AVG.M6]/#REF!" office:value-type="string" office:string-value="" calcext:value-type="error">
            <text:p>#REF!</text:p>
          </table:table-cell>
          <table:table-cell table:formula="of:=#REF!/[HPSD_MSTRGMT_AVG.N6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HPSD_MSTRGMT_AVG.C7]-#REF!)/#REF!" office:value-type="string" office:string-value="" calcext:value-type="error">
            <text:p>#REF!</text:p>
          </table:table-cell>
          <table:table-cell table:formula="of:=ABS([HPSD_MSTRGMT_AVG.D7]-#REF!)/#REF!" office:value-type="string" office:string-value="" calcext:value-type="error">
            <text:p>#REF!</text:p>
          </table:table-cell>
          <table:table-cell table:formula="of:=ABS([HPSD_MSTRGMT_AVG.E7]-#REF!)/#REF!" office:value-type="string" office:string-value="" calcext:value-type="error">
            <text:p>#REF!</text:p>
          </table:table-cell>
          <table:table-cell table:formula="of:=ABS([HPSD_MSTRGMT_AVG.F7]-#REF!)/#REF!" office:value-type="string" office:string-value="" calcext:value-type="error">
            <text:p>#REF!</text:p>
          </table:table-cell>
          <table:table-cell table:formula="of:=ABS([HPSD_MSTRGMT_AVG.G7]-#REF!)/#REF!" office:value-type="string" office:string-value="" calcext:value-type="error">
            <text:p>#REF!</text:p>
          </table:table-cell>
          <table:table-cell table:formula="of:=ABS([HPSD_MSTRGMT_AVG.H7]-#REF!)/#REF!" office:value-type="string" office:string-value="" calcext:value-type="error">
            <text:p>#REF!</text:p>
          </table:table-cell>
          <table:table-cell table:formula="of:=ABS([HPSD_MSTRGMT_AVG.I7]-#REF!)/#REF!" office:value-type="string" office:string-value="" calcext:value-type="error">
            <text:p>#REF!</text:p>
          </table:table-cell>
          <table:table-cell table:formula="of:=ABS([HPSD_MSTRGMT_AVG.J7]-#REF!)/#REF!" office:value-type="string" office:string-value="" calcext:value-type="error">
            <text:p>#REF!</text:p>
          </table:table-cell>
          <table:table-cell table:formula="of:=ABS([HPSD_MSTRGMT_AVG.K7]-#REF!)/#REF!" office:value-type="string" office:string-value="" calcext:value-type="error">
            <text:p>#REF!</text:p>
          </table:table-cell>
          <table:table-cell table:formula="of:=ABS([HPSD_MSTRGMT_AVG.L7]-#REF!)/#REF!" office:value-type="string" office:string-value="" calcext:value-type="error">
            <text:p>#REF!</text:p>
          </table:table-cell>
          <table:table-cell table:formula="of:=[HPSD_MSTRGMT_AVG.M7]/#REF!" office:value-type="string" office:string-value="" calcext:value-type="error">
            <text:p>#REF!</text:p>
          </table:table-cell>
          <table:table-cell table:formula="of:=#REF!/[HPSD_MSTRGMT_AVG.N7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ABS([HPSD_MSTRGMT_AVG.C8]-#REF!)/#REF!" office:value-type="string" office:string-value="" calcext:value-type="error">
            <text:p>#REF!</text:p>
          </table:table-cell>
          <table:table-cell table:formula="of:=ABS([HPSD_MSTRGMT_AVG.D8]-#REF!)/#REF!" office:value-type="string" office:string-value="" calcext:value-type="error">
            <text:p>#REF!</text:p>
          </table:table-cell>
          <table:table-cell table:formula="of:=ABS([HPSD_MSTRGMT_AVG.E8]-#REF!)/#REF!" office:value-type="string" office:string-value="" calcext:value-type="error">
            <text:p>#REF!</text:p>
          </table:table-cell>
          <table:table-cell table:formula="of:=ABS([HPSD_MSTRGMT_AVG.F8]-#REF!)/#REF!" office:value-type="string" office:string-value="" calcext:value-type="error">
            <text:p>#REF!</text:p>
          </table:table-cell>
          <table:table-cell table:formula="of:=ABS([HPSD_MSTRGMT_AVG.G8]-#REF!)/#REF!" office:value-type="string" office:string-value="" calcext:value-type="error">
            <text:p>#REF!</text:p>
          </table:table-cell>
          <table:table-cell table:formula="of:=ABS([HPSD_MSTRGMT_AVG.H8]-#REF!)/#REF!" office:value-type="string" office:string-value="" calcext:value-type="error">
            <text:p>#REF!</text:p>
          </table:table-cell>
          <table:table-cell table:formula="of:=ABS([HPSD_MSTRGMT_AVG.I8]-#REF!)/#REF!" office:value-type="string" office:string-value="" calcext:value-type="error">
            <text:p>#REF!</text:p>
          </table:table-cell>
          <table:table-cell table:formula="of:=ABS([HPSD_MSTRGMT_AVG.J8]-#REF!)/#REF!" office:value-type="string" office:string-value="" calcext:value-type="error">
            <text:p>#REF!</text:p>
          </table:table-cell>
          <table:table-cell table:formula="of:=ABS([HPSD_MSTRGMT_AVG.K8]-#REF!)/#REF!" office:value-type="string" office:string-value="" calcext:value-type="error">
            <text:p>#REF!</text:p>
          </table:table-cell>
          <table:table-cell table:formula="of:=ABS([HPSD_MSTRGMT_AVG.L8]-#REF!)/#REF!" office:value-type="string" office:string-value="" calcext:value-type="error">
            <text:p>#REF!</text:p>
          </table:table-cell>
          <table:table-cell table:formula="of:=[HPSD_MSTRGMT_AVG.M8]/#REF!" office:value-type="string" office:string-value="" calcext:value-type="error">
            <text:p>#REF!</text:p>
          </table:table-cell>
          <table:table-cell table:formula="of:=#REF!/[HPSD_MSTRGMT_AVG.N8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ABS([HPSD_MSTRGMT_AVG.C9]-#REF!)/#REF!" office:value-type="string" office:string-value="" calcext:value-type="error">
            <text:p>#REF!</text:p>
          </table:table-cell>
          <table:table-cell table:formula="of:=ABS([HPSD_MSTRGMT_AVG.D9]-#REF!)/#REF!" office:value-type="string" office:string-value="" calcext:value-type="error">
            <text:p>#REF!</text:p>
          </table:table-cell>
          <table:table-cell table:formula="of:=ABS([HPSD_MSTRGMT_AVG.E9]-#REF!)/#REF!" office:value-type="string" office:string-value="" calcext:value-type="error">
            <text:p>#REF!</text:p>
          </table:table-cell>
          <table:table-cell table:formula="of:=ABS([HPSD_MSTRGMT_AVG.F9]-#REF!)/#REF!" office:value-type="string" office:string-value="" calcext:value-type="error">
            <text:p>#REF!</text:p>
          </table:table-cell>
          <table:table-cell table:formula="of:=ABS([HPSD_MSTRGMT_AVG.G9]-#REF!)/#REF!" office:value-type="string" office:string-value="" calcext:value-type="error">
            <text:p>#REF!</text:p>
          </table:table-cell>
          <table:table-cell table:formula="of:=ABS([HPSD_MSTRGMT_AVG.H9]-#REF!)/#REF!" office:value-type="string" office:string-value="" calcext:value-type="error">
            <text:p>#REF!</text:p>
          </table:table-cell>
          <table:table-cell table:formula="of:=ABS([HPSD_MSTRGMT_AVG.I9]-#REF!)/#REF!" office:value-type="string" office:string-value="" calcext:value-type="error">
            <text:p>#REF!</text:p>
          </table:table-cell>
          <table:table-cell table:formula="of:=ABS([HPSD_MSTRGMT_AVG.J9]-#REF!)/#REF!" office:value-type="string" office:string-value="" calcext:value-type="error">
            <text:p>#REF!</text:p>
          </table:table-cell>
          <table:table-cell table:formula="of:=ABS([HPSD_MSTRGMT_AVG.K9]-#REF!)/#REF!" office:value-type="string" office:string-value="" calcext:value-type="error">
            <text:p>#REF!</text:p>
          </table:table-cell>
          <table:table-cell table:formula="of:=ABS([HPSD_MSTRGMT_AVG.L9]-#REF!)/#REF!" office:value-type="string" office:string-value="" calcext:value-type="error">
            <text:p>#REF!</text:p>
          </table:table-cell>
          <table:table-cell table:formula="of:=[HPSD_MSTRGMT_AVG.M9]/#REF!" office:value-type="string" office:string-value="" calcext:value-type="error">
            <text:p>#REF!</text:p>
          </table:table-cell>
          <table:table-cell table:formula="of:=#REF!/[HPSD_MSTRGMT_AVG.N9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ABS([HPSD_MSTRGMT_AVG.C10]-#REF!)/#REF!" office:value-type="string" office:string-value="" calcext:value-type="error">
            <text:p>#REF!</text:p>
          </table:table-cell>
          <table:table-cell table:formula="of:=ABS([HPSD_MSTRGMT_AVG.D10]-#REF!)/#REF!" office:value-type="string" office:string-value="" calcext:value-type="error">
            <text:p>#REF!</text:p>
          </table:table-cell>
          <table:table-cell table:formula="of:=ABS([HPSD_MSTRGMT_AVG.E10]-#REF!)/#REF!" office:value-type="string" office:string-value="" calcext:value-type="error">
            <text:p>#REF!</text:p>
          </table:table-cell>
          <table:table-cell table:formula="of:=ABS([HPSD_MSTRGMT_AVG.F10]-#REF!)/#REF!" office:value-type="string" office:string-value="" calcext:value-type="error">
            <text:p>#REF!</text:p>
          </table:table-cell>
          <table:table-cell table:formula="of:=ABS([HPSD_MSTRGMT_AVG.G10]-#REF!)/#REF!" office:value-type="string" office:string-value="" calcext:value-type="error">
            <text:p>#REF!</text:p>
          </table:table-cell>
          <table:table-cell table:formula="of:=ABS([HPSD_MSTRGMT_AVG.H10]-#REF!)/#REF!" office:value-type="string" office:string-value="" calcext:value-type="error">
            <text:p>#REF!</text:p>
          </table:table-cell>
          <table:table-cell table:formula="of:=ABS([HPSD_MSTRGMT_AVG.I10]-#REF!)/#REF!" office:value-type="string" office:string-value="" calcext:value-type="error">
            <text:p>#REF!</text:p>
          </table:table-cell>
          <table:table-cell table:formula="of:=ABS([HPSD_MSTRGMT_AVG.J10]-#REF!)/#REF!" office:value-type="string" office:string-value="" calcext:value-type="error">
            <text:p>#REF!</text:p>
          </table:table-cell>
          <table:table-cell table:formula="of:=ABS([HPSD_MSTRGMT_AVG.K10]-#REF!)/#REF!" office:value-type="string" office:string-value="" calcext:value-type="error">
            <text:p>#REF!</text:p>
          </table:table-cell>
          <table:table-cell table:formula="of:=ABS([HPSD_MSTRGMT_AVG.L10]-#REF!)/#REF!" office:value-type="string" office:string-value="" calcext:value-type="error">
            <text:p>#REF!</text:p>
          </table:table-cell>
          <table:table-cell table:formula="of:=ABS([HPSD_MSTRGMT_AVG.M10]-#REF!)/#REF!" office:value-type="string" office:string-value="" calcext:value-type="error">
            <text:p>#REF!</text:p>
          </table:table-cell>
          <table:table-cell table:formula="of:=#REF!/[HPSD_MSTRGMT_AVG.N10]" office:value-type="string" office:string-value="" calcext:value-type="error">
            <text:p>#REF!</text:p>
          </table:table-cell>
        </table:table-row>
      </table:table>
      <table:table table:name="HPPM_ERROR_RATE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HPPM_MSTRG_AVG.C2]-#REF!)/#REF!" office:value-type="string" office:string-value="" calcext:value-type="error">
            <text:p>#REF!</text:p>
          </table:table-cell>
          <table:table-cell table:formula="of:=ABS([HPPM_MSTRG_AVG.D2]-#REF!)/#REF!" office:value-type="string" office:string-value="" calcext:value-type="error">
            <text:p>#REF!</text:p>
          </table:table-cell>
          <table:table-cell table:formula="of:=ABS([HPPM_MSTRG_AVG.E2]-#REF!)/#REF!" office:value-type="string" office:string-value="" calcext:value-type="error">
            <text:p>#REF!</text:p>
          </table:table-cell>
          <table:table-cell table:formula="of:=ABS([HPPM_MSTRG_AVG.F2]-#REF!)/#REF!" office:value-type="string" office:string-value="" calcext:value-type="error">
            <text:p>#REF!</text:p>
          </table:table-cell>
          <table:table-cell table:formula="of:=ABS([HPPM_MSTRG_AVG.G2]-#REF!)/#REF!" office:value-type="string" office:string-value="" calcext:value-type="error">
            <text:p>#REF!</text:p>
          </table:table-cell>
          <table:table-cell table:formula="of:=ABS([HPPM_MSTRG_AVG.H2]-#REF!)/#REF!" office:value-type="string" office:string-value="" calcext:value-type="error">
            <text:p>#REF!</text:p>
          </table:table-cell>
          <table:table-cell table:formula="of:=ABS([HPPM_MSTRG_AVG.I2]-#REF!)/#REF!" office:value-type="string" office:string-value="" calcext:value-type="error">
            <text:p>#REF!</text:p>
          </table:table-cell>
          <table:table-cell table:formula="of:=ABS([HPPM_MSTRG_AVG.J2]-#REF!)/#REF!" office:value-type="string" office:string-value="" calcext:value-type="error">
            <text:p>#REF!</text:p>
          </table:table-cell>
          <table:table-cell table:formula="of:=ABS([HPPM_MSTRG_AVG.K2]-#REF!)/#REF!" office:value-type="string" office:string-value="" calcext:value-type="error">
            <text:p>#REF!</text:p>
          </table:table-cell>
          <table:table-cell table:formula="of:=ABS([HPPM_MSTRG_AVG.L2]-#REF!)/#REF!" office:value-type="string" office:string-value="" calcext:value-type="error">
            <text:p>#REF!</text:p>
          </table:table-cell>
          <table:table-cell table:formula="of:=[HPPM_MSTRG_AVG.M2]/#REF!" office:value-type="string" office:string-value="" calcext:value-type="error">
            <text:p>#REF!</text:p>
          </table:table-cell>
          <table:table-cell table:formula="of:=#REF!/[HPPM_MSTRG_AVG.N2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HPPM_MSTRG_AVG.C3]-#REF!)/#REF!" office:value-type="string" office:string-value="" calcext:value-type="error">
            <text:p>#REF!</text:p>
          </table:table-cell>
          <table:table-cell table:formula="of:=ABS([HPPM_MSTRG_AVG.D3]-#REF!)/#REF!" office:value-type="string" office:string-value="" calcext:value-type="error">
            <text:p>#REF!</text:p>
          </table:table-cell>
          <table:table-cell table:formula="of:=ABS([HPPM_MSTRG_AVG.E3]-#REF!)/#REF!" office:value-type="string" office:string-value="" calcext:value-type="error">
            <text:p>#REF!</text:p>
          </table:table-cell>
          <table:table-cell table:formula="of:=ABS([HPPM_MSTRG_AVG.F3]-#REF!)/#REF!" office:value-type="string" office:string-value="" calcext:value-type="error">
            <text:p>#REF!</text:p>
          </table:table-cell>
          <table:table-cell table:formula="of:=ABS([HPPM_MSTRG_AVG.G3]-#REF!)/#REF!" office:value-type="string" office:string-value="" calcext:value-type="error">
            <text:p>#REF!</text:p>
          </table:table-cell>
          <table:table-cell table:formula="of:=ABS([HPPM_MSTRG_AVG.H3]-#REF!)/#REF!" office:value-type="string" office:string-value="" calcext:value-type="error">
            <text:p>#REF!</text:p>
          </table:table-cell>
          <table:table-cell table:formula="of:=ABS([HPPM_MSTRG_AVG.I3]-#REF!)/#REF!" office:value-type="string" office:string-value="" calcext:value-type="error">
            <text:p>#REF!</text:p>
          </table:table-cell>
          <table:table-cell table:formula="of:=ABS([HPPM_MSTRG_AVG.J3]-#REF!)/#REF!" office:value-type="string" office:string-value="" calcext:value-type="error">
            <text:p>#REF!</text:p>
          </table:table-cell>
          <table:table-cell table:formula="of:=ABS([HPPM_MSTRG_AVG.K3]-#REF!)/#REF!" office:value-type="string" office:string-value="" calcext:value-type="error">
            <text:p>#REF!</text:p>
          </table:table-cell>
          <table:table-cell table:formula="of:=ABS([HPPM_MSTRG_AVG.L3]-#REF!)/#REF!" office:value-type="string" office:string-value="" calcext:value-type="error">
            <text:p>#REF!</text:p>
          </table:table-cell>
          <table:table-cell table:formula="of:=[HPPM_MSTRG_AVG.M3]/#REF!" office:value-type="string" office:string-value="" calcext:value-type="error">
            <text:p>#REF!</text:p>
          </table:table-cell>
          <table:table-cell table:formula="of:=#REF!/[HPPM_MSTRG_AVG.N3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HPPM_MSTRG_AVG.C4]-#REF!)/#REF!" office:value-type="string" office:string-value="" calcext:value-type="error">
            <text:p>#REF!</text:p>
          </table:table-cell>
          <table:table-cell table:formula="of:=ABS([HPPM_MSTRG_AVG.D4]-#REF!)/#REF!" office:value-type="string" office:string-value="" calcext:value-type="error">
            <text:p>#REF!</text:p>
          </table:table-cell>
          <table:table-cell table:formula="of:=ABS([HPPM_MSTRG_AVG.E4]-#REF!)/#REF!" office:value-type="string" office:string-value="" calcext:value-type="error">
            <text:p>#REF!</text:p>
          </table:table-cell>
          <table:table-cell table:formula="of:=ABS([HPPM_MSTRG_AVG.F4]-#REF!)/#REF!" office:value-type="string" office:string-value="" calcext:value-type="error">
            <text:p>#REF!</text:p>
          </table:table-cell>
          <table:table-cell table:formula="of:=ABS([HPPM_MSTRG_AVG.G4]-#REF!)/#REF!" office:value-type="string" office:string-value="" calcext:value-type="error">
            <text:p>#REF!</text:p>
          </table:table-cell>
          <table:table-cell table:formula="of:=ABS([HPPM_MSTRG_AVG.H4]-#REF!)/#REF!" office:value-type="string" office:string-value="" calcext:value-type="error">
            <text:p>#REF!</text:p>
          </table:table-cell>
          <table:table-cell table:formula="of:=ABS([HPPM_MSTRG_AVG.I4]-#REF!)/#REF!" office:value-type="string" office:string-value="" calcext:value-type="error">
            <text:p>#REF!</text:p>
          </table:table-cell>
          <table:table-cell table:formula="of:=ABS([HPPM_MSTRG_AVG.J4]-#REF!)/#REF!" office:value-type="string" office:string-value="" calcext:value-type="error">
            <text:p>#REF!</text:p>
          </table:table-cell>
          <table:table-cell table:formula="of:=ABS([HPPM_MSTRG_AVG.K4]-#REF!)/#REF!" office:value-type="string" office:string-value="" calcext:value-type="error">
            <text:p>#REF!</text:p>
          </table:table-cell>
          <table:table-cell table:formula="of:=ABS([HPPM_MSTRG_AVG.L4]-#REF!)/#REF!" office:value-type="string" office:string-value="" calcext:value-type="error">
            <text:p>#REF!</text:p>
          </table:table-cell>
          <table:table-cell table:formula="of:=[HPPM_MSTRG_AVG.M4]/#REF!" office:value-type="string" office:string-value="" calcext:value-type="error">
            <text:p>#REF!</text:p>
          </table:table-cell>
          <table:table-cell table:formula="of:=#REF!/[HPPM_MSTRG_AVG.N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HPPM_MSTRG_AVG.C5]-#REF!)/#REF!" office:value-type="string" office:string-value="" calcext:value-type="error">
            <text:p>#REF!</text:p>
          </table:table-cell>
          <table:table-cell table:formula="of:=ABS([HPPM_MSTRG_AVG.D5]-#REF!)/#REF!" office:value-type="string" office:string-value="" calcext:value-type="error">
            <text:p>#REF!</text:p>
          </table:table-cell>
          <table:table-cell table:formula="of:=ABS([HPPM_MSTRG_AVG.E5]-#REF!)/#REF!" office:value-type="string" office:string-value="" calcext:value-type="error">
            <text:p>#REF!</text:p>
          </table:table-cell>
          <table:table-cell table:formula="of:=ABS([HPPM_MSTRG_AVG.F5]-#REF!)/#REF!" office:value-type="string" office:string-value="" calcext:value-type="error">
            <text:p>#REF!</text:p>
          </table:table-cell>
          <table:table-cell table:formula="of:=ABS([HPPM_MSTRG_AVG.G5]-#REF!)/#REF!" office:value-type="string" office:string-value="" calcext:value-type="error">
            <text:p>#REF!</text:p>
          </table:table-cell>
          <table:table-cell table:formula="of:=ABS([HPPM_MSTRG_AVG.H5]-#REF!)/#REF!" office:value-type="string" office:string-value="" calcext:value-type="error">
            <text:p>#REF!</text:p>
          </table:table-cell>
          <table:table-cell table:formula="of:=ABS([HPPM_MSTRG_AVG.I5]-#REF!)/#REF!" office:value-type="string" office:string-value="" calcext:value-type="error">
            <text:p>#REF!</text:p>
          </table:table-cell>
          <table:table-cell table:formula="of:=ABS([HPPM_MSTRG_AVG.J5]-#REF!)/#REF!" office:value-type="string" office:string-value="" calcext:value-type="error">
            <text:p>#REF!</text:p>
          </table:table-cell>
          <table:table-cell table:formula="of:=ABS([HPPM_MSTRG_AVG.K5]-#REF!)/#REF!" office:value-type="string" office:string-value="" calcext:value-type="error">
            <text:p>#REF!</text:p>
          </table:table-cell>
          <table:table-cell table:formula="of:=ABS([HPPM_MSTRG_AVG.L5]-#REF!)/#REF!" office:value-type="string" office:string-value="" calcext:value-type="error">
            <text:p>#REF!</text:p>
          </table:table-cell>
          <table:table-cell table:formula="of:=[HPPM_MSTRG_AVG.M5]/#REF!" office:value-type="string" office:string-value="" calcext:value-type="error">
            <text:p>#REF!</text:p>
          </table:table-cell>
          <table:table-cell table:formula="of:=#REF!/[HPPM_MSTRG_AVG.N5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HPPM_MSTRG_AVG.C6]-#REF!)/#REF!" office:value-type="string" office:string-value="" calcext:value-type="error">
            <text:p>#REF!</text:p>
          </table:table-cell>
          <table:table-cell table:formula="of:=ABS([HPPM_MSTRG_AVG.D6]-#REF!)/#REF!" office:value-type="string" office:string-value="" calcext:value-type="error">
            <text:p>#REF!</text:p>
          </table:table-cell>
          <table:table-cell table:formula="of:=ABS([HPPM_MSTRG_AVG.E6]-#REF!)/#REF!" office:value-type="string" office:string-value="" calcext:value-type="error">
            <text:p>#REF!</text:p>
          </table:table-cell>
          <table:table-cell table:formula="of:=ABS([HPPM_MSTRG_AVG.F6]-#REF!)/#REF!" office:value-type="string" office:string-value="" calcext:value-type="error">
            <text:p>#REF!</text:p>
          </table:table-cell>
          <table:table-cell table:formula="of:=ABS([HPPM_MSTRG_AVG.G6]-#REF!)/#REF!" office:value-type="string" office:string-value="" calcext:value-type="error">
            <text:p>#REF!</text:p>
          </table:table-cell>
          <table:table-cell table:formula="of:=ABS([HPPM_MSTRG_AVG.H6]-#REF!)/#REF!" office:value-type="string" office:string-value="" calcext:value-type="error">
            <text:p>#REF!</text:p>
          </table:table-cell>
          <table:table-cell table:formula="of:=ABS([HPPM_MSTRG_AVG.I6]-#REF!)/#REF!" office:value-type="string" office:string-value="" calcext:value-type="error">
            <text:p>#REF!</text:p>
          </table:table-cell>
          <table:table-cell table:formula="of:=ABS([HPPM_MSTRG_AVG.J6]-#REF!)/#REF!" office:value-type="string" office:string-value="" calcext:value-type="error">
            <text:p>#REF!</text:p>
          </table:table-cell>
          <table:table-cell table:formula="of:=ABS([HPPM_MSTRG_AVG.K6]-#REF!)/#REF!" office:value-type="string" office:string-value="" calcext:value-type="error">
            <text:p>#REF!</text:p>
          </table:table-cell>
          <table:table-cell table:formula="of:=ABS([HPPM_MSTRG_AVG.L6]-#REF!)/#REF!" office:value-type="string" office:string-value="" calcext:value-type="error">
            <text:p>#REF!</text:p>
          </table:table-cell>
          <table:table-cell table:formula="of:=[HPPM_MSTRG_AVG.M6]/#REF!" office:value-type="string" office:string-value="" calcext:value-type="error">
            <text:p>#REF!</text:p>
          </table:table-cell>
          <table:table-cell table:formula="of:=#REF!/[HPPM_MSTRG_AVG.N6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HPPM_MSTRG_AVG.C7]-#REF!)/#REF!" office:value-type="string" office:string-value="" calcext:value-type="error">
            <text:p>#REF!</text:p>
          </table:table-cell>
          <table:table-cell table:formula="of:=ABS([HPPM_MSTRG_AVG.D7]-#REF!)/#REF!" office:value-type="string" office:string-value="" calcext:value-type="error">
            <text:p>#REF!</text:p>
          </table:table-cell>
          <table:table-cell table:formula="of:=ABS([HPPM_MSTRG_AVG.E7]-#REF!)/#REF!" office:value-type="string" office:string-value="" calcext:value-type="error">
            <text:p>#REF!</text:p>
          </table:table-cell>
          <table:table-cell table:formula="of:=ABS([HPPM_MSTRG_AVG.F7]-#REF!)/#REF!" office:value-type="string" office:string-value="" calcext:value-type="error">
            <text:p>#REF!</text:p>
          </table:table-cell>
          <table:table-cell table:formula="of:=ABS([HPPM_MSTRG_AVG.G7]-#REF!)/#REF!" office:value-type="string" office:string-value="" calcext:value-type="error">
            <text:p>#REF!</text:p>
          </table:table-cell>
          <table:table-cell table:formula="of:=ABS([HPPM_MSTRG_AVG.H7]-#REF!)/#REF!" office:value-type="string" office:string-value="" calcext:value-type="error">
            <text:p>#REF!</text:p>
          </table:table-cell>
          <table:table-cell table:formula="of:=ABS([HPPM_MSTRG_AVG.I7]-#REF!)/#REF!" office:value-type="string" office:string-value="" calcext:value-type="error">
            <text:p>#REF!</text:p>
          </table:table-cell>
          <table:table-cell table:formula="of:=ABS([HPPM_MSTRG_AVG.J7]-#REF!)/#REF!" office:value-type="string" office:string-value="" calcext:value-type="error">
            <text:p>#REF!</text:p>
          </table:table-cell>
          <table:table-cell table:formula="of:=ABS([HPPM_MSTRG_AVG.K7]-#REF!)/#REF!" office:value-type="string" office:string-value="" calcext:value-type="error">
            <text:p>#REF!</text:p>
          </table:table-cell>
          <table:table-cell table:formula="of:=ABS([HPPM_MSTRG_AVG.L7]-#REF!)/#REF!" office:value-type="string" office:string-value="" calcext:value-type="error">
            <text:p>#REF!</text:p>
          </table:table-cell>
          <table:table-cell table:formula="of:=[HPPM_MSTRG_AVG.M7]/#REF!" office:value-type="string" office:string-value="" calcext:value-type="error">
            <text:p>#REF!</text:p>
          </table:table-cell>
          <table:table-cell table:formula="of:=#REF!/[HPPM_MSTRG_AVG.N7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ABS([HPPM_MSTRG_AVG.C8]-#REF!)/#REF!" office:value-type="string" office:string-value="" calcext:value-type="error">
            <text:p>#REF!</text:p>
          </table:table-cell>
          <table:table-cell table:formula="of:=ABS([HPPM_MSTRG_AVG.D8]-#REF!)/#REF!" office:value-type="string" office:string-value="" calcext:value-type="error">
            <text:p>#REF!</text:p>
          </table:table-cell>
          <table:table-cell table:formula="of:=ABS([HPPM_MSTRG_AVG.E8]-#REF!)/#REF!" office:value-type="string" office:string-value="" calcext:value-type="error">
            <text:p>#REF!</text:p>
          </table:table-cell>
          <table:table-cell table:formula="of:=ABS([HPPM_MSTRG_AVG.F8]-#REF!)/#REF!" office:value-type="string" office:string-value="" calcext:value-type="error">
            <text:p>#REF!</text:p>
          </table:table-cell>
          <table:table-cell table:formula="of:=ABS([HPPM_MSTRG_AVG.G8]-#REF!)/#REF!" office:value-type="string" office:string-value="" calcext:value-type="error">
            <text:p>#REF!</text:p>
          </table:table-cell>
          <table:table-cell table:formula="of:=ABS([HPPM_MSTRG_AVG.H8]-#REF!)/#REF!" office:value-type="string" office:string-value="" calcext:value-type="error">
            <text:p>#REF!</text:p>
          </table:table-cell>
          <table:table-cell table:formula="of:=ABS([HPPM_MSTRG_AVG.I8]-#REF!)/#REF!" office:value-type="string" office:string-value="" calcext:value-type="error">
            <text:p>#REF!</text:p>
          </table:table-cell>
          <table:table-cell table:formula="of:=ABS([HPPM_MSTRG_AVG.J8]-#REF!)/#REF!" office:value-type="string" office:string-value="" calcext:value-type="error">
            <text:p>#REF!</text:p>
          </table:table-cell>
          <table:table-cell table:formula="of:=ABS([HPPM_MSTRG_AVG.K8]-#REF!)/#REF!" office:value-type="string" office:string-value="" calcext:value-type="error">
            <text:p>#REF!</text:p>
          </table:table-cell>
          <table:table-cell table:formula="of:=ABS([HPPM_MSTRG_AVG.L8]-#REF!)/#REF!" office:value-type="string" office:string-value="" calcext:value-type="error">
            <text:p>#REF!</text:p>
          </table:table-cell>
          <table:table-cell table:formula="of:=[HPPM_MSTRG_AVG.M8]/#REF!" office:value-type="string" office:string-value="" calcext:value-type="error">
            <text:p>#REF!</text:p>
          </table:table-cell>
          <table:table-cell table:formula="of:=#REF!/[HPPM_MSTRG_AVG.N8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ABS([HPPM_MSTRG_AVG.C9]-#REF!)/#REF!" office:value-type="string" office:string-value="" calcext:value-type="error">
            <text:p>#REF!</text:p>
          </table:table-cell>
          <table:table-cell table:formula="of:=ABS([HPPM_MSTRG_AVG.D9]-#REF!)/#REF!" office:value-type="string" office:string-value="" calcext:value-type="error">
            <text:p>#REF!</text:p>
          </table:table-cell>
          <table:table-cell table:formula="of:=ABS([HPPM_MSTRG_AVG.E9]-#REF!)/#REF!" office:value-type="string" office:string-value="" calcext:value-type="error">
            <text:p>#REF!</text:p>
          </table:table-cell>
          <table:table-cell table:formula="of:=ABS([HPPM_MSTRG_AVG.F9]-#REF!)/#REF!" office:value-type="string" office:string-value="" calcext:value-type="error">
            <text:p>#REF!</text:p>
          </table:table-cell>
          <table:table-cell table:formula="of:=ABS([HPPM_MSTRG_AVG.G9]-#REF!)/#REF!" office:value-type="string" office:string-value="" calcext:value-type="error">
            <text:p>#REF!</text:p>
          </table:table-cell>
          <table:table-cell table:formula="of:=ABS([HPPM_MSTRG_AVG.H9]-#REF!)/#REF!" office:value-type="string" office:string-value="" calcext:value-type="error">
            <text:p>#REF!</text:p>
          </table:table-cell>
          <table:table-cell table:formula="of:=ABS([HPPM_MSTRG_AVG.I9]-#REF!)/#REF!" office:value-type="string" office:string-value="" calcext:value-type="error">
            <text:p>#REF!</text:p>
          </table:table-cell>
          <table:table-cell table:formula="of:=ABS([HPPM_MSTRG_AVG.J9]-#REF!)/#REF!" office:value-type="string" office:string-value="" calcext:value-type="error">
            <text:p>#REF!</text:p>
          </table:table-cell>
          <table:table-cell table:formula="of:=ABS([HPPM_MSTRG_AVG.K9]-#REF!)/#REF!" office:value-type="string" office:string-value="" calcext:value-type="error">
            <text:p>#REF!</text:p>
          </table:table-cell>
          <table:table-cell table:formula="of:=ABS([HPPM_MSTRG_AVG.L9]-#REF!)/#REF!" office:value-type="string" office:string-value="" calcext:value-type="error">
            <text:p>#REF!</text:p>
          </table:table-cell>
          <table:table-cell table:formula="of:=[HPPM_MSTRG_AVG.M9]/#REF!" office:value-type="string" office:string-value="" calcext:value-type="error">
            <text:p>#REF!</text:p>
          </table:table-cell>
          <table:table-cell table:formula="of:=#REF!/[HPPM_MSTRG_AVG.N9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ABS([HPPM_MSTRG_AVG.C10]-#REF!)/#REF!" office:value-type="string" office:string-value="" calcext:value-type="error">
            <text:p>#REF!</text:p>
          </table:table-cell>
          <table:table-cell table:formula="of:=ABS([HPPM_MSTRG_AVG.D10]-#REF!)/#REF!" office:value-type="string" office:string-value="" calcext:value-type="error">
            <text:p>#REF!</text:p>
          </table:table-cell>
          <table:table-cell table:formula="of:=ABS([HPPM_MSTRG_AVG.E10]-#REF!)/#REF!" office:value-type="string" office:string-value="" calcext:value-type="error">
            <text:p>#REF!</text:p>
          </table:table-cell>
          <table:table-cell table:formula="of:=ABS([HPPM_MSTRG_AVG.F10]-#REF!)/#REF!" office:value-type="string" office:string-value="" calcext:value-type="error">
            <text:p>#REF!</text:p>
          </table:table-cell>
          <table:table-cell table:formula="of:=ABS([HPPM_MSTRG_AVG.G10]-#REF!)/#REF!" office:value-type="string" office:string-value="" calcext:value-type="error">
            <text:p>#REF!</text:p>
          </table:table-cell>
          <table:table-cell table:formula="of:=ABS([HPPM_MSTRG_AVG.H10]-#REF!)/#REF!" office:value-type="string" office:string-value="" calcext:value-type="error">
            <text:p>#REF!</text:p>
          </table:table-cell>
          <table:table-cell table:formula="of:=ABS([HPPM_MSTRG_AVG.I10]-#REF!)/#REF!" office:value-type="string" office:string-value="" calcext:value-type="error">
            <text:p>#REF!</text:p>
          </table:table-cell>
          <table:table-cell table:formula="of:=ABS([HPPM_MSTRG_AVG.J10]-#REF!)/#REF!" office:value-type="string" office:string-value="" calcext:value-type="error">
            <text:p>#REF!</text:p>
          </table:table-cell>
          <table:table-cell table:formula="of:=ABS([HPPM_MSTRG_AVG.K10]-#REF!)/#REF!" office:value-type="string" office:string-value="" calcext:value-type="error">
            <text:p>#REF!</text:p>
          </table:table-cell>
          <table:table-cell table:formula="of:=ABS([HPPM_MSTRG_AVG.L10]-#REF!)/#REF!" office:value-type="string" office:string-value="" calcext:value-type="error">
            <text:p>#REF!</text:p>
          </table:table-cell>
          <table:table-cell table:formula="of:=[HPPM_MSTRG_AVG.M10]/#REF!" office:value-type="string" office:string-value="" calcext:value-type="error">
            <text:p>#REF!</text:p>
          </table:table-cell>
          <table:table-cell table:formula="of:=#REF!/[HPPM_MSTRG_AVG.N10]" office:value-type="string" office:string-value="" calcext:value-type="error">
            <text:p>#REF!</text:p>
          </table:table-cell>
        </table:table-row>
      </table:table>
      <table:table table:name="NO_STORAGE_ERROR_RATE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NO_STORAGE_AVG.C2]/#REF!" office:value-type="string" office:string-value="" calcext:value-type="error">
            <text:p>#REF!</text:p>
          </table:table-cell>
          <table:table-cell table:formula="of:=[NO_STORAGE_AVG.D2]/#REF!" office:value-type="string" office:string-value="" calcext:value-type="error">
            <text:p>#REF!</text:p>
          </table:table-cell>
          <table:table-cell table:formula="of:=[NO_STORAGE_AVG.E2]/#REF!" office:value-type="string" office:string-value="" calcext:value-type="error">
            <text:p>#REF!</text:p>
          </table:table-cell>
          <table:table-cell table:formula="of:=[NO_STORAGE_AVG.F2]/#REF!" office:value-type="string" office:string-value="" calcext:value-type="error">
            <text:p>#REF!</text:p>
          </table:table-cell>
          <table:table-cell table:formula="of:=[NO_STORAGE_AVG.G2]/#REF!" office:value-type="string" office:string-value="" calcext:value-type="error">
            <text:p>#REF!</text:p>
          </table:table-cell>
          <table:table-cell table:formula="of:=[NO_STORAGE_AVG.H2]/#REF!" office:value-type="string" office:string-value="" calcext:value-type="error">
            <text:p>#REF!</text:p>
          </table:table-cell>
          <table:table-cell table:formula="of:=[NO_STORAGE_AVG.I2]/#REF!" office:value-type="string" office:string-value="" calcext:value-type="error">
            <text:p>#REF!</text:p>
          </table:table-cell>
          <table:table-cell table:formula="of:=[NO_STORAGE_AVG.J2]/#REF!" office:value-type="string" office:string-value="" calcext:value-type="error">
            <text:p>#REF!</text:p>
          </table:table-cell>
          <table:table-cell table:formula="of:=[NO_STORAGE_AVG.K2]/#REF!" office:value-type="string" office:string-value="" calcext:value-type="error">
            <text:p>#REF!</text:p>
          </table:table-cell>
          <table:table-cell table:formula="of:=[NO_STORAGE_AVG.L2]/#REF!" office:value-type="string" office:string-value="" calcext:value-type="error">
            <text:p>#REF!</text:p>
          </table:table-cell>
          <table:table-cell table:formula="of:=[NO_STORAGE_AVG.M2]/#REF!" office:value-type="string" office:string-value="" calcext:value-type="error">
            <text:p>#REF!</text:p>
          </table:table-cell>
          <table:table-cell table:formula="of:=#REF!/[NO_STORAGE_AVG.N2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NO_STORAGE_AVG.C3]/#REF!" office:value-type="string" office:string-value="" calcext:value-type="error">
            <text:p>#REF!</text:p>
          </table:table-cell>
          <table:table-cell table:formula="of:=[NO_STORAGE_AVG.D3]/#REF!" office:value-type="string" office:string-value="" calcext:value-type="error">
            <text:p>#REF!</text:p>
          </table:table-cell>
          <table:table-cell table:formula="of:=[NO_STORAGE_AVG.E3]/#REF!" office:value-type="string" office:string-value="" calcext:value-type="error">
            <text:p>#REF!</text:p>
          </table:table-cell>
          <table:table-cell table:formula="of:=[NO_STORAGE_AVG.F3]/#REF!" office:value-type="string" office:string-value="" calcext:value-type="error">
            <text:p>#REF!</text:p>
          </table:table-cell>
          <table:table-cell table:formula="of:=[NO_STORAGE_AVG.G3]/#REF!" office:value-type="string" office:string-value="" calcext:value-type="error">
            <text:p>#REF!</text:p>
          </table:table-cell>
          <table:table-cell table:formula="of:=[NO_STORAGE_AVG.H3]/#REF!" office:value-type="string" office:string-value="" calcext:value-type="error">
            <text:p>#REF!</text:p>
          </table:table-cell>
          <table:table-cell table:formula="of:=[NO_STORAGE_AVG.I3]/#REF!" office:value-type="string" office:string-value="" calcext:value-type="error">
            <text:p>#REF!</text:p>
          </table:table-cell>
          <table:table-cell table:formula="of:=[NO_STORAGE_AVG.J3]/#REF!" office:value-type="string" office:string-value="" calcext:value-type="error">
            <text:p>#REF!</text:p>
          </table:table-cell>
          <table:table-cell table:formula="of:=[NO_STORAGE_AVG.K3]/#REF!" office:value-type="string" office:string-value="" calcext:value-type="error">
            <text:p>#REF!</text:p>
          </table:table-cell>
          <table:table-cell table:formula="of:=[NO_STORAGE_AVG.L3]/#REF!" office:value-type="string" office:string-value="" calcext:value-type="error">
            <text:p>#REF!</text:p>
          </table:table-cell>
          <table:table-cell table:formula="of:=[NO_STORAGE_AVG.M3]/#REF!" office:value-type="string" office:string-value="" calcext:value-type="error">
            <text:p>#REF!</text:p>
          </table:table-cell>
          <table:table-cell table:formula="of:=#REF!/[NO_STORAGE_AVG.N3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NO_STORAGE_AVG.C4]/#REF!" office:value-type="string" office:string-value="" calcext:value-type="error">
            <text:p>#REF!</text:p>
          </table:table-cell>
          <table:table-cell table:formula="of:=[NO_STORAGE_AVG.D4]/#REF!" office:value-type="string" office:string-value="" calcext:value-type="error">
            <text:p>#REF!</text:p>
          </table:table-cell>
          <table:table-cell table:formula="of:=[NO_STORAGE_AVG.E4]/#REF!" office:value-type="string" office:string-value="" calcext:value-type="error">
            <text:p>#REF!</text:p>
          </table:table-cell>
          <table:table-cell table:formula="of:=[NO_STORAGE_AVG.F4]/#REF!" office:value-type="string" office:string-value="" calcext:value-type="error">
            <text:p>#REF!</text:p>
          </table:table-cell>
          <table:table-cell table:formula="of:=[NO_STORAGE_AVG.G4]/#REF!" office:value-type="string" office:string-value="" calcext:value-type="error">
            <text:p>#REF!</text:p>
          </table:table-cell>
          <table:table-cell table:formula="of:=[NO_STORAGE_AVG.H4]/#REF!" office:value-type="string" office:string-value="" calcext:value-type="error">
            <text:p>#REF!</text:p>
          </table:table-cell>
          <table:table-cell table:formula="of:=[NO_STORAGE_AVG.I4]/#REF!" office:value-type="string" office:string-value="" calcext:value-type="error">
            <text:p>#REF!</text:p>
          </table:table-cell>
          <table:table-cell table:formula="of:=[NO_STORAGE_AVG.J4]/#REF!" office:value-type="string" office:string-value="" calcext:value-type="error">
            <text:p>#REF!</text:p>
          </table:table-cell>
          <table:table-cell table:formula="of:=[NO_STORAGE_AVG.K4]/#REF!" office:value-type="string" office:string-value="" calcext:value-type="error">
            <text:p>#REF!</text:p>
          </table:table-cell>
          <table:table-cell table:formula="of:=[NO_STORAGE_AVG.L4]/#REF!" office:value-type="string" office:string-value="" calcext:value-type="error">
            <text:p>#REF!</text:p>
          </table:table-cell>
          <table:table-cell table:formula="of:=[NO_STORAGE_AVG.M4]/#REF!" office:value-type="string" office:string-value="" calcext:value-type="error">
            <text:p>#REF!</text:p>
          </table:table-cell>
          <table:table-cell table:formula="of:=#REF!/[NO_STORAGE_AVG.N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NO_STORAGE_AVG.C5]/#REF!" office:value-type="string" office:string-value="" calcext:value-type="error">
            <text:p>#REF!</text:p>
          </table:table-cell>
          <table:table-cell table:formula="of:=[NO_STORAGE_AVG.D5]/#REF!" office:value-type="string" office:string-value="" calcext:value-type="error">
            <text:p>#REF!</text:p>
          </table:table-cell>
          <table:table-cell table:formula="of:=[NO_STORAGE_AVG.E5]/#REF!" office:value-type="string" office:string-value="" calcext:value-type="error">
            <text:p>#REF!</text:p>
          </table:table-cell>
          <table:table-cell table:formula="of:=[NO_STORAGE_AVG.F5]/#REF!" office:value-type="string" office:string-value="" calcext:value-type="error">
            <text:p>#REF!</text:p>
          </table:table-cell>
          <table:table-cell table:formula="of:=[NO_STORAGE_AVG.G5]/#REF!" office:value-type="string" office:string-value="" calcext:value-type="error">
            <text:p>#REF!</text:p>
          </table:table-cell>
          <table:table-cell table:formula="of:=[NO_STORAGE_AVG.H5]/#REF!" office:value-type="string" office:string-value="" calcext:value-type="error">
            <text:p>#REF!</text:p>
          </table:table-cell>
          <table:table-cell table:formula="of:=[NO_STORAGE_AVG.I5]/#REF!" office:value-type="string" office:string-value="" calcext:value-type="error">
            <text:p>#REF!</text:p>
          </table:table-cell>
          <table:table-cell table:formula="of:=[NO_STORAGE_AVG.J5]/#REF!" office:value-type="string" office:string-value="" calcext:value-type="error">
            <text:p>#REF!</text:p>
          </table:table-cell>
          <table:table-cell table:formula="of:=[NO_STORAGE_AVG.K5]/#REF!" office:value-type="string" office:string-value="" calcext:value-type="error">
            <text:p>#REF!</text:p>
          </table:table-cell>
          <table:table-cell table:formula="of:=[NO_STORAGE_AVG.L5]/#REF!" office:value-type="string" office:string-value="" calcext:value-type="error">
            <text:p>#REF!</text:p>
          </table:table-cell>
          <table:table-cell table:formula="of:=[NO_STORAGE_AVG.M5]/#REF!" office:value-type="string" office:string-value="" calcext:value-type="error">
            <text:p>#REF!</text:p>
          </table:table-cell>
          <table:table-cell table:formula="of:=#REF!/[NO_STORAGE_AVG.N5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[NO_STORAGE_AVG.C6]/#REF!" office:value-type="string" office:string-value="" calcext:value-type="error">
            <text:p>#REF!</text:p>
          </table:table-cell>
          <table:table-cell table:formula="of:=[NO_STORAGE_AVG.D6]/#REF!" office:value-type="string" office:string-value="" calcext:value-type="error">
            <text:p>#REF!</text:p>
          </table:table-cell>
          <table:table-cell table:formula="of:=[NO_STORAGE_AVG.E6]/#REF!" office:value-type="string" office:string-value="" calcext:value-type="error">
            <text:p>#REF!</text:p>
          </table:table-cell>
          <table:table-cell table:formula="of:=[NO_STORAGE_AVG.F6]/#REF!" office:value-type="string" office:string-value="" calcext:value-type="error">
            <text:p>#REF!</text:p>
          </table:table-cell>
          <table:table-cell table:formula="of:=[NO_STORAGE_AVG.G6]/#REF!" office:value-type="string" office:string-value="" calcext:value-type="error">
            <text:p>#REF!</text:p>
          </table:table-cell>
          <table:table-cell table:formula="of:=[NO_STORAGE_AVG.H6]/#REF!" office:value-type="string" office:string-value="" calcext:value-type="error">
            <text:p>#REF!</text:p>
          </table:table-cell>
          <table:table-cell table:formula="of:=[NO_STORAGE_AVG.I6]/#REF!" office:value-type="string" office:string-value="" calcext:value-type="error">
            <text:p>#REF!</text:p>
          </table:table-cell>
          <table:table-cell table:formula="of:=[NO_STORAGE_AVG.J6]/#REF!" office:value-type="string" office:string-value="" calcext:value-type="error">
            <text:p>#REF!</text:p>
          </table:table-cell>
          <table:table-cell table:formula="of:=[NO_STORAGE_AVG.K6]/#REF!" office:value-type="string" office:string-value="" calcext:value-type="error">
            <text:p>#REF!</text:p>
          </table:table-cell>
          <table:table-cell table:formula="of:=[NO_STORAGE_AVG.L6]/#REF!" office:value-type="string" office:string-value="" calcext:value-type="error">
            <text:p>#REF!</text:p>
          </table:table-cell>
          <table:table-cell table:formula="of:=[NO_STORAGE_AVG.M6]/#REF!" office:value-type="string" office:string-value="" calcext:value-type="error">
            <text:p>#REF!</text:p>
          </table:table-cell>
          <table:table-cell table:formula="of:=#REF!/[NO_STORAGE_AVG.N6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NO_STORAGE_AVG.C7]/#REF!" office:value-type="string" office:string-value="" calcext:value-type="error">
            <text:p>#REF!</text:p>
          </table:table-cell>
          <table:table-cell table:formula="of:=[NO_STORAGE_AVG.D7]/#REF!" office:value-type="string" office:string-value="" calcext:value-type="error">
            <text:p>#REF!</text:p>
          </table:table-cell>
          <table:table-cell table:formula="of:=[NO_STORAGE_AVG.E7]/#REF!" office:value-type="string" office:string-value="" calcext:value-type="error">
            <text:p>#REF!</text:p>
          </table:table-cell>
          <table:table-cell table:formula="of:=[NO_STORAGE_AVG.F7]/#REF!" office:value-type="string" office:string-value="" calcext:value-type="error">
            <text:p>#REF!</text:p>
          </table:table-cell>
          <table:table-cell table:formula="of:=[NO_STORAGE_AVG.G7]/#REF!" office:value-type="string" office:string-value="" calcext:value-type="error">
            <text:p>#REF!</text:p>
          </table:table-cell>
          <table:table-cell table:formula="of:=[NO_STORAGE_AVG.H7]/#REF!" office:value-type="string" office:string-value="" calcext:value-type="error">
            <text:p>#REF!</text:p>
          </table:table-cell>
          <table:table-cell table:formula="of:=[NO_STORAGE_AVG.I7]/#REF!" office:value-type="string" office:string-value="" calcext:value-type="error">
            <text:p>#REF!</text:p>
          </table:table-cell>
          <table:table-cell table:formula="of:=[NO_STORAGE_AVG.J7]/#REF!" office:value-type="string" office:string-value="" calcext:value-type="error">
            <text:p>#REF!</text:p>
          </table:table-cell>
          <table:table-cell table:formula="of:=[NO_STORAGE_AVG.K7]/#REF!" office:value-type="string" office:string-value="" calcext:value-type="error">
            <text:p>#REF!</text:p>
          </table:table-cell>
          <table:table-cell table:formula="of:=[NO_STORAGE_AVG.L7]/#REF!" office:value-type="string" office:string-value="" calcext:value-type="error">
            <text:p>#REF!</text:p>
          </table:table-cell>
          <table:table-cell table:formula="of:=[NO_STORAGE_AVG.M7]/#REF!" office:value-type="string" office:string-value="" calcext:value-type="error">
            <text:p>#REF!</text:p>
          </table:table-cell>
          <table:table-cell table:formula="of:=#REF!/[NO_STORAGE_AVG.N7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NO_STORAGE_AVG.C8]/#REF!" office:value-type="string" office:string-value="" calcext:value-type="error">
            <text:p>#REF!</text:p>
          </table:table-cell>
          <table:table-cell table:formula="of:=[NO_STORAGE_AVG.D8]/#REF!" office:value-type="string" office:string-value="" calcext:value-type="error">
            <text:p>#REF!</text:p>
          </table:table-cell>
          <table:table-cell table:formula="of:=[NO_STORAGE_AVG.E8]/#REF!" office:value-type="string" office:string-value="" calcext:value-type="error">
            <text:p>#REF!</text:p>
          </table:table-cell>
          <table:table-cell table:formula="of:=[NO_STORAGE_AVG.F8]/#REF!" office:value-type="string" office:string-value="" calcext:value-type="error">
            <text:p>#REF!</text:p>
          </table:table-cell>
          <table:table-cell table:formula="of:=[NO_STORAGE_AVG.G8]/#REF!" office:value-type="string" office:string-value="" calcext:value-type="error">
            <text:p>#REF!</text:p>
          </table:table-cell>
          <table:table-cell table:formula="of:=[NO_STORAGE_AVG.H8]/#REF!" office:value-type="string" office:string-value="" calcext:value-type="error">
            <text:p>#REF!</text:p>
          </table:table-cell>
          <table:table-cell table:formula="of:=[NO_STORAGE_AVG.I8]/#REF!" office:value-type="string" office:string-value="" calcext:value-type="error">
            <text:p>#REF!</text:p>
          </table:table-cell>
          <table:table-cell table:formula="of:=[NO_STORAGE_AVG.J8]/#REF!" office:value-type="string" office:string-value="" calcext:value-type="error">
            <text:p>#REF!</text:p>
          </table:table-cell>
          <table:table-cell table:formula="of:=[NO_STORAGE_AVG.K8]/#REF!" office:value-type="string" office:string-value="" calcext:value-type="error">
            <text:p>#REF!</text:p>
          </table:table-cell>
          <table:table-cell table:formula="of:=[NO_STORAGE_AVG.L8]/#REF!" office:value-type="string" office:string-value="" calcext:value-type="error">
            <text:p>#REF!</text:p>
          </table:table-cell>
          <table:table-cell table:formula="of:=[NO_STORAGE_AVG.M8]/#REF!" office:value-type="string" office:string-value="" calcext:value-type="error">
            <text:p>#REF!</text:p>
          </table:table-cell>
          <table:table-cell table:formula="of:=#REF!/[NO_STORAGE_AVG.N8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NO_STORAGE_AVG.C9]/#REF!" office:value-type="string" office:string-value="" calcext:value-type="error">
            <text:p>#REF!</text:p>
          </table:table-cell>
          <table:table-cell table:formula="of:=[NO_STORAGE_AVG.D9]/#REF!" office:value-type="string" office:string-value="" calcext:value-type="error">
            <text:p>#REF!</text:p>
          </table:table-cell>
          <table:table-cell table:formula="of:=[NO_STORAGE_AVG.E9]/#REF!" office:value-type="string" office:string-value="" calcext:value-type="error">
            <text:p>#REF!</text:p>
          </table:table-cell>
          <table:table-cell table:formula="of:=[NO_STORAGE_AVG.F9]/#REF!" office:value-type="string" office:string-value="" calcext:value-type="error">
            <text:p>#REF!</text:p>
          </table:table-cell>
          <table:table-cell table:formula="of:=[NO_STORAGE_AVG.G9]/#REF!" office:value-type="string" office:string-value="" calcext:value-type="error">
            <text:p>#REF!</text:p>
          </table:table-cell>
          <table:table-cell table:formula="of:=[NO_STORAGE_AVG.H9]/#REF!" office:value-type="string" office:string-value="" calcext:value-type="error">
            <text:p>#REF!</text:p>
          </table:table-cell>
          <table:table-cell table:formula="of:=[NO_STORAGE_AVG.I9]/#REF!" office:value-type="string" office:string-value="" calcext:value-type="error">
            <text:p>#REF!</text:p>
          </table:table-cell>
          <table:table-cell table:formula="of:=[NO_STORAGE_AVG.J9]/#REF!" office:value-type="string" office:string-value="" calcext:value-type="error">
            <text:p>#REF!</text:p>
          </table:table-cell>
          <table:table-cell table:formula="of:=[NO_STORAGE_AVG.K9]/#REF!" office:value-type="string" office:string-value="" calcext:value-type="error">
            <text:p>#REF!</text:p>
          </table:table-cell>
          <table:table-cell table:formula="of:=[NO_STORAGE_AVG.L9]/#REF!" office:value-type="string" office:string-value="" calcext:value-type="error">
            <text:p>#REF!</text:p>
          </table:table-cell>
          <table:table-cell table:formula="of:=[NO_STORAGE_AVG.M9]/#REF!" office:value-type="string" office:string-value="" calcext:value-type="error">
            <text:p>#REF!</text:p>
          </table:table-cell>
          <table:table-cell table:formula="of:=#REF!/[NO_STORAGE_AVG.N9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[NO_STORAGE_AVG.C10]/#REF!" office:value-type="string" office:string-value="" calcext:value-type="error">
            <text:p>#REF!</text:p>
          </table:table-cell>
          <table:table-cell table:formula="of:=[NO_STORAGE_AVG.D10]/#REF!" office:value-type="string" office:string-value="" calcext:value-type="error">
            <text:p>#REF!</text:p>
          </table:table-cell>
          <table:table-cell table:formula="of:=[NO_STORAGE_AVG.E10]/#REF!" office:value-type="string" office:string-value="" calcext:value-type="error">
            <text:p>#REF!</text:p>
          </table:table-cell>
          <table:table-cell table:formula="of:=[NO_STORAGE_AVG.F10]/#REF!" office:value-type="string" office:string-value="" calcext:value-type="error">
            <text:p>#REF!</text:p>
          </table:table-cell>
          <table:table-cell table:formula="of:=[NO_STORAGE_AVG.G10]/#REF!" office:value-type="string" office:string-value="" calcext:value-type="error">
            <text:p>#REF!</text:p>
          </table:table-cell>
          <table:table-cell table:formula="of:=[NO_STORAGE_AVG.H10]/#REF!" office:value-type="string" office:string-value="" calcext:value-type="error">
            <text:p>#REF!</text:p>
          </table:table-cell>
          <table:table-cell table:formula="of:=[NO_STORAGE_AVG.I10]/#REF!" office:value-type="string" office:string-value="" calcext:value-type="error">
            <text:p>#REF!</text:p>
          </table:table-cell>
          <table:table-cell table:formula="of:=[NO_STORAGE_AVG.J10]/#REF!" office:value-type="string" office:string-value="" calcext:value-type="error">
            <text:p>#REF!</text:p>
          </table:table-cell>
          <table:table-cell table:formula="of:=[NO_STORAGE_AVG.K10]/#REF!" office:value-type="string" office:string-value="" calcext:value-type="error">
            <text:p>#REF!</text:p>
          </table:table-cell>
          <table:table-cell table:formula="of:=[NO_STORAGE_AVG.L10]/#REF!" office:value-type="string" office:string-value="" calcext:value-type="error">
            <text:p>#REF!</text:p>
          </table:table-cell>
          <table:table-cell table:formula="of:=[NO_STORAGE_AVG.M10]/#REF!" office:value-type="string" office:string-value="" calcext:value-type="error">
            <text:p>#REF!</text:p>
          </table:table-cell>
          <table:table-cell table:formula="of:=#REF!/[NO_STORAGE_AVG.N10]" office:value-type="string" office:string-value="" calcext:value-type="error">
            <text:p>#REF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16:37:54.260940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2:46:26.648034912</meta:creation-date>
    <dc:date>2017-01-10T18:34:03.411399175</dc:date>
    <meta:editing-duration>PT14H9M10S</meta:editing-duration>
    <meta:editing-cycles>298</meta:editing-cycles>
    <meta:generator>LibreOffice/5.2.4.2.1$Linux_X86_64 LibreOffice_project/20m0$Build-2</meta:generator>
    <meta:document-statistic meta:table-count="12" meta:cell-count="2846" meta:object-count="0"/>
  </office:meta>
</office:document-meta>
</file>